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 svg:font-family="OpenSymbol"/>
    <style:font-face style:name="Times New Roman1" svg:font-family="'Times New Roman', serif"/>
    <style:font-face style:name="Calibri" svg:font-family="Calibri" style:font-pitch="variable"/>
    <style:font-face style:name="Consolas" svg:font-family="Consolas" style:font-pitch="variable"/>
    <style:font-face style:name="Courier New" svg:font-family="'Courier New'" style:font-pitch="variable"/>
    <style:font-face style:name="OpenSymbol1" svg:font-family="OpenSymbol" style:font-pitch="variable"/>
    <style:font-face style:name="Tahoma" svg:font-family="Tahoma" style:font-pitch="variable"/>
    <style:font-face style:name="Verdana" svg:font-family="Verdana" style:font-pitch="variable"/>
    <style:font-face style:name="ヒラギノ角ゴ Pro W3" svg:font-family="'ヒラギノ角ゴ Pro W3', 'MS Minch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Таблица5" style:family="table">
      <style:table-properties style:width="15.131cm" fo:margin-left="1cm" table:align="left" style:writing-mode="lr-tb"/>
    </style:style>
    <style:style style:name="Таблица5.A" style:family="table-column">
      <style:table-column-properties style:column-width="7.565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1" style:family="table">
      <style:table-properties style:width="15.131cm" fo:margin-left="1cm" table:align="left" style:writing-mode="lr-tb"/>
    </style:style>
    <style:style style:name="Таблица1.A" style:family="table-column">
      <style:table-column-properties style:column-width="7.565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6" style:family="table">
      <style:table-properties style:width="16.212cm" table:align="center" style:writing-mode="lr-tb"/>
    </style:style>
    <style:style style:name="Таблица6.A" style:family="table-column">
      <style:table-column-properties style:column-width="5.639cm"/>
    </style:style>
    <style:style style:name="Таблица6.B" style:family="table-column">
      <style:table-column-properties style:column-width="3.976cm"/>
    </style:style>
    <style:style style:name="Таблица6.C" style:family="table-column">
      <style:table-column-properties style:column-width="6.597cm"/>
    </style:style>
    <style:style style:name="Таблица6.1" style:family="table-row">
      <style:table-row-properties style:min-row-height="0.556cm" style:keep-together="true" fo:keep-together="auto"/>
    </style:style>
    <style:style style:name="Таблица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6.C1" style:family="table-cell">
      <style:table-cell-properties style:vertical-align="middle" fo:padding-left="0.191cm" fo:padding-right="0.191cm" fo:padding-top="0cm" fo:padding-bottom="0cm" fo:border="0.018cm solid #000000" style:writing-mode="lr-tb"/>
    </style:style>
    <style:style style:name="Таблица6.2" style:family="table-row">
      <style:table-row-properties style:min-row-height="0.529cm" style:keep-together="true" fo:keep-together="auto"/>
    </style:style>
    <style:style style:name="Таблица7" style:family="table">
      <style:table-properties style:width="16.212cm" table:align="center" style:writing-mode="lr-tb"/>
    </style:style>
    <style:style style:name="Таблица7.A" style:family="table-column">
      <style:table-column-properties style:column-width="5.639cm"/>
    </style:style>
    <style:style style:name="Таблица7.B" style:family="table-column">
      <style:table-column-properties style:column-width="3.976cm"/>
    </style:style>
    <style:style style:name="Таблица7.C" style:family="table-column">
      <style:table-column-properties style:column-width="6.597cm"/>
    </style:style>
    <style:style style:name="Таблица7.1" style:family="table-row">
      <style:table-row-properties style:min-row-height="0.556cm" style:keep-together="true" fo:keep-together="auto"/>
    </style:style>
    <style:style style:name="Таблица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7.C1" style:family="table-cell">
      <style:table-cell-properties style:vertical-align="middle" fo:padding-left="0.191cm" fo:padding-right="0.191cm" fo:padding-top="0cm" fo:padding-bottom="0cm" fo:border="0.018cm solid #000000" style:writing-mode="lr-tb"/>
    </style:style>
    <style:style style:name="Таблица7.2" style:family="table-row">
      <style:table-row-properties style:min-row-height="0.529cm" style:keep-together="true" fo:keep-together="auto"/>
    </style:style>
    <style:style style:name="Таблица8" style:family="table">
      <style:table-properties style:width="16.212cm" table:align="center" style:writing-mode="lr-tb"/>
    </style:style>
    <style:style style:name="Таблица8.A" style:family="table-column">
      <style:table-column-properties style:column-width="5.639cm"/>
    </style:style>
    <style:style style:name="Таблица8.B" style:family="table-column">
      <style:table-column-properties style:column-width="3.976cm"/>
    </style:style>
    <style:style style:name="Таблица8.C" style:family="table-column">
      <style:table-column-properties style:column-width="6.597cm"/>
    </style:style>
    <style:style style:name="Таблица8.1" style:family="table-row">
      <style:table-row-properties style:min-row-height="0.556cm" style:keep-together="true" fo:keep-together="auto"/>
    </style:style>
    <style:style style:name="Таблица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8.C1" style:family="table-cell">
      <style:table-cell-properties style:vertical-align="middle" fo:padding-left="0.191cm" fo:padding-right="0.191cm" fo:padding-top="0cm" fo:padding-bottom="0cm" fo:border="0.018cm solid #000000" style:writing-mode="lr-tb"/>
    </style:style>
    <style:style style:name="Таблица8.2" style:family="table-row">
      <style:table-row-properties style:min-row-height="0.529cm" style:keep-together="true" fo:keep-together="auto"/>
    </style:style>
    <style:style style:name="Таблица9" style:family="table">
      <style:table-properties style:width="16.212cm" table:align="center" style:writing-mode="lr-tb"/>
    </style:style>
    <style:style style:name="Таблица9.A" style:family="table-column">
      <style:table-column-properties style:column-width="5.639cm"/>
    </style:style>
    <style:style style:name="Таблица9.B" style:family="table-column">
      <style:table-column-properties style:column-width="3.976cm"/>
    </style:style>
    <style:style style:name="Таблица9.C" style:family="table-column">
      <style:table-column-properties style:column-width="6.597cm"/>
    </style:style>
    <style:style style:name="Таблица9.1" style:family="table-row">
      <style:table-row-properties style:min-row-height="0.556cm" style:keep-together="true" fo:keep-together="auto"/>
    </style:style>
    <style:style style:name="Таблица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9.C1" style:family="table-cell">
      <style:table-cell-properties style:vertical-align="middle" fo:padding-left="0.191cm" fo:padding-right="0.191cm" fo:padding-top="0cm" fo:padding-bottom="0cm" fo:border="0.018cm solid #000000" style:writing-mode="lr-tb"/>
    </style:style>
    <style:style style:name="Таблица9.2" style:family="table-row">
      <style:table-row-properties style:min-row-height="0.529cm" style:keep-together="true" fo:keep-together="auto"/>
    </style:style>
    <style:style style:name="Таблица2" style:family="table">
      <style:table-properties style:width="16.212cm" fo:break-before="page" table:align="center" style:writing-mode="lr-tb"/>
    </style:style>
    <style:style style:name="Таблица2.A" style:family="table-column">
      <style:table-column-properties style:column-width="5.639cm"/>
    </style:style>
    <style:style style:name="Таблица2.B" style:family="table-column">
      <style:table-column-properties style:column-width="1.974cm"/>
    </style:style>
    <style:style style:name="Таблица2.C" style:family="table-column">
      <style:table-column-properties style:column-width="2.002cm"/>
    </style:style>
    <style:style style:name="Таблица2.D" style:family="table-column">
      <style:table-column-properties style:column-width="6.018cm"/>
    </style:style>
    <style:style style:name="Таблица2.E" style:family="table-column">
      <style:table-column-properties style:column-width="0.579cm"/>
    </style:style>
    <style:style style:name="Таблица2.1" style:family="table-row">
      <style:table-row-properties style:min-row-height="0.556cm" style:keep-together="true" fo:keep-together="auto"/>
    </style:style>
    <style:style style:name="Таблица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2.D1" style:family="table-cell">
      <style:table-cell-properties style:vertical-align="middle" fo:padding-left="0.191cm" fo:padding-right="0.191cm" fo:padding-top="0cm" fo:padding-bottom="0cm" fo:border="0.018cm solid #000000" style:writing-mode="lr-tb"/>
    </style:style>
    <style:style style:name="Таблица2.2" style:family="table-row">
      <style:table-row-properties style:min-row-height="0.529cm" style:keep-together="true" fo:keep-together="auto"/>
    </style:style>
    <style:style style:name="Таблица2.A10"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Таблица2.12" style:family="table-row">
      <style:table-row-properties style:keep-together="true" fo:keep-together="auto"/>
    </style:style>
    <style:style style:name="Таблица2.A12" style:family="table-cell">
      <style:table-cell-properties style:vertical-align="top" fo:padding-left="0.191cm" fo:padding-right="0.191cm" fo:padding-top="0cm" fo:padding-bottom="0cm" fo:border="none" style:writing-mode="lr-tb"/>
    </style:style>
    <style:style style:name="Таблица2.E12" style:family="table-cell">
      <style:table-cell-properties fo:padding="0cm" fo:border="none"/>
    </style:style>
    <style:style style:name="Таблица3" style:family="table">
      <style:table-properties style:width="18.521cm" fo:margin-left="-1.76cm" table:align="left" style:writing-mode="lr-tb"/>
    </style:style>
    <style:style style:name="Таблица3.A" style:family="table-column">
      <style:table-column-properties style:column-width="4.625cm"/>
    </style:style>
    <style:style style:name="Таблица3.B" style:family="table-column">
      <style:table-column-properties style:column-width="1.067cm"/>
    </style:style>
    <style:style style:name="Таблица3.C" style:family="table-column">
      <style:table-column-properties style:column-width="3.56cm"/>
    </style:style>
    <style:style style:name="Таблица3.E" style:family="table-column">
      <style:table-column-properties style:column-width="4.644cm"/>
    </style:style>
    <style:style style:name="Таблица3.1" style:family="table-row">
      <style:table-row-properties style:keep-together="true" fo:keep-together="auto"/>
    </style:style>
    <style:style style:name="Таблица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3.E1" style:family="table-cell">
      <style:table-cell-properties style:vertical-align="middle" fo:padding-left="0.191cm" fo:padding-right="0.191cm" fo:padding-top="0cm" fo:padding-bottom="0cm" fo:border="0.018cm solid #000000" style:writing-mode="lr-tb"/>
    </style:style>
    <style:style style:name="Таблица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C2" style:family="table-cell">
      <style:table-cell-properties style:vertical-align="top" fo:padding-left="0.191cm" fo:padding-right="0.191cm" fo:padding-top="0cm" fo:padding-bottom="0cm" fo:border="0.018cm solid #000000" style:writing-mode="lr-tb"/>
    </style:style>
    <style:style style:name="Таблица3.14" style:family="table-row">
      <style:table-row-properties style:min-row-height="0.425cm" style:keep-together="true" fo:keep-together="auto"/>
    </style:style>
    <style:style style:name="Таблица3.22" style:family="table-row">
      <style:table-row-properties style:min-row-height="2.91cm" style:keep-together="true" fo:keep-together="auto"/>
    </style:style>
    <style:style style:name="Таблица3.23" style:family="table-row">
      <style:table-row-properties style:min-row-height="0.647cm" style:keep-together="true" fo:keep-together="auto"/>
    </style:style>
    <style:style style:name="Таблица4" style:family="table">
      <style:table-properties style:width="16.194cm" table:align="center" style:writing-mode="lr-tb"/>
    </style:style>
    <style:style style:name="Таблица4.A" style:family="table-column">
      <style:table-column-properties style:column-width="7.886cm"/>
    </style:style>
    <style:style style:name="Таблица4.B" style:family="table-column">
      <style:table-column-properties style:column-width="8.308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
    </style:style>
    <style:style style:name="P3" style:family="paragraph" style:parent-style-name="Standard">
      <style:paragraph-properties fo:text-align="justify" style:justify-single-word="false"/>
    </style:style>
    <style:style style:name="P4" style:family="paragraph" style:parent-style-name="Standard">
      <style:paragraph-properties style:snap-to-layout-grid="false"/>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cm" fo:margin-bottom="0cm" fo:line-height="100%" fo:text-align="end" style:justify-single-word="false">
        <style:tab-stops>
          <style:tab-stop style:position="1.752cm"/>
        </style:tab-stops>
      </style:paragraph-properties>
    </style:style>
    <style:style style:name="P8" style:family="paragraph" style:parent-style-name="Standard">
      <style:paragraph-properties fo:margin-top="0cm" fo:margin-bottom="0cm" fo:line-height="100%" fo:text-align="justify" style:justify-single-word="false"/>
    </style:style>
    <style:style style:name="P9" style:family="paragraph" style:parent-style-name="Standard">
      <style:paragraph-properties fo:margin-top="0cm" fo:margin-bottom="0cm" fo:line-height="100%"/>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paragraph-properties fo:margin-top="0cm" fo:margin-bottom="0cm"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11" style:family="paragraph" style:parent-style-name="Standard">
      <style:paragraph-properties fo:margin-top="0cm" fo:margin-bottom="0cm" fo:line-height="100%" fo:text-align="center" style:justify-single-word="false">
        <style:tab-stops>
          <style:tab-stop style:position="1.752cm"/>
        </style:tab-stops>
      </style:paragraph-properties>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margin-top="0cm" fo:margin-bottom="0cm" fo:line-height="100%">
        <style:tab-stops>
          <style:tab-stop style:position="1.752cm"/>
        </style:tab-stops>
      </style:paragraph-properties>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paragraph-properties fo:margin-top="0cm" fo:margin-bottom="0cm" fo:line-height="100%" fo:text-align="justify" style:justify-single-word="false">
        <style:tab-stops>
          <style:tab-stop style:position="1.752cm"/>
        </style:tab-stops>
      </style:paragraph-properties>
      <style:text-properties style:font-name="Times New Roman" fo:font-size="12pt" fo:font-weight="bold" style:font-size-asian="12pt" style:font-weight-asian="bold" style:font-name-complex="Times New Roman" style:font-size-complex="12pt"/>
    </style:style>
    <style:style style:name="P14" style:family="paragraph" style:parent-style-name="Standard">
      <style:paragraph-properties fo:margin-top="0cm" fo:margin-bottom="0cm" fo:line-height="100%" fo:text-align="justify" style:justify-single-word="false"/>
      <style:text-properties style:font-name="Times New Roman" fo:font-size="12pt" style:font-size-asian="12pt" style:font-name-complex="Times New Roman" style:font-size-complex="12pt"/>
    </style:style>
    <style:style style:name="P15" style:family="paragraph" style:parent-style-name="Standard">
      <style:paragraph-properties fo:margin-top="0cm" fo:margin-bottom="0cm" fo:line-height="100%" fo:text-align="justify" style:justify-single-word="false" style:snap-to-layout-grid="false"/>
      <style:text-properties style:font-name="Times New Roman" fo:font-size="12pt" style:font-size-asian="12pt" style:font-name-complex="Times New Roman" style:font-size-complex="12pt"/>
    </style:style>
    <style:style style:name="P16" style:family="paragraph" style:parent-style-name="Standard">
      <style:paragraph-properties fo:margin-top="0cm" fo:margin-bottom="0cm" fo:text-align="end" style:justify-single-word="false"/>
      <style:text-properties style:font-name="Times New Roman" fo:font-weight="bold" style:font-weight-asian="bold" style:font-name-complex="Times New Roman"/>
    </style:style>
    <style:style style:name="P17" style:family="paragraph" style:parent-style-name="Standard">
      <style:paragraph-properties fo:margin-top="0cm" fo:margin-bottom="0cm" fo:line-height="100%" fo:text-align="end" style:justify-single-word="false">
        <style:tab-stops>
          <style:tab-stop style:position="1.752cm"/>
        </style:tab-stops>
      </style:paragraph-properties>
      <style:text-properties style:font-name="Times New Roman" fo:font-weight="bold" style:font-name-asian="Times New Roman" style:language-asian="ru" style:country-asian="RU" style:font-weight-asian="bold" style:font-name-complex="Times New Roman"/>
    </style:style>
    <style:style style:name="P18" style:family="paragraph" style:parent-style-name="Standard">
      <style:paragraph-properties fo:margin-top="0cm" fo:margin-bottom="0cm"/>
      <style:text-properties style:font-name="Times New Roman" style:font-name-complex="Times New Roman"/>
    </style:style>
    <style:style style:name="P19" style:family="paragraph" style:parent-style-name="Standard">
      <style:paragraph-properties fo:margin-top="0cm" fo:margin-bottom="0cm" style:snap-to-layout-grid="false"/>
      <style:text-properties style:font-name="Times New Roman" style:font-name-complex="Times New Roman"/>
    </style:style>
    <style:style style:name="P20" style:family="paragraph" style:parent-style-name="Standard">
      <style:paragraph-properties fo:margin-top="0cm" fo:margin-bottom="0cm" fo:text-align="justify" style:justify-single-word="false"/>
      <style:text-properties style:font-name="Times New Roman" style:font-name-complex="Times New Roman"/>
    </style:style>
    <style:style style:name="P21" style:family="paragraph" style:parent-style-name="Standard">
      <style:paragraph-properties fo:margin-top="0cm" fo:margin-bottom="0cm" fo:line-height="100%" fo:orphans="0" fo:widows="0" style:text-autospace="none"/>
      <style:text-properties style:font-name="Times New Roman" style:font-name-complex="Times New Roman"/>
    </style:style>
    <style:style style:name="P22" style:family="paragraph" style:parent-style-name="Standard">
      <style:paragraph-properties fo:margin-top="0cm" fo:margin-bottom="0cm" fo:line-height="100%" fo:text-align="end" style:justify-single-word="false">
        <style:tab-stops>
          <style:tab-stop style:position="1.752cm"/>
        </style:tab-stops>
      </style:paragraph-properties>
      <style:text-properties fo:color="#000000" style:font-name="Times New Roman" fo:font-weight="bold" style:font-name-asian="Times New Roman" style:language-asian="ru" style:country-asian="RU" style:font-weight-asian="bold" style:font-name-complex="Times New Roman"/>
    </style:style>
    <style:style style:name="P23" style:family="paragraph" style:parent-style-name="Standard">
      <style:paragraph-properties fo:margin-top="0cm" fo:margin-bottom="0cm" fo:line-height="100%" fo:text-align="center" style:justify-single-word="false"/>
      <style:text-properties fo:color="#000000" style:font-name="Times New Roman" fo:font-weight="bold" style:font-name-asian="Times New Roman" style:language-asian="ru" style:country-asian="RU" style:font-weight-asian="bold" style:font-name-complex="Times New Roman" style:font-weight-complex="bold"/>
    </style:style>
    <style:style style:name="P24" style:family="paragraph" style:parent-style-name="Standard">
      <style:paragraph-properties fo:margin-top="0cm" fo:margin-bottom="0cm" fo:line-height="100%" fo:text-align="center" style:justify-single-word="false"/>
      <style:text-properties fo:color="#000000" style:font-name="Times New Roman" style:font-name-asian="Times New Roman" style:language-asian="ru" style:country-asian="RU" style:font-name-complex="Times New Roman"/>
    </style:style>
    <style:style style:name="P25" style:family="paragraph" style:parent-style-name="Standard">
      <style:paragraph-properties fo:margin-top="0cm" fo:margin-bottom="0cm" fo:line-height="100%" fo:text-align="center" style:justify-single-word="false"/>
      <style:text-properties fo:color="#000000" style:font-name="Times New Roman" fo:language="en" fo:country="US" style:font-name-asian="Times New Roman" style:language-asian="ru" style:country-asian="RU" style:font-name-complex="Times New Roman"/>
    </style:style>
    <style:style style:name="P26" style:family="paragraph" style:parent-style-name="Standard">
      <style:paragraph-properties fo:margin-top="0cm" fo:margin-bottom="0cm" fo:line-height="100%" fo:text-align="justify" style:justify-single-word="false"/>
      <style:text-properties fo:color="#000000" style:font-name="Times New Roman" fo:font-size="10pt" style:font-name-asian="Times New Roman" style:font-size-asian="10pt" style:language-asian="ru" style:country-asian="RU" style:font-name-complex="Times New Roman" style:font-size-complex="10pt"/>
    </style:style>
    <style:style style:name="P27" style:family="paragraph" style:parent-style-name="Standard">
      <style:paragraph-properties fo:margin-top="0cm" fo:margin-bottom="0cm" fo:text-align="center" style:justify-single-word="false" style:snap-to-layout-grid="false"/>
      <style:text-properties fo:color="#ff0000" style:font-name="Times New Roman" style:font-name-complex="Times New Roman"/>
    </style:style>
    <style:style style:name="P28" style:family="paragraph" style:parent-style-name="Standard">
      <style:paragraph-properties fo:margin-top="0cm" fo:margin-bottom="0cm" fo:line-height="100%" fo:text-align="center" style:justify-single-word="false"/>
      <style:text-properties fo:color="#ff3333" style:font-name="Times New Roman" style:font-name-asian="Times New Roman" style:language-asian="ru" style:country-asian="RU" style:font-name-complex="Times New Roman"/>
    </style:style>
    <style:style style:name="P29" style:family="paragraph" style:parent-style-name="Standard">
      <style:paragraph-properties fo:margin-top="0cm" fo:margin-bottom="0cm" fo:line-height="100%" fo:text-align="justify" style:justify-single-word="false" fo:break-before="page"/>
      <style:text-properties style:font-name="Times New Roman" fo:font-size="12pt" style:font-size-asian="12pt" style:font-name-complex="Times New Roman" style:font-size-complex="12pt"/>
    </style:style>
    <style:style style:name="P30" style:family="paragraph" style:parent-style-name="Standard">
      <style:paragraph-properties fo:margin-top="0cm" fo:margin-bottom="0cm" fo:text-align="end" style:justify-single-word="false" fo:break-before="page"/>
      <style:text-properties fo:color="#000000" style:font-name="Times New Roman" fo:font-weight="bold" style:font-name-asian="Times New Roman" style:language-asian="ru" style:country-asian="RU" style:font-weight-asian="bold" style:font-name-complex="Times New Roman"/>
    </style:style>
    <style:style style:name="P31" style:family="paragraph" style:parent-style-name="Text_20_body">
      <style:paragraph-properties fo:margin-top="0cm" fo:margin-bottom="0cm"/>
    </style:style>
    <style:style style:name="P32" style:family="paragraph" style:parent-style-name="Text_20_body">
      <style:paragraph-properties fo:margin-top="0cm" fo:margin-bottom="0cm"/>
      <style:text-properties style:font-name="Times New Roman" style:font-name-complex="Times New Roman"/>
    </style:style>
    <style:style style:name="P33" style:family="paragraph" style:parent-style-name="Standard">
      <style:paragraph-properties fo:margin-left="0cm" fo:margin-right="0cm" fo:margin-top="0cm" fo:margin-bottom="0cm" fo:line-height="100%" fo:text-align="justify" style:justify-single-word="false" fo:text-indent="1.249cm" style:auto-text-indent="false"/>
    </style:style>
    <style:style style:name="P34"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Times New Roman" fo:font-size="12pt" style:font-size-asian="12pt" style:font-name-complex="Times New Roman" style:font-size-complex="12pt"/>
    </style:style>
    <style:style style:name="P35" style:family="paragraph" style:parent-style-name="Standard">
      <style:paragraph-properties fo:margin-left="0cm" fo:margin-right="0cm" fo:margin-top="0cm" fo:margin-bottom="0cm" fo:line-height="100%" fo:text-align="justify" style:justify-single-word="false" fo:text-indent="1.251cm" style:auto-text-indent="false"/>
    </style:style>
    <style:style style:name="P36" style:family="paragraph" style:parent-style-name="Standard">
      <style:paragraph-properties fo:margin-left="0cm" fo:margin-right="0cm" fo:margin-top="0cm" fo:margin-bottom="0cm" fo:line-height="100%" fo:text-indent="1.251cm" style:auto-text-indent="false"/>
      <style:text-properties style:font-name="Times New Roman" fo:font-size="12pt" style:font-size-asian="12pt" style:font-name-complex="Times New Roman" style:font-size-complex="12pt"/>
    </style:style>
    <style:style style:name="P37" style:family="paragraph" style:parent-style-name="Standard">
      <style:paragraph-properties fo:margin-left="0cm" fo:margin-right="0cm" fo:margin-top="0cm" fo:margin-bottom="0cm" fo:line-height="100%" fo:text-align="justify" style:justify-single-word="false" fo:text-indent="1.251cm" style:auto-text-indent="false"/>
      <style:text-properties style:font-name="Times New Roman" fo:font-size="12pt" style:font-size-asian="12pt" style:font-name-complex="Times New Roman" style:font-size-complex="12pt"/>
    </style:style>
    <style:style style:name="P38" style:family="paragraph" style:parent-style-name="Standard">
      <style:paragraph-properties fo:margin-left="0cm" fo:margin-right="0cm" fo:margin-top="0cm" fo:margin-bottom="0cm" fo:line-height="100%" fo:text-indent="1.251cm" style:auto-text-indent="false"/>
      <style:text-properties style:font-name="Times New Roman" fo:font-size="12pt" fo:language="en" fo:country="US" fo:font-weight="bold" style:font-size-asian="12pt" style:font-weight-asian="bold" style:font-name-complex="Times New Roman" style:font-size-complex="12pt"/>
    </style:style>
    <style:style style:name="P39" style:family="paragraph" style:parent-style-name="Standard">
      <style:paragraph-properties fo:margin-left="0cm" fo:margin-right="0cm" fo:margin-top="0cm" fo:margin-bottom="0cm" fo:line-height="100%" fo:text-indent="1.251cm" style:auto-text-indent="false"/>
      <style:text-properties style:font-name="Times New Roman" fo:font-size="12pt" fo:font-weight="bold" style:font-size-asian="12pt" style:font-weight-asian="bold" style:font-name-complex="Times New Roman" style:font-size-complex="12pt"/>
    </style:style>
    <style:style style:name="P40" style:family="paragraph" style:parent-style-name="Standard">
      <style:paragraph-properties fo:margin-left="0cm" fo:margin-right="0cm" fo:margin-top="0cm" fo:margin-bottom="0cm" fo:line-height="100%" fo:text-align="justify" style:justify-single-word="false" fo:text-indent="1.251cm" style:auto-text-indent="false" fo:break-before="page"/>
      <style:text-properties style:font-name="Times New Roman" fo:font-size="12pt" style:font-size-asian="12pt" style:font-name-complex="Times New Roman" style:font-size-complex="12pt"/>
    </style:style>
    <style:style style:name="P41" style:family="paragraph" style:parent-style-name="Обычный1">
      <style:paragraph-properties fo:margin-left="0cm" fo:margin-right="0cm" fo:text-align="justify" style:justify-single-word="false" fo:text-indent="1.251cm" style:auto-text-indent="false">
        <style:tab-stops>
          <style:tab-stop style:position="2cm"/>
          <style:tab-stop style:position="7.137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000000" fo:font-size="12pt" style:font-name-asian="Calibri" style:font-size-asian="12pt" style:language-asian="en" style:country-asian="US" style:font-size-complex="12pt"/>
    </style:style>
    <style:style style:name="P42" style:family="paragraph" style:parent-style-name="Standard">
      <style:paragraph-properties fo:margin-left="1.251cm" fo:margin-right="0cm" fo:margin-top="0cm" fo:margin-bottom="0cm" fo:line-height="100%" fo:text-indent="0cm" style:auto-text-indent="false"/>
      <style:text-properties style:font-name="Times New Roman" fo:font-size="12pt" fo:language="en" fo:country="US" fo:font-weight="bold" style:font-size-asian="12pt" style:font-weight-asian="bold" style:font-name-complex="Times New Roman" style:font-size-complex="12pt"/>
    </style:style>
    <style:style style:name="P43" style:family="paragraph" style:parent-style-name="Standard">
      <style:paragraph-properties fo:margin-left="1.251cm" fo:margin-right="0cm" fo:margin-top="0cm" fo:margin-bottom="0cm" fo:line-height="100%" fo:text-indent="0cm" style:auto-text-indent="false"/>
      <style:text-properties style:font-name="Times New Roman" fo:font-size="12pt" fo:font-weight="bold" style:font-size-asian="12pt" style:font-weight-asian="bold" style:font-name-complex="Times New Roman" style:font-size-complex="12pt"/>
    </style:style>
    <style:style style:name="P44" style:family="paragraph" style:parent-style-name="Standard">
      <style:paragraph-properties fo:margin-left="1.251cm" fo:margin-right="0cm" fo:margin-top="0cm" fo:margin-bottom="0cm" fo:line-height="100%" fo:text-indent="0cm" style:auto-text-indent="false"/>
      <style:text-properties style:font-name="Times New Roman" fo:font-size="12pt" style:font-size-asian="12pt" style:font-name-complex="Times New Roman" style:font-size-complex="12pt"/>
    </style:style>
    <style:style style:name="P45" style:family="paragraph" style:parent-style-name="Standard">
      <style:paragraph-properties fo:margin-left="1.251cm" fo:margin-right="0cm" fo:margin-top="0cm" fo:margin-bottom="0cm" fo:line-height="100%" fo:text-align="justify" style:justify-single-word="false" fo:text-indent="0cm" style:auto-text-indent="false"/>
      <style:text-properties style:font-name="Times New Roman" fo:font-size="12pt" style:font-size-asian="12pt" style:font-name-complex="Times New Roman" style:font-size-complex="12pt"/>
    </style:style>
    <style:style style:name="P46" style:family="paragraph" style:parent-style-name="Standard">
      <style:paragraph-properties fo:margin-left="1.251cm" fo:margin-right="0cm" fo:margin-top="0cm" fo:margin-bottom="0cm" fo:line-height="100%" fo:text-align="justify" style:justify-single-word="false" fo:text-indent="0cm" style:auto-text-indent="false"/>
      <style:text-properties style:font-name="Times New Roman" style:font-name-complex="Times New Roman"/>
    </style:style>
    <style:style style:name="P47" style:family="paragraph" style:parent-style-name="Standard">
      <style:paragraph-properties fo:margin-left="0.06cm" fo:margin-right="0.183cm" fo:margin-top="0cm" fo:margin-bottom="0cm" fo:line-height="100%" fo:text-align="justify" style:justify-single-word="false" fo:text-indent="0cm" style:auto-text-indent="false"/>
      <style:text-properties style:font-name="Times New Roman" fo:font-size="12pt" style:font-size-asian="12pt" style:font-name-complex="Times New Roman" style:font-size-complex="12pt"/>
    </style:style>
    <style:style style:name="P48" style:family="paragraph" style:parent-style-name="Standard">
      <style:paragraph-properties fo:margin-left="0.06cm" fo:margin-right="0.183cm" fo:margin-top="0cm" fo:margin-bottom="0cm" fo:line-height="10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49" style:family="paragraph" style:parent-style-name="Standard">
      <style:paragraph-properties fo:margin-left="0.06cm" fo:margin-right="0.183cm" fo:margin-top="0cm" fo:margin-bottom="0cm" fo:line-height="100%" fo:text-align="justify" style:justify-single-word="false" fo:text-indent="0cm" style:auto-text-indent="false"/>
      <style:text-properties style:font-name="Times New Roman" fo:font-weight="bold" style:font-weight-asian="bold" style:font-name-complex="Times New Roman"/>
    </style:style>
    <style:style style:name="P50" style:family="paragraph" style:parent-style-name="Standard">
      <style:paragraph-properties fo:margin-left="0.06cm" fo:margin-right="0.183cm" fo:margin-top="0cm" fo:margin-bottom="0cm" fo:line-height="100%" fo:text-align="justify" style:justify-single-word="false" fo:text-indent="0cm" style:auto-text-indent="false" style:snap-to-layout-grid="false"/>
      <style:text-properties style:font-name="Times New Roman" fo:font-weight="bold" style:font-weight-asian="bold" style:font-name-complex="Times New Roman"/>
    </style:style>
    <style:style style:name="P51" style:family="paragraph" style:parent-style-name="Standard">
      <style:paragraph-properties fo:margin-left="0.06cm" fo:margin-right="0.183cm" fo:margin-top="0cm" fo:margin-bottom="0cm" fo:line-height="100%" fo:text-align="justify" style:justify-single-word="false" fo:text-indent="0cm" style:auto-text-indent="false">
        <style:tab-stops>
          <style:tab-stop style:position="1.042cm"/>
        </style:tab-stops>
      </style:paragraph-properties>
      <style:text-properties style:font-name="Times New Roman" fo:font-weight="bold" style:font-weight-asian="bold" style:font-name-complex="Times New Roman"/>
    </style:style>
    <style:style style:name="P52" style:family="paragraph" style:parent-style-name="Standard">
      <style:paragraph-properties fo:margin-left="0.06cm" fo:margin-right="0.183cm" fo:margin-top="0cm" fo:margin-bottom="0cm" fo:line-height="100%" fo:text-align="justify" style:justify-single-word="false" fo:text-indent="0cm" style:auto-text-indent="false"/>
      <style:text-properties style:font-name="Times New Roman" style:font-name-complex="Times New Roman"/>
    </style:style>
    <style:style style:name="P53" style:family="paragraph" style:parent-style-name="Standard">
      <style:paragraph-properties fo:margin-left="0cm" fo:margin-right="0.183cm" fo:margin-top="0cm" fo:margin-bottom="0cm" fo:line-height="100%" fo:text-align="justify" style:justify-single-word="false" fo:text-indent="0cm" style:auto-text-indent="false"/>
      <style:text-properties style:font-name="Times New Roman" fo:font-size="12pt" style:font-size-asian="12pt" style:font-name-complex="Times New Roman" style:font-size-complex="12pt"/>
    </style:style>
    <style:style style:name="P54" style:family="paragraph" style:parent-style-name="Standard">
      <style:paragraph-properties fo:margin-left="0cm" fo:margin-right="0.183cm" fo:margin-top="0cm" fo:margin-bottom="0cm" fo:line-height="100%" fo:text-align="justify" style:justify-single-word="false" fo:text-indent="0cm" style:auto-text-indent="false"/>
      <style:text-properties style:font-name="Times New Roman" style:font-name-complex="Times New Roman"/>
    </style:style>
    <style:style style:name="P55" style:family="paragraph" style:parent-style-name="Standard">
      <style:paragraph-properties fo:margin-left="1.251cm" fo:margin-right="0.183cm" fo:margin-top="0cm" fo:margin-bottom="0cm" fo:line-height="100%" fo:text-align="justify" style:justify-single-word="false" fo:text-indent="0cm" style:auto-text-indent="false"/>
      <style:text-properties style:font-name="Times New Roman" fo:font-size="12pt" fo:font-weight="bold" style:font-size-asian="12pt" style:font-weight-asian="bold" style:font-name-complex="Times New Roman" style:font-size-complex="12pt"/>
    </style:style>
    <style:style style:name="P56" style:family="paragraph" style:parent-style-name="ConsPlusNormal">
      <style:paragraph-properties fo:margin-left="0cm" fo:margin-right="0cm" fo:text-align="justify" style:justify-single-word="false" fo:text-indent="0.635cm" style:auto-text-indent="false"/>
    </style:style>
    <style:style style:name="P57" style:family="paragraph" style:parent-style-name="ConsPlusNormal">
      <style:paragraph-properties fo:margin-left="0cm" fo:margin-right="0cm" fo:text-align="justify" style:justify-single-word="false" fo:text-indent="0.635cm" style:auto-text-indent="false"/>
      <style:text-properties style:font-name="Times New Roman" fo:font-size="12pt" style:font-size-asian="12pt" style:font-name-complex="Times New Roman" style:font-size-complex="12pt"/>
    </style:style>
    <style:style style:name="P58" style:family="paragraph" style:parent-style-name="Standard">
      <style:paragraph-properties fo:margin-left="1.559cm" fo:margin-right="0.183cm" fo:margin-top="0cm" fo:margin-bottom="0cm" fo:line-height="100%" fo:text-indent="-1.499cm" style:auto-text-indent="false"/>
      <style:text-properties style:font-name="Times New Roman" fo:font-weight="bold" style:font-weight-asian="bold" style:font-name-complex="Times New Roman"/>
    </style:style>
    <style:style style:name="P59" style:family="paragraph" style:parent-style-name="Text_20_body">
      <style:paragraph-properties fo:line-height="115%"/>
    </style:style>
    <style:style style:name="P60" style:family="paragraph" style:parent-style-name="Standard" style:master-page-name="Standard">
      <style:paragraph-properties fo:margin-top="0cm" fo:margin-bottom="0cm" fo:line-height="100%" fo:text-align="center" style:justify-single-word="false" style:page-number="auto">
        <style:tab-stops>
          <style:tab-stop style:position="1.752cm"/>
        </style:tab-stops>
      </style:paragraph-properties>
      <style:text-properties style:font-name="Times New Roman" fo:font-size="12pt" fo:language="en" fo:country="US" fo:font-weight="bold" style:font-size-asian="12pt" style:font-weight-asian="bold" style:font-name-complex="Times New Roman" style:font-size-complex="12pt"/>
    </style:style>
    <style:style style:name="P61" style:family="paragraph" style:parent-style-name="Standard" style:list-style-name="WW8Num13">
      <style:paragraph-properties fo:margin-top="0cm" fo:margin-bottom="0cm" fo:line-height="100%"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62" style:family="paragraph" style:parent-style-name="Standard" style:list-style-name="WW8Num13">
      <style:paragraph-properties fo:margin-top="0cm" fo:margin-bottom="0cm"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63" style:family="paragraph" style:parent-style-name="Standard" style:list-style-name="WW8Num13">
      <style:paragraph-properties fo:margin-top="0cm" fo:margin-bottom="0cm" fo:line-height="100%" fo:text-align="center" style:justify-single-word="false"/>
    </style:style>
    <style:style style:name="P64" style:family="paragraph" style:parent-style-name="Standard">
      <style:paragraph-properties fo:margin-top="0cm" fo:margin-bottom="0cm" fo:line-height="100%" fo:text-align="center" style:justify-single-word="false"/>
      <style:text-properties fo:color="#000000" style:font-name="Times New Roman" fo:language="en" fo:country="US" style:font-name-asian="Times New Roman" style:language-asian="ru" style:country-asian="RU" style:font-name-complex="Times New Roman"/>
    </style:style>
    <style:style style:name="P65" style:family="paragraph" style:parent-style-name="Standard">
      <style:paragraph-properties fo:margin-top="0cm" fo:margin-bottom="0cm" fo:line-height="100%" fo:text-align="center" style:justify-single-word="false"/>
      <style:text-properties fo:color="#000000" style:font-name="Times New Roman" style:font-name-asian="Times New Roman" style:language-asian="ru" style:country-asian="RU" style:font-name-complex="Times New Roman"/>
    </style:style>
    <style:style style:name="P66" style:family="paragraph" style:parent-style-name="Standard" style:list-style-name="WW8Num13">
      <style:paragraph-properties fo:margin-top="0cm" fo:margin-bottom="0cm" fo:line-height="100%" fo:text-align="center"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67" style:family="paragraph" style:parent-style-name="Standard" style:list-style-name="WW8Num13">
      <style:paragraph-properties fo:margin-top="0cm" fo:margin-bottom="0cm" fo:line-height="100%" fo:text-align="center" style:justify-single-word="false" fo:break-before="page"/>
      <style:text-properties style:font-name="Times New Roman" fo:font-size="12pt" fo:font-weight="bold" style:font-size-asian="12pt" style:font-weight-asian="bold" style:font-name-complex="Times New Roman" style:font-size-complex="12pt"/>
    </style:style>
    <style:style style:name="P68" style:family="paragraph" style:parent-style-name="Standard" style:list-style-name="WW8Num13">
      <style:paragraph-properties fo:margin-top="0cm" fo:margin-bottom="0cm" fo:line-height="100%" fo:text-align="center" style:justify-single-word="false" fo:break-before="page"/>
    </style:style>
    <style:style style:name="P69" style:family="paragraph" style:parent-style-name="Standard" style:list-style-name="WW8Num13">
      <style:paragraph-properties fo:margin-left="0cm" fo:margin-right="0cm" fo:margin-top="0cm" fo:margin-bottom="0cm" fo:line-height="100%" fo:text-align="justify" style:justify-single-word="false" fo:text-indent="1.251cm" style:auto-text-indent="false"/>
    </style:style>
    <style:style style:name="P70" style:family="paragraph" style:parent-style-name="Standard" style:list-style-name="WW8Num13">
      <style:paragraph-properties fo:margin-left="0cm" fo:margin-right="0cm" fo:margin-top="0cm" fo:margin-bottom="0cm" fo:line-height="100%" fo:text-indent="1.251cm" style:auto-text-indent="false"/>
    </style:style>
    <style:style style:name="P71" style:family="paragraph" style:parent-style-name="Standard" style:list-style-name="WW8Num13">
      <style:paragraph-properties fo:margin-left="0cm" fo:margin-right="0cm" fo:margin-top="0cm" fo:margin-bottom="0cm" fo:line-height="100%" fo:text-align="justify" style:justify-single-word="false" fo:text-indent="1.251cm" style:auto-text-indent="false"/>
      <style:text-properties style:font-name="Times New Roman" fo:font-size="12pt" style:font-size-asian="12pt" style:font-name-complex="Times New Roman" style:font-size-complex="12pt"/>
    </style:style>
    <style:style style:name="P72" style:family="paragraph" style:parent-style-name="Standard" style:list-style-name="WW8Num13">
      <style:paragraph-properties fo:margin-left="0cm" fo:margin-right="0cm" fo:margin-top="0cm" fo:margin-bottom="0cm" fo:line-height="100%" fo:text-align="justify" style:justify-single-word="false" fo:text-indent="1.251cm" style:auto-text-indent="false">
        <style:tab-stops>
          <style:tab-stop style:position="2.501cm"/>
        </style:tab-stops>
      </style:paragraph-properties>
      <style:text-properties style:font-name="Times New Roman" fo:font-size="12pt" style:font-size-asian="12pt" style:font-name-complex="Times New Roman" style:font-size-complex="12pt"/>
    </style:style>
    <style:style style:name="P73" style:family="paragraph" style:parent-style-name="Standard" style:list-style-name="WW8Num13">
      <style:paragraph-properties fo:margin-left="0cm" fo:margin-right="0cm" fo:margin-top="0cm" fo:margin-bottom="0cm" fo:line-height="100%" fo:text-align="justify" style:justify-single-word="false" fo:text-indent="2cm" style:auto-text-indent="false"/>
      <style:text-properties style:font-name="Times New Roman" fo:font-size="12pt" style:font-size-asian="12pt" style:font-name-complex="Times New Roman" style:font-size-complex="12pt"/>
    </style:style>
    <style:style style:name="P74" style:family="paragraph" style:parent-style-name="Standard" style:list-style-name="WW8Num13">
      <style:paragraph-properties fo:margin-left="0cm" fo:margin-right="0cm" fo:margin-top="0cm" fo:margin-bottom="0cm" fo:line-height="100%" fo:text-align="justify" style:justify-single-word="false" fo:text-indent="2cm" style:auto-text-indent="false"/>
    </style:style>
    <style:style style:name="P75" style:family="paragraph" style:parent-style-name="Medium_20_Grid_20_1_20_-_20_Accent_20_2" style:list-style-name="WW8Num6">
      <style:paragraph-properties fo:margin-top="0cm" fo:margin-bottom="0cm" fo:line-height="100%"/>
      <style:text-properties style:font-name="Times New Roman" fo:font-weight="bold" style:font-weight-asian="bold" style:font-name-complex="Times New Roman"/>
    </style:style>
    <style:style style:name="P76" style:family="paragraph" style:parent-style-name="Medium_20_Grid_20_1_20_-_20_Accent_20_2" style:list-style-name="WW8Num6">
      <style:paragraph-properties fo:margin-top="0cm" fo:margin-bottom="0cm" fo:line-height="100%"/>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size-asian="12pt" style:font-weight-asian="bold" style:font-name-complex="Times New Roman" style:font-size-complex="12pt" style:font-weight-complex="bold"/>
    </style:style>
    <style:style style:name="T3" style:family="text">
      <style:text-properties style:font-name="Times New Roman" fo:font-size="12pt" fo:font-weight="bold" style:font-size-asian="12pt" style:language-asian="ru" style:country-asian="RU" style:font-weight-asian="bold" style:font-name-complex="Times New Roman" style:font-size-complex="12pt"/>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style:font-size-asian="12pt" style:font-name-complex="Times New Roman" style:font-size-complex="12pt" style:font-weight-complex="bold"/>
    </style:style>
    <style:style style:name="T6" style:family="text">
      <style:text-properties style:font-name="Times New Roman" fo:font-size="12pt" style:font-size-asian="12pt" style:language-asian="ru" style:country-asian="RU" style:font-name-complex="Times New Roman" style:font-size-complex="12pt"/>
    </style:style>
    <style:style style:name="T7" style:family="text">
      <style:text-properties style:font-name="Times New Roman" fo:font-size="12pt" style:font-size-asian="12pt" style:font-name-complex="Consolas" style:font-size-complex="12pt"/>
    </style:style>
    <style:style style:name="T8" style:family="text">
      <style:text-properties style:font-name="Times New Roman" fo:font-size="12pt" fo:language="en" fo:country="US" style:font-size-asian="12pt" style:font-name-complex="Times New Roman" style:font-size-complex="12pt"/>
    </style:style>
    <style:style style:name="T9" style:family="text">
      <style:text-properties style:font-name="Times New Roman" fo:font-size="12pt" fo:language="en" fo:country="US" fo:font-weight="bold" style:font-size-asian="12pt" style:font-weight-asian="bold" style:font-name-complex="Times New Roman" style:font-size-complex="12pt"/>
    </style:style>
    <style:style style:name="T10" style:family="text">
      <style:text-properties style:font-name="Times New Roman" fo:font-size="12pt" fo:language="en" fo:country="US" fo:background-color="#ffff00" style:font-size-asian="12pt" style:font-name-complex="Times New Roman" style:font-size-complex="12pt"/>
    </style:style>
    <style:style style:name="T11" style:family="text">
      <style:text-properties style:font-name="Times New Roman" fo:font-size="12pt" fo:font-style="italic" style:font-size-asian="12pt" style:font-style-asian="italic" style:font-name-complex="Times New Roman" style:font-size-complex="12pt"/>
    </style:style>
    <style:style style:name="T12" style:family="text">
      <style:text-properties style:font-name="Times New Roman" fo:font-size="12pt" fo:font-style="italic" style:font-size-asian="12pt" style:language-asian="ru" style:country-asian="RU" style:font-style-asian="italic" style:font-name-complex="Times New Roman" style:font-size-complex="12pt"/>
    </style:style>
    <style:style style:name="T13" style:family="text">
      <style:text-properties style:font-name="Times New Roman" fo:font-size="12pt" fo:background-color="#ffff00" style:font-size-asian="12pt" style:font-name-complex="Times New Roman" style:font-size-complex="12pt"/>
    </style:style>
    <style:style style:name="T14" style:family="text">
      <style:text-properties style:font-name="Times New Roman" fo:font-weight="bold" style:font-weight-asian="bold" style:font-name-complex="Times New Roman"/>
    </style:style>
    <style:style style:name="T15" style:family="text">
      <style:text-properties style:font-name="Times New Roman" fo:font-weight="bold" style:font-name-asian="Times New Roman" style:language-asian="ru" style:country-asian="RU" style:font-weight-asian="bold" style:font-name-complex="Times New Roman"/>
    </style:style>
    <style:style style:name="T16" style:family="text">
      <style:text-properties style:font-name="Times New Roman" style:font-name-complex="Times New Roman"/>
    </style:style>
    <style:style style:name="T17" style:family="text">
      <style:text-properties fo:color="#414242" style:font-name="Times New Roman" fo:font-size="12pt" style:font-size-asian="12pt" style:font-name-complex="Times New Roman" style:font-size-complex="12pt"/>
    </style:style>
    <style:style style:name="T18" style:family="text">
      <style:text-properties fo:color="#ff0000" style:font-name="Times New Roman" fo:font-size="12pt" style:font-size-asian="12pt" style:language-asian="ru" style:country-asian="RU" style:font-name-complex="Times New Roman" style:font-size-complex="12pt"/>
    </style:style>
    <style:style style:name="T19" style:family="text">
      <style:text-properties fo:color="#ff0000" style:font-name="Times New Roman" style:font-name-complex="Times New Roman"/>
    </style:style>
    <style:style style:name="T20" style:family="text">
      <style:text-properties fo:color="#000000" style:font-name="Times New Roman" fo:font-weight="bold" style:font-name-asian="Times New Roman" style:language-asian="ru" style:country-asian="RU" style:font-weight-asian="bold" style:font-name-complex="Times New Roman"/>
    </style:style>
    <style:style style:name="T21" style:family="text">
      <style:text-properties fo:color="#000000" style:font-name="Times New Roman" style:font-name-asian="Times New Roman" style:language-asian="ru" style:country-asian="RU" style:font-name-complex="Times New Roman"/>
    </style:style>
    <style:style style:name="T22" style:family="text">
      <style:text-properties fo:color="#000000" style:font-name="Times New Roman" style:font-name-asian="Times New Roman" style:language-asian="ru" style:country-asian="RU" style:font-name-complex="Times New Roman" style:font-weight-complex="bold"/>
    </style:style>
    <style:style style:name="T23" style:family="text">
      <style:text-properties fo:color="#000000" style:font-name="Times New Roman" fo:language="en" fo:country="US" style:font-name-asian="Times New Roman" style:language-asian="ru" style:country-asian="RU" style:font-name-complex="Times New Roman"/>
    </style:style>
    <style:style style:name="T24" style:family="text">
      <style:text-properties fo:color="#000000" style:font-name="Times New Roman" fo:font-size="10pt" style:font-name-asian="Times New Roman" style:font-size-asian="10pt" style:language-asian="ru" style:country-asian="RU" style:font-name-complex="Times New Roman" style:font-size-complex="10pt"/>
    </style:style>
    <style:style style:name="T25" style:family="text">
      <style:text-properties fo:color="#000000" style:font-name="Times New Roman" fo:font-size="10pt" fo:language="en" fo:country="US" style:font-name-asian="Times New Roman" style:font-size-asian="10pt" style:language-asian="ru" style:country-asian="RU" style:font-name-complex="Times New Roman" style:font-size-complex="10pt"/>
    </style:style>
    <style:style style:name="T26" style:family="text">
      <style:text-properties fo:language="ru" fo:country="RU"/>
    </style:style>
    <style:style style:name="T27" style:family="text">
      <style:text-properties fo:language="en" fo:country="US"/>
    </style:style>
    <style:style style:name="T28" style:family="text">
      <style:text-properties fo:color="#222222" style:font-name="Times New Roman" fo:font-size="12pt" style:font-size-asian="12pt" style:font-name-complex="Times New Roman" style:font-size-complex="12pt" style:font-style-complex="italic"/>
    </style:style>
    <style:style style:name="T29" style:family="text">
      <style:text-properties style:font-name="Times New Roman1"/>
    </style:style>
    <style:style style:name="T30" style:family="text">
      <style:text-properties style:font-name="Times New Roman1" fo:font-size="12pt"/>
    </style:style>
    <style:style style:name="T31" style:family="text">
      <style:text-properties style:font-name="Times New Roman1" fo:font-size="11pt"/>
    </style:style>
    <style:style style:name="T32" style:family="text">
      <style:text-properties style:font-name="Times New Roman1" fo:font-size="11pt" fo:language="en" fo:country="US"/>
    </style:style>
    <style:style style:name="T33" style:family="text">
      <style:text-properties style:font-name="Times New Roman1" style:text-underline-style="solid" style:text-underline-width="auto" style:text-underline-color="font-color"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start text:name="OLE_LINK5"/><text:bookmark-start text:name="OLE_LINK6"/></text:p>
      <text:p text:style-name="P11"><text:bookmark-start text:name="_Ref209526208"/><text:bookmark-start text:name="_Ref209526246"/>ОФЕРТА <text:span text:style-name="T26">№ </text:span><text:span text:style-name="T27">{$num}</text:span></text:p>
      <text:p text:style-name="P11">НА ЗАКЛЮЧЕНИЕ ДОГОВОРА</text:p>
      <text:p text:style-name="P11">об осуществлении безналичных расчетов при использовании онлайн сервиса «Безопасная сделка» </text:p>
      <text:p text:style-name="P11">в форме расчетов по аккредитиву</text:p>
      <text:p text:style-name="P11"/>
      <text:p text:style-name="P12"/>
      <text:p text:style-name="P33"><text:span text:style-name="T1">Настоящая Оферта является предложением ООО «Ваан» и ОАО «</text:span><text:span text:style-name="T2">ПСКБ»</text:span><text:span text:style-name="T1"> на заключение с лицами, указанными в настоящей Оферте, и являющимися Заказчиком и Исполнителем, как они определены ниже, Договора на условиях, изложенных в настоящей Оферте. Акцепт Оферты осуществляется в порядке, предусмотренном в настоящей Оферте. Акцепт Оферты Заказчиком и Исполнителем означает, что Заказчик и Исполнитель согласны со всеми положениями настоящей Оферты без каких-либо изъятий или ограничений, и равносилен заключению Договора на условиях, изложенных в настоящей Оферте. </text:span></text:p>
      <text:p text:style-name="P33"><text:span text:style-name="T1">ООО «Ваан» и ОАО «</text:span><text:span text:style-name="T2">ПСКБ»</text:span><text:span text:style-name="T1"> предлагают Заказчику и Исполнителю заключить Договор об осуществлении безналичных расчетов в рамках онлайн сервиса «Безопасная сделка» в форме расчетов по аккредитиву на следующих условиях:</text:span></text:p>
      <text:p text:style-name="P13"/>
      <text:p text:style-name="P34">Настоящий Договор об осуществлении безналичных расчетов при использовании онлайн сервиса «Безопасная сделка» в форме расчетов по аккредитиву, далее также – Договор или настоящий Договор, заключен между: </text:p>
      <text:p text:style-name="P33"><text:span text:style-name="T4">Обществом с ограниченной ответственностью «Ваан» (ООО «Ваан»), место нахождения: 125040, Москва, улица Нижняя, дом 14, корпус 1, ОГРН 5067847040421, ИНН 7805399430, в лице Генерального директора Тарханова Владимира Олеговича, действующего на основании Устава, далее также </text:span><text:span text:style-name="T1">Общество</text:span><text:span text:style-name="T4"> или </text:span><text:span text:style-name="T1">Администрация Сайта</text:span><text:span text:style-name="T4">;</text:span></text:p>
      <text:p text:style-name="P35"><text:span text:style-name="T4">Открытым акционерным обществом «</text:span><text:span text:style-name="T5">Петербургский социальный коммерческий банк» (</text:span><text:span text:style-name="T4">ОАО «</text:span><text:span text:style-name="T5">ПСКБ»), </text:span><text:span text:style-name="T4">место нахождения:</text:span><text:span text:style-name="apple-converted-space"><text:span text:style-name="T17"> </text:span></text:span><text:span text:style-name="T4">191123, Санкт-Петербург, ул. Шпалерная, д. 42; ОГРН 1027800000227; ИНН 7831000965; БИК 044030852, в лице Первого Заместителя Председателя Правления Копытова Сергея Юрьевича, действующего на основании Доверенности № 3-0-17/1466 от «19» ноября 2012 г., далее также </text:span><text:span text:style-name="T1">Банк</text:span><text:span text:style-name="T4">;</text:span></text:p>
      <text:p text:style-name="P33"><text:span text:style-name="T4">лицом, являющимся Заказчиком, как оно определено ниже, далее также </text:span><text:span text:style-name="T1">Заказчик</text:span><text:span text:style-name="T4"> или </text:span><text:span text:style-name="T1">Работодатель</text:span><text:span text:style-name="T4">, принявшим Оферту в порядке, предусмотренном настоящим Договором; и</text:span></text:p>
      <text:p text:style-name="P33"><text:span text:style-name="T4">лицом, являющимся Исполнителем, как оно определено ниже, далее также </text:span><text:span text:style-name="T1">Исполнитель</text:span><text:span text:style-name="T4"> или </text:span><text:span text:style-name="T1">Фри-лансер</text:span><text:span text:style-name="T4">, принявшим Оферту в порядке, предусмотренном настоящим Договором;</text:span></text:p>
      <text:p text:style-name="P34">далее совместно именуемые Стороны, а по отдельности – Сторона, </text:p>
      <text:p text:style-name="P34"><text:bookmark-end text:name="OLE_LINK5"/><text:bookmark-end text:name="OLE_LINK6"/>принимая во внимание положения ст. ст. 421, 862, 867-873 ГК РФ; а также</text:p>
      <text:p text:style-name="P34">учитывая, что между Заказчиком и Исполнителем при помощи Сайта заключено Соглашение, как оно определено ниже; </text:p>
      <text:p text:style-name="P34">Стороны заключают настоящий Договор на следующих условиях. </text:p>
      <text:p text:style-name="P29"/>
      <text:list xml:id="list822537347376015339" text:style-name="WW8Num13">
        <text:list-item>
          <text:p text:style-name="P61">Термины и определения</text:p>
        </text:list-item>
      </text:list>
      <text:p text:style-name="P42"/>
      <text:list xml:id="list21659180" text:continue-numbering="true" text:style-name="WW8Num13">
        <text:list-item>
          <text:list>
            <text:list-item>
              <text:p text:style-name="P69"><text:span text:style-name="T1">Абонентский номер</text:span><text:span text:style-name="T4"> — телефонный номер, присвоенный Заказчику/Исполнителю оператором сотовой связи, однозначно идентифицирующий лицо, заключившее с оператором сотовой связи договор о предоставлении услуг сотовой связи. Договор о предоставлении услуг сотовой связи должен предусматривать возможность Заказчика/Исполнителя осуществлять с использованием Абонентского номера прием и обработку голосовых вызовов, а также прием и отправление </text:span><text:span text:style-name="T8">SMS</text:span><text:span text:style-name="T4">-сообщений. Свой Абонентский номер Заказчик и Исполнитель предоставляют Обществу и Банку через Защищенные страницы Сайта в разделе «Финансы» на Сайте и/или в разделе «Техническое задание»;</text:span></text:p>
            </text:list-item>
            <text:list-item>
              <text:p text:style-name="P69"><text:span text:style-name="T1">Адрес электронной почты</text:span><text:span text:style-name="T4"> – адрес электронной почты Заказчика/Исполнителя, указанный Заказчиком/Исполнителем при регистрации на Сайте Заказчиком/Исполнителем в разделе «Основные настройки», по которому Заказчик/Исполнитель соглашаются и инструктируют Общество и Банк вести переписку и/или обмен документами в связи с Соглашением и Договором;</text:span></text:p>
            </text:list-item>
            <text:list-item>
              <text:p text:style-name="P69"><text:span text:style-name="T1">Аккредитив</text:span><text:span text:style-name="T4"> — безналичная форма расчетов между Заказчиком и Исполнителем, при которой Банк, действующий по распоряжению Заказчика об открытии аккредитива и в соответствии с его указаниями, осуществляет перевод денежных средств Заказчика Исполнителю при условии предоставления Исполнителем документов, предусмотренных условиями аккредитива;</text:span></text:p>
            </text:list-item>
            <text:list-item>
              <text:p text:style-name="P69"><text:span text:style-name="T3">Аналог собственноручной подписи (АСП)</text:span><text:span text:style-name="T6"> – введение корректной комбинации Логина и Пароля, используемых Заказчиком или Исполнителем для входа на Защищенные страницы Сайта, и последующие действия на Защищенных страницах Сайта и/или в случаях, предусмотренных настоящим Договором, введение Одноразового аутентификационного кода на Защищенных страницах Сайта, а также нажатие кнопки </text:span><text:span text:style-name="T4">«Предложить сделку», «Согласиться на сделку», «Внести изменения», «Согласиться с изменениями», «Отказаться от изменений», «Обратиться в арбитраж», «Принять работу», «Зарезервировать деньги», «Завершить этап» и иных кнопок в связи с функционированием онлайн сервиса «Безопасная сделка»</text:span><text:span text:style-name="T6">.</text:span></text:p>
            </text:list-item>
            <text:list-item>
              <text:p text:style-name="P69"><text:span text:style-name="T1">Банк</text:span><text:span text:style-name="T4"> — Открытое акционерное общество «</text:span><text:span text:style-name="T5">Петербургский социальный коммерческий банк» (</text:span><text:span text:style-name="T4">ОАО «</text:span><text:span text:style-name="T5">ПСКБ»), </text:span><text:span text:style-name="T4">место нахождения:</text:span><text:span text:style-name="apple-converted-space"><text:span text:style-name="T17"> </text:span></text:span><text:span text:style-name="T4">191123, Санкт-Петербург, улица Шпалерная, дом 42; ОГРН 1027800000227; ИНН 7831000965; БИК 044030852. Банк одновременно является банком-эмитентом и исполняющим банком при расчетах по аккредитиву между Заказчиком и Исполнителем, а также оператором по переводу денежных средств при расчетах по настоящему Договору;</text:span></text:p>
            </text:list-item>
            <text:list-item>
              <text:p text:style-name="P69"><text:span text:style-name="T1">Вознаграждение Общества</text:span><text:span text:style-name="T4"> — плата, причитающаяся Обществу за предоставление онлайн сервиса «Безопасная сделка», размер и порядок уплаты которой определяются настоящим Договором; </text:span></text:p>
            </text:list-item>
            <text:list-item>
              <text:p text:style-name="P69"><text:span text:style-name="T1">Договор </text:span><text:span text:style-name="T4">—</text:span><text:span text:style-name="T8"> </text:span><text:span text:style-name="T4">означает</text:span><text:span text:style-name="T8"> </text:span><text:span text:style-name="T4">настоящий</text:span><text:span text:style-name="T8"> </text:span><text:span text:style-name="T4">Договор</text:span><text:span text:style-name="T8">;</text:span></text:p>
            </text:list-item>
            <text:list-item>
              <text:p text:style-name="P69"><text:span text:style-name="T1">Заказчик</text:span><text:span text:style-name="T4"> — пользователь Сайта, зарегистрированный на Сайте в качестве Работодателя, заключивший с Исполнителем Соглашение. Заказчик является плательщиком по аккредитиву, по распоряжению которого Банк открывает аккредитив и обязуется осуществить перевод денежных средств Исполнителю при условии предоставления Исполнителем документов, предусмотренных условиями аккредитива в соответствии с настоящим Договором.</text:span></text:p>
            </text:list-item>
          </text:list>
        </text:list-item>
      </text:list>
      <text:p text:style-name="P37">Заказчиком может быть физическое лицо — резидент Российской Федерации или нерезидент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 xml:id="list21675216" text:continue-numbering="true" text:style-name="WW8Num13">
        <text:list-item>
          <text:list>
            <text:list-item>
              <text:p text:style-name="P69"><text:soft-page-break/><text:span text:style-name="T1">Защищенные страницы Сайта</text:span><text:span text:style-name="T4"> — страницы Сайта, доступ к которым возможен только при вводе Заказчиком или Исполнителем Логина и Пароля;</text:span></text:p>
            </text:list-item>
            <text:list-item>
              <text:p text:style-name="P69"><text:span text:style-name="T1">Исполнитель</text:span><text:span text:style-name="T4"> — пользователь Сайта, зарегистрированный на Сайте в качестве Фри-лансера, заключивший с Заказчиком Соглашение. Исполнитель является получателем денежных средств по аккредитиву.</text:span></text:p>
            </text:list-item>
          </text:list>
        </text:list-item>
      </text:list>
      <text:p text:style-name="P37">Исполнителем может быть физическое лицо — резидент Российской Федерации или нерезидент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 xml:id="list21657632" text:continue-numbering="true" text:style-name="WW8Num13">
        <text:list-item>
          <text:list>
            <text:list-item>
              <text:p text:style-name="P69"><text:span text:style-name="T1">Исполнение аккредитива </text:span><text:span text:style-name="T4">— осуществление Банком перевода денежных средств в пользу Исполнителя в соответствии с условиями аккредитива;</text:span></text:p>
            </text:list-item>
            <text:list-item>
              <text:p text:style-name="P69"><text:span text:style-name="T1">Комиссия Банка</text:span><text:span text:style-name="T4"> — вознаграждение, причитающееся Банку за осуществление расчетных операций в соответствии с условиями настоящего Договора, размер и порядок уплаты которого определяются в соответствии с настоящим Договором;</text:span></text:p>
            </text:list-item>
            <text:list-item>
              <text:p text:style-name="P69"><text:span text:style-name="T1">Логин</text:span><text:span text:style-name="T4"> — уникальное имя Заказчика или Исполнителя, используемое им на Сайте в целях доступа к Защищенным страницам Сайта;</text:span></text:p>
            </text:list-item>
            <text:list-item>
              <text:p text:style-name="P69"><text:span text:style-name="T1">Общество (Администрация Сайта) </text:span><text:span text:style-name="T4">— ООО «Ваан», место нахождения: 125040, Москва, улица Нижняя, дом 14, корпус 1, ОГРН 5067847040421, ИНН 7805399430;</text:span></text:p>
            </text:list-item>
            <text:list-item>
              <text:p text:style-name="P69"><text:span text:style-name="T1">Одноразовый аутентификационный код —</text:span><text:span text:style-name="T4"> предварительно переданное в виде </text:span><text:span text:style-name="T8">SMS</text:span><text:span text:style-name="T4">-сообщения на Абонентский номер Заказчика/Исполнителя число, дополнительно идентифицирующее Заказчика/Исполнителя;</text:span></text:p>
            </text:list-item>
            <text:list-item>
              <text:p text:style-name="P69"><text:span text:style-name="T1">Оферта</text:span><text:span text:style-name="T4"> — настоящее совместное предложение Общества и Банка, сделанное Заказчику и Исполнителю при помощи программно-технических средств Сайта, заключить настоящий Договор на условиях, указанных в Оферте. Текст Оферты размещен на Сайте в сети Интернет по адресу: </text:span><text:a xlink:type="simple" xlink:href="https://www.free-lance.ru/offer_lc.pdf"><text:span text:style-name="Internet_20_link"><text:span text:style-name="T4">http</text:span></text:span></text:a><text:a xlink:type="simple" xlink:href="https://www.free-lance.ru/offer_lc.pdf"><text:span text:style-name="Internet_20_link"><text:span text:style-name="T8">s</text:span></text:span></text:a><text:a xlink:type="simple" xlink:href="https://www.free-lance.ru/offer_lc.pdf"><text:span text:style-name="Internet_20_link"><text:span text:style-name="T4">://www.fl.ru/offer_</text:span></text:span></text:a><text:a xlink:type="simple" xlink:href="https://www.free-lance.ru/offer_lc.pdf"><text:span text:style-name="Internet_20_link"><text:span text:style-name="T8">lc</text:span></text:span></text:a><text:a xlink:type="simple" xlink:href="https://www.free-lance.ru/offer_lc.pdf"><text:span text:style-name="Internet_20_link"><text:span text:style-name="T4">.pdf</text:span></text:span></text:a><text:span text:style-name="T4">, а также в сети Интернет по адресу: </text:span><text:a xlink:type="simple" xlink:href="http://www.pscb.ru/free-lance/offer_lc.pdf"><text:span text:style-name="Internet_20_link"><text:span text:style-name="T4">http://www.pscb.ru/free-lance/offer_lc.pdf</text:span></text:span></text:a><text:span text:style-name="T4">;</text:span></text:p>
            </text:list-item>
            <text:list-item>
              <text:p text:style-name="P69"><text:span text:style-name="T1">Пароль</text:span><text:span text:style-name="T4"> — сочетание букв, цифр и символов, уникальное для Логина, позволяющее при одновременном вводе с Логином войти на Защищенные страницы Сайта;</text:span></text:p>
            </text:list-item>
            <text:list-item>
              <text:p text:style-name="P69"><text:span text:style-name="T1">Пользовательское соглашение </text:span><text:span text:style-name="T4">— соглашение об условиях пользования Сайтом, заключенное между пользователями Сайта и Обществом. Текст Пользовательского соглашения размещен по адресу: </text:span><text:a xlink:type="simple" xlink:href="https://www.free-lance.ru/about/offer/"><text:span text:style-name="Internet_20_link"><text:span text:style-name="T4">http</text:span></text:span></text:a><text:a xlink:type="simple" xlink:href="https://www.free-lance.ru/about/offer/"><text:span text:style-name="Internet_20_link"><text:span text:style-name="T8">s</text:span></text:span></text:a><text:a xlink:type="simple" xlink:href="https://www.free-lance.ru/about/offer/"><text:span text:style-name="Internet_20_link"><text:span text:style-name="T4">://www.fl.ru/about/offer/</text:span></text:span></text:a><text:span text:style-name="T4">;</text:span></text:p>
            </text:list-item>
            <text:list-item>
              <text:p text:style-name="P70"><text:span text:style-name="T1">Работа</text:span><text:span text:style-name="T4"> — выполняемые Исполнителем работы и/или оказываемые услуги в рамках заключенного между Заказчиком и Исполнителем Соглашения в соответствии с Техническим заданием;</text:span></text:p>
            </text:list-item>
            <text:list-item>
              <text:p text:style-name="P69"><text:span text:style-name="T1">Сайт</text:span><text:span text:style-name="T4"> —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нному обозначению. Под Сайтом в Договоре понимается Сайт, расположенный в сети Интернет по адресу: </text:span><text:a xlink:type="simple" xlink:href="https://www./"><text:span text:style-name="Internet_20_link"><text:span text:style-name="T8">https</text:span></text:span></text:a><text:a xlink:type="simple" xlink:href="https://www./"><text:span text:style-name="Internet_20_link"><text:span text:style-name="T4">://</text:span></text:span></text:a><text:a xlink:type="simple" xlink:href="https://www./"><text:span text:style-name="Internet_20_link"><text:span text:style-name="T8">www</text:span></text:span></text:a><text:a xlink:type="simple" xlink:href="https://www./"><text:span text:style-name="Internet_20_link"><text:span text:style-name="T4">.</text:span></text:span></text:a><text:a xlink:type="simple" xlink:href="http://www.free-lance.ru/"><text:span text:style-name="Internet_20_link"><text:span text:style-name="T4">fl.ru</text:span></text:span></text:a><text:span text:style-name="T4">;</text:span></text:p>
            </text:list-item>
            <text:list-item>
              <text:p text:style-name="P69"><text:span text:style-name="T1">«Безопасная сделка»</text:span><text:span text:style-name="T4"> — онлайн сервис, доступный на Сайте, предоставляющий Заказчику и Исполнителю возможность осуществлять через Банк расчеты по Соглашению в форме расчетов по аккредитиву, а также обмениваться информацией по поводу Соглашения и Договора через Защищенные страницы Сайта, и для начала пользования которым со стороны Общества и Банка предлагается настоящая Оферта Заказчику и Исполнителю. Более подробная информация о данном онлайн сервисе содержится на Сайте в сети Интернет по адресу: </text:span><text:a xlink:type="simple" xlink:href="https://www.free-lance.ru/promo/sbr/"><text:span text:style-name="Internet_20_link"><text:span text:style-name="T4">http</text:span></text:span></text:a><text:a xlink:type="simple" xlink:href="https://www.free-lance.ru/promo/sbr/"><text:span text:style-name="Internet_20_link"><text:span text:style-name="T8">s</text:span></text:span></text:a><text:a xlink:type="simple" xlink:href="https://www.free-lance.ru/promo/sbr/"><text:span text:style-name="Internet_20_link"><text:span text:style-name="T4">://www.f</text:span></text:span></text:a><text:a xlink:type="simple" xlink:href="https://www.free-lance.ru/promo/sbr/"><text:span text:style-name="Internet_20_link"><text:span text:style-name="T8">l.ru/promo/bezopasnaya-sdelka/</text:span></text:span></text:a><text:span text:style-name="T4">;</text:span></text:p>
            </text:list-item>
            <text:list-item>
              <text:p text:style-name="P69"><text:soft-page-break/><text:span text:style-name="T1">Соглашение</text:span><text:span text:style-name="T4"> — соглашение о выполнении работы и/или оказании услуги, предусматривающее осуществление расчетов между Заказчиком и Исполнителем в форме расчетов по аккредитиву с использованием онлайн сервиса «Безопасная сделка», заключенное между Исполнителем и Заказчиком при помощи Сайта, неотъемлемой частью которого является Техническое задание, и в связи с которым Общество и Банк совместно предлагают путем направления через Сайт Заказчику и Исполнителю Оферты заключить настоящий Договор. Текст Соглашения размещен на Сайте в сети Интернет по адресу: </text:span><text:a xlink:type="simple" xlink:href="https://www.free-lance.ru/agreement_lc.pdf"><text:span text:style-name="Internet_20_link"><text:span text:style-name="T4">http</text:span></text:span></text:a><text:a xlink:type="simple" xlink:href="https://www.free-lance.ru/agreement_lc.pdf"><text:span text:style-name="Internet_20_link"><text:span text:style-name="T8">s</text:span></text:span></text:a><text:a xlink:type="simple" xlink:href="https://www.free-lance.ru/agreement_lc.pdf"><text:span text:style-name="Internet_20_link"><text:span text:style-name="T4">://www.fl.ru/agreement_lc.pdf</text:span></text:span></text:a><text:span text:style-name="T4">;</text:span></text:p>
            </text:list-item>
            <text:list-item>
              <text:p text:style-name="P69"><text:span text:style-name="T1">Способ оплаты</text:span><text:span text:style-name="T4"> — любой из предоставленных Банком способов осуществления оплаты Заказчиком Суммы аккредитива, Вознаграждения Общества, подлежащего уплате со стороны Заказчика, и Комиссии Банка за открытие аккредитива. </text:span></text:p>
            </text:list-item>
          </text:list>
        </text:list-item>
      </text:list>
      <text:p text:style-name="P37">Заказчик — юридическое лицо (или индивидуальный предприниматель) вправе осуществлять оплату Суммы аккредитива, Вознаграждения Общества, Комиссии Банка только путем перевода денежных средств со своего банковского счета на счет, открытый Банком для целей настоящего Договора. </text:p>
      <text:p text:style-name="P37">Заказчик — физическое лицо вправе осуществлять оплату Суммы аккредитива, Вознаграждения Общества, Комиссии Банка путем:</text:p>
      <text:p text:style-name="P37">— перевода денежных средств со своего банковского счета на счет, открытый Банком для целей настоящего Договора;</text:p>
      <text:p text:style-name="P37">— путем оплаты Суммы аккредитива, Вознаграждения Общества, Комиссии Банка с использованием банковских платежных карт;</text:p>
      <text:p text:style-name="P37">— путем перевода остатка электронных денежных средств в размере Суммы аккредитива, Вознаграждения Общества, Комиссии Банка на счет, открытый <text:s/>Банком для целей настоящего Договора. </text:p>
      <text:p text:style-name="P37">Способы оплаты приведены в Тарифах; </text:p>
      <text:list xml:id="list21665361" text:continue-numbering="true" text:style-name="WW8Num13">
        <text:list-item>
          <text:list>
            <text:list-item>
              <text:p text:style-name="P69"><text:span text:style-name="T1">Способ исполнения</text:span><text:span text:style-name="T4"> — любой из предоставленных Банком способов осуществления перевода денежных средств при исполнении аккредитива. </text:span></text:p>
            </text:list-item>
          </text:list>
        </text:list-item>
      </text:list>
      <text:p text:style-name="P37">Исполнение аккредитива Исполнителю — юридическому лицу (или индивидуальному предпринимателю) осуществляется посредством перевода денежных средств на банковский счет Исполнителя — юридического лица (или индивидуального предпринимателя). </text:p>
      <text:p text:style-name="P37">Исполнение аккредитива Исполнителю — физическому лицу осуществляется посредством:</text:p>
      <text:p text:style-name="P37">— перевода денежных средств на банковский счет Исполнителя — физического лица;</text:p>
      <text:p text:style-name="P35"><text:span text:style-name="T4">— перевода денежных средств в пользу Исполнителя — физического лица с </text:span><text:span text:style-name="T4">целью увеличения остатка электронных денежных средств Исполнителя — физического лица.</text:span></text:p>
      <text:p text:style-name="P37">При этом исполнение аккредитива Исполнителю — физическому лицу, сумма которого не превышает 15 000 (пятнадцать тысяч) рублей Российской Федерации, возможно исключительно посредством перевода денежных средств в пользу Исполнителя — физического лица с целью увеличения остатка электронных денежных средств Исполнителя — физического лица, учитываемых посредством Электронного средства платежа «Веб-Кошелек ПСКБ».</text:p>
      <text:p text:style-name="P37">Способы исполнения приведены в Тарифах;</text:p>
      <text:list xml:id="list21686887" text:continue-numbering="true" text:style-name="WW8Num13">
        <text:list-item>
          <text:list>
            <text:list-item>
              <text:p text:style-name="P69"><text:span text:style-name="T1">Срок действия аккредитива</text:span><text:span text:style-name="T4"> — срок, по истечении которого аккредитив закрывается и денежные средства возвращаются Банком Заказчику;</text:span></text:p>
            </text:list-item>
            <text:list-item>
              <text:p text:style-name="P69"><text:span text:style-name="T1">Срок выполнения Работы</text:span><text:span text:style-name="T4"> — согласованный в Техническом задании между Заказчиком и Исполнителем общий срок, в течение которого Исполнитель </text:span><text:span text:style-name="T4">обязуется выполнить Работу для Заказчика;</text:span></text:p>
            </text:list-item>
            <text:list-item>
              <text:p text:style-name="P69"><text:span text:style-name="T1">Срок предоставления документов</text:span><text:span text:style-name="T4"> – период времени, в течение </text:span><text:soft-page-break/><text:span text:style-name="T4">которого Исполнитель может предоставить в Банк документы, предусмотренные условиями аккредитива в соответствии с настоящим Договором. Срок предоставления документов равен Сроку действия аккредитива.</text:span></text:p>
            </text:list-item>
            <text:list-item>
              <text:p text:style-name="P69"><text:span text:style-name="T1">Стоимость Работы</text:span><text:span text:style-name="T4"> — общая цена Работы, исчисляемая и уплачиваемая в рублях Российской Федерации, согласованная Заказчиком и Исполнителем в Техническом задании в соответствии с условиями Соглашения (по согласованию Заказчика и Исполнителя помимо общей цены Работы может быть также предусмотрена цена за каждый этап выполнения Работы, в совокупности такие цены будут составлять Стоимость Работы);</text:span></text:p>
            </text:list-item>
            <text:list-item>
              <text:p text:style-name="P69"><text:span text:style-name="T1">Стороны </text:span><text:span text:style-name="T4">— Заказчик, Исполнитель, Банк, Общество при их совместном упоминании, а </text:span><text:span text:style-name="T1">Сторона</text:span><text:span text:style-name="T4"> — любое из них при упоминании по отдельности;</text:span></text:p>
            </text:list-item>
            <text:list-item>
              <text:p text:style-name="P69"><text:span text:style-name="T1">Сумма аккредитива </text:span><text:span text:style-name="T4">— сумма денежных средств, указанная в заявлении на открытие аккредитива;</text:span></text:p>
            </text:list-item>
            <text:list-item>
              <text:p text:style-name="P69"><text:bookmark-start text:name="_Ref251779910"/><text:span text:style-name="T1">Тарифы </text:span><text:span text:style-name="T4">— система цен и ставок, исходя из которой рассчитывается Комиссия Банка и Вознаграждение Общества. Тарифы приведены в Приложении № 1 к настоящему Договору, которое является неотъемлемой частью настоящего Договора;</text:span><text:span text:style-name="T1"> </text:span><text:bookmark-end text:name="_Ref251779910"/></text:p>
            </text:list-item>
            <text:list-item>
              <text:p text:style-name="P69"><text:span text:style-name="T1">Техническое задание</text:span><text:span text:style-name="T4"> — совокупность договоренностей Заказчика и Исполнителя применительно к предмету и условиям выполнения Работы Исполнителем в рамках Соглашения, оформленная при помощи программно-технических средств Сайта. Техническое задание должно содержать описание Работы, достаточное для ее выполнения, Стоимость Работы, срок выполнения Работы, иные условия выполнения Работы, имеющие существенное значение для Заказчика; </text:span></text:p>
            </text:list-item>
            <text:list-item>
              <text:p text:style-name="P69"><text:span text:style-name="T1">Частичное исполнение аккредитива </text:span><text:span text:style-name="T4">— исполнение аккредитива Исполнителю в размере части Суммы аккредитива;</text:span></text:p>
            </text:list-item>
            <text:list-item>
              <text:p text:style-name="P69"><text:span text:style-name="T1">Электронное средство платежа (ЭСП) </text:span><text:span text:style-name="T4">— электронное средство платежа, как оно определено в </text:span><text:span text:style-name="T6">Федеральном законе «О национальной платежной системе» № 161-ФЗ от «27» июня 2011 г., а именно средство и/или способ, позволяющие клиенту оператора по переводу денежных средств составлять, удостоверять и передавать распоряжения в целях осуществления перевода денежных средств в рамках применяемых форм безналичных расчетов с использованием информационно-коммуникационных технологий, электронных носителей информации, в том числе платежных карт, а также иных технических устройств.</text:span></text:p>
            </text:list-item>
          </text:list>
        </text:list-item>
      </text:list>
      <text:p text:style-name="P14"/>
      <text:list xml:id="list21677439" text:continue-numbering="true" text:style-name="WW8Num13">
        <text:list-item>
          <text:p text:style-name="P66">Условия заключения настоящего Договора</text:p>
        </text:list-item>
      </text:list>
      <text:p text:style-name="P43"/>
      <text:list xml:id="list21677239" text:continue-numbering="true" text:style-name="WW8Num13">
        <text:list-item>
          <text:list>
            <text:list-item>
              <text:p text:style-name="P71">Настоящий Договор заключается Обществом и Банком с Исполнителем и Заказчиком, заключившими Соглашение.</text:p>
            </text:list-item>
            <text:list-item>
              <text:p text:style-name="P71">Исполнитель и Заказчик гарантируют, что они в соответствии с применимым правом и правом страны происхождения обладают полной правоспособностью и дееспособностью и имеют право заключать настоящий Договор.</text:p>
            </text:list-item>
            <text:list-item>
              <text:p text:style-name="P71">Исполнитель и Заказчик обязуются соблюдать валютное законодательство,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 другим Сторонам настоящего Договора.</text:p>
            </text:list-item>
            <text:list-item>
              <text:p text:style-name="P71">В случае, когда одной из Сторон настоящего Договора является физическое лицо – нерезидент Российской Федерации, или индивидуальный предприниматель, зарегистрированный в соответствии с законодательством любого другого государства, кроме Российской Федерации, или юридическое лицо, созданное в соответствии с законодательством любого другого государства, кроме Российской Федерации, для целей заключения настоящего Договора действуют следующие ограничения:</text:p>
              <text:list>
                <text:list-item>
                  <text:p text:style-name="P73">Если одной из Сторон соглашения выступает физическое лицо – <text:s/>резидент Российской Федерации, а с другой Стороны физическое лицо – нерезидент Российской Федерации, то совокупный размер Суммы аккредитива, Комиссии Банка и Вознаграждения Общества не должен превышать суммы в эквиваленте 5 000 (Пяти тысяч) долларов США по курсу, установленному ЦБ РФ на дату заключения настоящего Договора. В остальных случаях, если хотя бы одной из Сторон является нерезидент Российской Федерации, совокупный размер Суммы аккредитива, Комиссии Банка и Вознаграждения Общества не должен превышать суммы в эквиваленте 50 000 (Пятьдесят тысяч) долларов США по курсу, установленному ЦБ РФ на дату заключения настоящего Договора. </text:p>
                </text:list-item>
                <text:list-item>
                  <text:p text:style-name="P74"><text:bookmark-start text:name="_Ref273536930"/><text:span text:style-name="T4">Данный Договор применим только к Соглашениям, заключенным в отношении Работы, передача результатов которой будет осуществляться исключительно посредством Интернета, и/или Соглашениям, заключенным в отношении Работы, заключающейся в оказании услуг</text:span><text:bookmark-end text:name="_Ref273536930"/><text:span text:style-name="T4">;</text:span></text:p>
                </text:list-item>
              </text:list>
            </text:list-item>
            <text:list-item>
              <text:p text:style-name="P71">Расчеты по настоящему Договору производятся в рублях Российской Федерации вне зависимости от Способа оплаты и Способа исполнения аккредитива. </text:p>
            </text:list-item>
            <text:list-item>
              <text:p text:style-name="P69"><text:span text:style-name="T4">Заключая настоящий Договор, Исполнитель присоединяется к публичной оферте Банка на оказание услуг по осуществлению перевода электронных денежных средств с использованием электронного средства платежа «Веб-Кошелек ПСКБ» и соглашается со всеми ее условиями без каких-либо изъятий и ограничений. Текст публичной оферты Банка на оказание услуг по осуществлению перевода электронных денежных средств с использованием электронного средства платежа «Веб-Кошелек ПСКБ» размещен на сайте Банка в сети Интернет по адресу: </text:span><text:a xlink:type="simple" xlink:href="https://webpay.pscb.ru/special/offer"><text:span text:style-name="T4">https://webpay.pscb.ru/special/offer</text:span></text:a><text:span text:style-name="T4">.</text:span></text:p>
            </text:list-item>
            <text:list-item>
              <text:p text:style-name="P69"><text:span text:style-name="T6">Весь документооборот по настоящему Договору, за исключением случаев, указанных в пункте 17.9</text:span><text:span text:style-name="T18"> </text:span><text:span text:style-name="T6">настоящего Договора, осуществляется в электронном виде через Защищенные страницы Сайта. Заказчик и Исполнитель признают, что Банк вправе не принимать документы, переданные иным способом.</text:span><text:span text:style-name="T4"> </text:span></text:p>
            </text:list-item>
            <text:list-item>
              <text:p text:style-name="P69"><text:span text:style-name="T4">Подписание электронного</text:span><text:span text:style-name="T6"> документа аналогом собственноручной подписи </text:span><text:span text:style-name="T4">признается Сторонами необходимым и достаточным условием для однозначного и бесспорного подтверждения подлинности <text:s/>и законности передаваемого документа, правильности составления всех его реквизитов и неизменности их содержания, а также является персональным идентификатором Стороны, его подписавшей.</text:span></text:p>
            </text:list-item>
          </text:list>
        </text:list-item>
      </text:list>
      <text:p text:style-name="P40"/>
      <text:list xml:id="list21664345" text:continue-numbering="true" text:style-name="WW8Num13">
        <text:list-item>
          <text:p text:style-name="P63"><text:span text:style-name="T9">Предмет </text:span><text:span text:style-name="T1">Д</text:span><text:span text:style-name="T9">оговора</text:span></text:p>
        </text:list-item>
      </text:list>
      <text:p text:style-name="P38"/>
      <text:list xml:id="list21664138" text:continue-numbering="true" text:style-name="WW8Num13">
        <text:list-item>
          <text:list>
            <text:list-item>
              <text:p text:style-name="P71">Настоящий Договор оформляет правовые отношения, возникающие между Заказчиком, Исполнителем, Банком и Обществом в связи с использованием онлайн сервиса «Безопасная сделка», а именно: Банк выполняет обязанности по осуществлению безналичных расчетов в форме расчетов по аккредитиву по Соглашению, заключенному между Заказчиком и Исполнителем, а Общество обеспечивает информационно-технологическое взаимодействие между Сторонами настоящего Договора посредством программно-технических средств Сайта.</text:p>
            </text:list-item>
            <text:list-item>
              <text:p text:style-name="P71">Банк, действующий по заявлению Заказчика об открытии аккредитива и в соответствии с его указаниями на основании настоящего Договора, обязуется по распоряжению Заказчика открыть покрытый безотзывный аккредитив в пользу Исполнителя и в соответствии с условиями аккредитива осуществить перевод денежных средств по данному аккредитиву в пользу Исполнителя или закрыть аккредитив и вернуть денежные средства Заказчику. Заказчик в свою очередь обязуются оплатить Комиссию Банка за оказанные им услуги в соответствии с Тарифами. Все условия аккредитива определяются настоящим Договором и заявлением Заказчика на открытие аккредитива, составленным в соответствии с условиями настоящего Договора.</text:p>
            </text:list-item>
            <text:list-item>
              <text:p text:style-name="P71">С целью обеспечения надлежащего исполнения обязанностей Заказчика и Исполнителя по Соглашению и настоящему Договору Общество обязуется обеспечить информационно-технологическое взаимодействие в связи с Соглашением и настоящим Договором между Заказчиком и Исполнителем на Защищенных страницах Сайта, а также рассматривать обращения Заказчика и/или Исполнителя в порядке, предусмотренном настоящим Договором. Заказчик <text:s/>в свою очередь обязуются оплатить Вознаграждение Обществу в соответствии с условиями настоящего Договора.</text:p>
            </text:list-item>
            <text:list-item>
              <text:p text:style-name="P72">Для обеспечения информационно-технологического взаимодействия между Заказчиком, Исполнителем и Банком в рамках реализации онлайн сервиса «Безопасная сделка» при осуществлении Банком  операций, связанных с расчетами по аккредитиву, включая оказание услуг по сбору, обработке и рассылке информации относительно операций, связанных с осуществлением расчетов по аккредитиву, проводимых Банком в соответствии с настоящим Договором, Банк привлекает Общество. Взаимоотношения Банка и Общества регулируются отдельным соглашением.</text:p>
            </text:list-item>
            <text:list-item>
              <text:p text:style-name="P71">Банк обеспечивает возможность осуществления оплаты Суммы аккредитива, Вознаграждения Общества, подлежащего уплате Заказчиком, и Комиссии Банка за открытие аккредитива Заказчиком любым из предусмотренных настоящим Договором и Тарифами Способом оплаты, также Банк обеспечивает возможность Исполнителю получать денежные средства при исполнении аккредитива любым из предусмотренных настоящим Договором и Тарифами Способом исполнения, при условии соблюдения Заказчиком и Исполнителем условий настоящего Договора, а также при соблюдении Заказчиком и Исполнителем норм действующего законодательства Российской Федерации, регулирующих использование того или иного Способа оплаты, Способа исполнения.</text:p>
            </text:list-item>
          </text:list>
        </text:list-item>
      </text:list>
      <text:p text:style-name="P36"/>
      <text:list xml:id="list21675502" text:continue-numbering="true" text:style-name="WW8Num13">
        <text:list-item>
          <text:p text:style-name="P68"><text:bookmark-start text:name="_Ref334711959"/><text:bookmark-start text:name="_Ref251251102"/><text:span text:style-name="T1">Порядок открытия</text:span><text:bookmark-end text:name="_Ref251251102"/><text:span text:style-name="T1"> аккредитива и основные условия аккредитива</text:span><text:bookmark-end text:name="_Ref334711959"/></text:p>
        </text:list-item>
      </text:list>
      <text:p text:style-name="P43"/>
      <text:list xml:id="list21681230" text:continue-numbering="true" text:style-name="WW8Num13">
        <text:list-item>
          <text:list>
            <text:list-item>
              <text:p text:style-name="P71">Аккредитив открывается Банком на основании заявления Заказчика на открытие аккредитива, форма которого предусмотрена Приложением № 2 к настоящему Договору, оформленного в электронном виде на Защищенных страницах Сайта, на следующих условиях:</text:p>
              <text:list>
                <text:list-item>
                  <text:p text:style-name="P73">Вид аккредитива: безотзывный, покрытый (депонированный);</text:p>
                </text:list-item>
                <text:list-item>
                  <text:p text:style-name="P73">Банк-эмитент — Банк;</text:p>
                </text:list-item>
                <text:list-item>
                  <text:p text:style-name="P73">Исполняющий банк — Банк;</text:p>
                </text:list-item>
                <text:list-item>
                  <text:p text:style-name="P73">Получатель денежных средств по аккредитиву — Исполнитель. В заявлении на открытие аккредитива указываются реквизиты Исполнителя;</text:p>
                </text:list-item>
                <text:list-item>
                  <text:p text:style-name="P73">Дополнительные реквизиты Исполнителя — реквизиты «Веб-Кошелька ПСКБ», используемые в случаях, оговоренных в п. 6.12 настоящего Договора;</text:p>
                </text:list-item>
                <text:list-item>
                  <text:p text:style-name="P73">Плательщик по аккредитиву — Заказчик. В заявлении на открытие аккредитива указываются реквизиты Заказчика;</text:p>
                </text:list-item>
                <text:list-item>
                  <text:p text:style-name="P73"><text:bookmark-start text:name="_Ref335250728"/>Сумма аккредитива — равна Стоимости Работы, согласованной между Заказчиком и Исполнителем в Техническом задании.<text:bookmark-end text:name="_Ref335250728"/></text:p>
                </text:list-item>
                <text:list-item>
                  <text:p text:style-name="P73"><text:bookmark-start text:name="_Ref335250847"/>Срок действия аккредитива — срок, по истечении которого аккредитив закрывается. Срок действия аккредитива равен Сроку выполнения Работы, согласованному Заказчиком и Исполнителем в Техническом задании, увеличенному на 17 рабочих дней;</text:p>
                </text:list-item>
                <text:list-item>
                  <text:p text:style-name="P74"><text:bookmark-end text:name="_Ref335250847"/><text:span text:style-name="T4">Срок</text:span><text:span text:style-name="T1"> </text:span><text:span text:style-name="T4">предоставления документов — равен Сроку действия аккредитива;</text:span></text:p>
                </text:list-item>
                <text:list-item>
                  <text:p text:style-name="P74"><text:span text:style-name="T4">Заказчик указывает в заявлении на открытие аккредитива точную Сумму аккредитива и Срок действия аккредитива с учетом требований п. 4.1.7</text:span><text:span text:style-name="T4"><text:bookmark-ref text:reference-format="chapter" text:ref-name="_Ref335250728">4.1.7</text:bookmark-ref></text:span><text:span text:style-name="T4"> и п.4.1.8 </text:span><text:span text:style-name="T4"><text:bookmark-ref text:reference-format="chapter" text:ref-name="_Ref335250847">4.1.8</text:bookmark-ref></text:span><text:span text:style-name="T4"> Договора соответственно. Банк открывает аккредитив на условиях, указанных в заявлении Заказчика, при этом Банк не проверяет, указаны ли Заказчиком в заявлении на открытие аккредитива Сумма аккредитива и Срок действия аккредитива с учетом требований п. 4.1.7</text:span><text:span text:style-name="T4"><text:bookmark-ref text:reference-format="chapter" text:ref-name="_Ref335250728">4.1.7</text:bookmark-ref></text:span><text:span text:style-name="T4"> и п. 4.1.8 </text:span><text:span text:style-name="T4"><text:bookmark-ref text:reference-format="chapter" text:ref-name="_Ref335250847">4.1.8</text:bookmark-ref></text:span><text:span text:style-name="T4"> Договора или нет. </text:span></text:p>
                </text:list-item>
                <text:list-item>
                  <text:p text:style-name="P73">Условия аккредитива определяются в соответствии с настоящим Договором и заявлением Заказчика на открытие аккредитива, составленным в соответствии с условиями настоящего Договора;</text:p>
                </text:list-item>
                <text:list-item>
                  <text:p text:style-name="P74"><text:span text:style-name="T4">Исполнение аккредитива может производиться как на всю Сумму аккредитива, так и на ее часть (частичное исполнение аккредитива), при условии предоставления Исполнителем документов, необходимых для исполнения аккредитива, предусмотренных в п. 6.1 </text:span><text:span text:style-name="T4"><text:bookmark-ref text:reference-format="chapter" text:ref-name="_Ref333764585">6.1</text:bookmark-ref></text:span><text:span text:style-name="T4"> Договора. При частичном исполнении аккредитива исполнение аккредитива может производиться на часть Суммы аккредитива, указанную в документах, предоставленных Исполнителем в Банк в соответствии с п. 6.1 </text:span><text:span text:style-name="T4"><text:bookmark-ref text:reference-format="chapter" text:ref-name="_Ref333764585">6.1</text:bookmark-ref></text:span><text:span text:style-name="T4"> Договора. При этом в совокупности сумма всех исполненных частей Суммы аккредитива не может превышать Сумму аккредитива, за вычетом </text:span><text:span text:style-name="T6">тех сумм денежных средств, которые уже были перечислены Банком Исполнителю и/или Заказчику при частичном исполнении аккредитива и/или частичном закрытии аккредитива в соответствии с условиями Договора</text:span><text:span text:style-name="T4">;</text:span></text:p>
                </text:list-item>
              </text:list>
            </text:list-item>
            <text:list-item>
              <text:p text:style-name="P71">Нажимая на Защищенных станицах Сайта кнопку «Зарезервировать деньги», Заказчик отправляет в Банк заявление на открытие аккредитива. Нажатие указанной кнопки является подписанием аналогом собственноручной подписи Заказчика заявления на открытие аккредитива, составленного в электронной форме, что признается Сторонами необходимым и достаточным условием для однозначного и бесспорного подтверждения подлинности и законности передаваемого заявления и идентификации лица, его подписавшего.</text:p>
            </text:list-item>
            <text:list-item>
              <text:p text:style-name="P69"><text:bookmark-start text:name="_Ref334002863"/><text:bookmark-start text:name="_Ref333764535"/><text:span text:style-name="T4">В течение 5 (Пяти) рабочих дней с даты отправки Заказчиком в Банк </text:span><text:soft-page-break/><text:span text:style-name="T4">заявления на открытие аккредитива Заказчик обязуется осуществить единовременный перевод Банку денежных средств для открытия аккредитива в размере Суммы аккредитива, увеличенной на сумму Комиссии Банка за открытие аккредитива и на сумму Вознаграждения Общества, уплачиваемого со стороны Заказчика, одним из Способов оплаты по выбору Заказчика. Выбор Способа оплаты осуществляется Заказчиком при помощи технических средств Сайта в момент заполнения заявления на аккредитив. Настоящим Заказчик дает распоряжение Банку осуществить перевод денежных средств в пользу Общества в размере Вознаграждения Общества, подлежащего уплате со стороны Заказчика.</text:span><text:bookmark-end text:name="_Ref333764535"/><text:span text:style-name="T4"> </text:span><text:bookmark-end text:name="_Ref334002863"/></text:p>
            </text:list-item>
            <text:list-item>
              <text:p text:style-name="P71">При использовании Заказчиком такого Способа оплаты как осуществление перевода денежных средств с банковского счета Заказчика платежное поручение должно быть составлено в строгом соответствии с инструкциями Банка, полученными Заказчиком посредством Защищенных страниц Сайта. </text:p>
            </text:list-item>
            <text:list-item>
              <text:p text:style-name="P69"><text:span text:style-name="T4">Банк открывает аккредитив по заявлению Заказчика на открытие аккредитива в пользу Исполнителя только при условии, что в течение срока, указанного в п. 4.3</text:span><text:span text:style-name="T4"><text:bookmark-ref text:reference-format="chapter" text:ref-name="_Ref333764535">4.3</text:bookmark-ref></text:span><text:span text:style-name="T4"> Договора, Заказчик перечислит Банку сумму, указанную в п. 4.3</text:span><text:span text:style-name="T4"><text:bookmark-ref text:reference-format="chapter" text:ref-name="_Ref333764535">4.3</text:bookmark-ref></text:span><text:span text:style-name="T4"> настоящего Договора в полном объеме. </text:span></text:p>
            </text:list-item>
            <text:list-item>
              <text:p text:style-name="P69"><text:span text:style-name="T4">При получении Банком от Заказчика денежных средств в меньшем размере, чем указано в п. 4.3</text:span><text:span text:style-name="T4"><text:bookmark-ref text:reference-format="chapter" text:ref-name="_Ref333764535">4.3</text:bookmark-ref></text:span><text:span text:style-name="T4"> Договора, или по истечении срока, указанного в п. 4.3</text:span><text:span text:style-name="T4"><text:bookmark-ref text:reference-format="chapter" text:ref-name="_Ref333764535">4.3</text:bookmark-ref></text:span><text:span text:style-name="T4"> Договора, Банк возвращает в полном объеме денежные средства Заказчику без открытия аккредитива.</text:span></text:p>
            </text:list-item>
            <text:list-item>
              <text:p text:style-name="P71">Банк открывает аккредитив не позднее следующего рабочего дня с даты поступления денежных средств на счет Банка.</text:p>
            </text:list-item>
            <text:list-item>
              <text:p text:style-name="P71">Банк уведомляет Заказчика и Исполнителя об открытии Банком аккредитива и условиях такого аккредитива через Защищенные страницы Сайта. Исполнитель, получив уведомление об открытии аккредитива, может отказаться от исполнения аккредитива в его пользу путем подачи заявления об отказе от исполнения аккредитива в порядке, предусмотренном разделом 7 настоящего Договора. Если Исполнитель в течение одного рабочего с момента получения уведомления Банка об открытии аккредитива не отказывается от его исполнения, в таком случае признается, что Исполнитель согласен с условиями аккредитива, указанными в заявлении на открытие аккредитива.</text:p>
            </text:list-item>
            <text:list-item>
              <text:p text:style-name="P71">Заказчик предоставляет Банку заранее данный акцепт на осуществление Банком переводов денежных средств по аккредитиву на Сумму аккредитива в пользу Исполнителя.</text:p>
            </text:list-item>
          </text:list>
        </text:list-item>
        <text:list-item>
          <text:p text:style-name="P62">Изменение условий аккредитива</text:p>
        </text:list-item>
      </text:list>
      <text:p text:style-name="P43"/>
      <text:list xml:id="list21672518" text:continue-numbering="true" text:style-name="WW8Num13">
        <text:list-item>
          <text:list>
            <text:list-item>
              <text:p text:style-name="P71">Заказчик и Исполнитель по обоюдному согласию могут изменять Срок действия аккредитива. </text:p>
            </text:list-item>
            <text:list-item>
              <text:p text:style-name="P71">Для изменения Срока действия аккредитива Заказчик подает в Банк соответствующее заявление посредством программно-технических средств Сайта через Защищенные страницы Сайта путем нажатия кнопки «Внести изменения». Нажатие указанной кнопки является подписанием соответствующего электронного документа аналогом собственноручной подписи Заказчика.</text:p>
            </text:list-item>
            <text:list-item>
              <text:p text:style-name="P71">Получив данное заявление, Банк уведомляет об этом Исполнителя посредством программно-технических средств Сайта через Защищенные страницы Сайта не позднее следующего рабочего дня, следующего за днем получения соответствующего заявления Заказчика. Получив уведомление о предлагаемых изменениях Срока действия аккредитива, Исполнитель может согласиться с ними или отказаться от них, отправив Банку соответствующее заявление посредством программно-технических средств Сайта через Защищенные страницы Сайта, нажав на кнопку «Согласиться с изменениями» или «Отказаться от изменений». Нажатие <text:soft-page-break/>указанных кнопок является подписанием соответствующих электронных документов аналогом собственноручной подписи Исполнителя.</text:p>
            </text:list-item>
            <text:list-item>
              <text:p text:style-name="P71">Срок аккредитива считается измененным с рабочего дня, следующего за днем получения Банком заявления Исполнителя о его согласии на изменение срока аккредитива.</text:p>
            </text:list-item>
            <text:list-item>
              <text:p text:style-name="P71">Для того чтобы Общество могло надлежащим образом в случае необходимости выполнить свои обязательства по рассмотрению обращений Заказчика и/или Исполнителя, Общество должно быть немедленно уведомлено Заказчиком и Исполнителем об изменении Срока выполнения Работы через Защищенные страницы Сайта.</text:p>
            </text:list-item>
          </text:list>
        </text:list-item>
      </text:list>
      <text:p text:style-name="P45"/>
      <text:list xml:id="list21666330" text:continue-numbering="true" text:style-name="WW8Num13">
        <text:list-item>
          <text:p text:style-name="P63"><text:bookmark-start text:name="_Ref333865525"/><text:span text:style-name="T1">Исполнение аккредитива</text:span><text:bookmark-end text:name="_Ref333865525"/><text:span text:style-name="T1"> </text:span></text:p>
        </text:list-item>
      </text:list>
      <text:p text:style-name="P44"/>
      <text:list xml:id="list21687990" text:continue-numbering="true" text:style-name="WW8Num13">
        <text:list-item>
          <text:list>
            <text:list-item>
              <text:p text:style-name="P71"><text:bookmark-start text:name="_Ref333764585"/>Для исполнения аккредитива Исполнитель должен будет предоставить в Банк не позже даты окончания Срока действия аккредитива (до 18:00 по Московскому времени указанной даты) один из следующих документов:<text:bookmark-end text:name="_Ref333764585"/></text:p>
              <text:list>
                <text:list-item>
                  <text:p text:style-name="P74"><text:span text:style-name="T4">акт приема-передачи Работы, подписанный аналогами собственноручных подписей <text:s/>Заказчика и Исполнителя, который должен содержать наименование Заказчика и Исполнителя, ссылку на номер и дату Соглашения, номер и дату настоящего Договора, дату подписания Заказчиком акта приема-передачи Работы, сумму, на которую должно производиться исполнение аккредитива в пользу Исполнителя; </text:span><text:span text:style-name="T11">или</text:span></text:p>
                </text:list-item>
                <text:list-item>
                  <text:p text:style-name="P73">отчет о рассмотрении обращения. Данный отчет должен быть подписан аналогом собственноручной подписи Исполнителя и должен содержать ссылку на номер и дату Соглашения, номер и дату настоящего Договора, наименование Заказчика и Исполнителя, сумму, на которую должно производиться исполнение аккредитива в пользу Исполнителя.</text:p>
                </text:list-item>
              </text:list>
            </text:list-item>
            <text:list-item>
              <text:p text:style-name="P69"><text:span text:style-name="T4">Все указанные в п. </text:span><text:span text:style-name="T8">6.1</text:span><text:span text:style-name="T4"><text:bookmark-ref text:reference-format="chapter" text:ref-name="_Ref333764585">6.1</text:bookmark-ref></text:span><text:span text:style-name="T4"> Договора документы предоставляются Исполнителем в Банк в электронном виде с использованием технических средств Сайта через Защищенные страницы Сайта путем нажатия кнопки «Завершить этап». Нажатие данной кнопки является аналогом собственноручной подписи Исполнителя. После нажатия Исполнителем кнопки «Завершить этап» Банком на Абонентский номер Исполнителя направляется </text:span><text:span text:style-name="T8">SMS</text:span><text:span text:style-name="T4">-сообщение с Одноразовым аутентификационным кодом, после чего Исполнитель обязан ввести данный Одноразовый аутентификационный код на Защищенных страницах Сайта, введение данного кода также является подписанием соответствующих электронных документов аналогом собственноручной подписи Исполнителя, подтверждающей, что Исполнитель предоставил в Банк соответствующие документы и заявление на исполнение аккредитива, что признается необходимым и достаточным условием для однозначного и бесспорного подтверждения подлинности и законности передаваемых документов и идентификации лица их подписавшего.</text:span></text:p>
            </text:list-item>
            <text:list-item>
              <text:p text:style-name="P69"><text:bookmark-start text:name="_Ref333764512"/><text:span text:style-name="T4">Для исполнения аккредитива Исполнитель должен будет предоставить в Банк указанные в п. 6.1</text:span><text:span text:style-name="T4"><text:bookmark-ref text:reference-format="chapter" text:ref-name="_Ref333764585">6.1</text:bookmark-ref></text:span><text:span text:style-name="T4"> Договора документы в течение всего Срока действия аккредитива. Если дата истечения Срока действия аккредитива приходится на нерабочий день, Исполнитель может предоставить документы в первый рабочий день после дня истечения соответствующего Срока действия аккредитива.</text:span><text:bookmark-end text:name="_Ref333764512"/></text:p>
            </text:list-item>
            <text:list-item>
              <text:p text:style-name="P71">Банк проверяет соответствие по внешним признакам предоставленных Исполнителем документов и их реквизитов требованиям, предусмотренным <text:s/>условиями аккредитива и принимает решение о соответствии или несоответствии предоставленных Исполнителем <text:s/>документов указанным требованиям. Срок проверки документов Банком не превышает пяти рабочих дней, следующих за днем получения Банком документов от Исполнителя. При предоставлении Исполнителем документов <text:soft-page-break/>менее чем за пять рабочих дней до истечения Срока действия аккредитива Банк осуществляет проверку предоставленных документов в пределах пятидневного срока, при этом закрытие аккредитива до окончания указанного срока не осуществляется.</text:p>
            </text:list-item>
            <text:list-item>
              <text:p text:style-name="P69"><text:span text:style-name="T6">При установлении несоответствия предоставленных документов по внешним признакам </text:span><text:span text:style-name="T4">требованиям Договора Б</text:span><text:span text:style-name="T6">анк отказывает в исполнении аккредитива, указав на расхождения, являющиеся причиной отказа. В этом случае Исполнитель <text:s/>вправе повторно предоставить документы, предусмотренные </text:span><text:span text:style-name="T4">п. 6.1</text:span><text:span text:style-name="T4"><text:bookmark-ref text:reference-format="chapter" text:ref-name="_Ref333764585">6.1</text:bookmark-ref></text:span><text:span text:style-name="T4"> Договора</text:span><text:span text:style-name="T6">, до истечения Срока действия аккредитива. Банк исполняет аккредитив в пределах Суммы аккредитива, которая была перечислена Заказчиком Банку для открытия аккредитива, за вычетом тех сумм денежных средств, которые уже были перечислены Банком Исполнителю и/или Заказчику при частичном исполнении аккредитива и/или частичном закрытии аккредитива в соответствии с условиями Договора.</text:span></text:p>
            </text:list-item>
            <text:list-item>
              <text:p text:style-name="P71">При установлении соответствия предоставленных документов условиям аккредитива Банк осуществляет исполнение аккредитива в срок не позднее 3 (трех) рабочих дней, следующих за днем принятия Банком решения о соответствии предоставленных Исполнителем документов требованиям, предусмотренным <text:s/>условиями аккредитива.</text:p>
            </text:list-item>
            <text:list-item>
              <text:p text:style-name="P71">Исполнение аккредитива Исполнителю производится Банком тем Способом исполнения, который был выбран Исполнителем на Защищенных страницах Сайта при заключении настоящего Договора. </text:p>
            </text:list-item>
          </text:list>
        </text:list-item>
      </text:list>
      <text:p text:style-name="P35"><text:span text:style-name="T4">При этом в любом случае, если Исполнителем является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 то единственно возможным Способом исполнения для него будет перевод денежных средств на банковский счет Исполнителя. </text:span><text:span text:style-name="T30">Перевод денежных средств на банковский счет Исполнителя осуществляется платежным поручением, в котором в назначении платежа указывается Сумма аккредитива (часть Суммы аккредитива при частичном исполнении)</text:span> .</text:p>
      <text:p text:style-name="P35"><text:span text:style-name="T4">Также, если Исполнителем является физическое лицо — резидент Российской Федерации или нерезидент Российской Федерации, а Сумма аккредитива меньше или равна 15 000 (Пятнадцать тысяч) рублей Российской Федерации, то единственно возможным Способом исполнения является перевод денежных средств в пользу Исполнителя с целью увеличения остатка электронных денежных средств </text:span><text:span text:style-name="T4">Исполнителя, учитываемых посредством Электронного средства платежа «Веб-Кошелек ПСКБ». </text:span></text:p>
      <text:list xml:id="list21682443" text:continue-numbering="true" text:style-name="WW8Num13">
        <text:list-item>
          <text:list>
            <text:list-item>
              <text:p text:style-name="P71">Банк не несет ответственности за правильность указанных Исполнителем реквизитов для осуществления переводов при исполнении аккредитива. Банк не гарантирует зачисление Исполнителю денежных средства на сумму более 15 000 (Пятнадцать тысяч) рублей, если в качестве платежных реквизитов Исполнитель указал неперсонифицированное ЭСП. В этом случае Банк переводит данные денежные средства в пользу Исполнителя с целью увеличения остатка электронных денежных средств Исполнителя, учитываемых посредством Электронного средства платежа «Веб-Кошелек ПСКБ».</text:p>
            </text:list-item>
            <text:list-item>
              <text:p text:style-name="P71">Банк уведомляет Заказчика и Исполнителя об исполнении (частичном исполнении) Банком аккредитива через Защищенные страницы Сайта.</text:p>
            </text:list-item>
            <text:list-item>
              <text:p text:style-name="P71">Обязанность Банка по исполнению (частичному исполнению) аккредитива Исполнителю и по исполнению аккредитива третьему лицу (Обществу) будет считаться исполненной с момента списания денежных средств со счета аккредитива в Банке.</text:p>
            </text:list-item>
          </text:list>
        </text:list-item>
      </text:list>
      <text:p text:style-name="P45"/>
      <text:p text:style-name="P45"/>
      <text:list xml:id="list21658703" text:continue-numbering="true" text:style-name="WW8Num13">
        <text:list-item>
          <text:p text:style-name="P62"><text:bookmark-start text:name="_Ref333865664"/><text:soft-page-break/>Закрытие аккредитива<text:bookmark-end text:name="_Ref333865664"/></text:p>
        </text:list-item>
      </text:list>
      <text:p text:style-name="P44"/>
      <text:list xml:id="list21683138" text:continue-numbering="true" text:style-name="WW8Num13">
        <text:list-item>
          <text:list>
            <text:list-item>
              <text:p text:style-name="P71">Банк производит закрытие аккредитива в полной Сумме аккредитива или ее части (частичное закрытие аккредитива) в следующих случаях:</text:p>
              <text:list>
                <text:list-item>
                  <text:p text:style-name="P73">Срок действия аккредитива истек;</text:p>
                </text:list-item>
                <text:list-item>
                  <text:p text:style-name="P73">Поступило заявление Исполнителя об отказе от исполнения аккредитива (в полной Сумме аккредитива или ее части).</text:p>
                </text:list-item>
              </text:list>
            </text:list-item>
            <text:list-item>
              <text:p text:style-name="P69"><text:bookmark-start text:name="_Ref333860104"/><text:span text:style-name="T4">Исполнитель имеет право отказаться от исполнения аккредитива полностью на всю Сумму аккредитива или ее часть, направив соответствующее подписанное аналогом собственноручной подписи Исполнителя заявление в Банк в электронной форме, </text:span><text:bookmark-end text:name="_Ref333860104"/><text:span text:style-name="T4">содержащее ссылку на номер и дату Договора, наименование Заказчика и Исполнителя, сумму, на которую Исполнитель отказывается от исполнения аккредитива в его пользу.</text:span></text:p>
            </text:list-item>
            <text:list-item>
              <text:p text:style-name="P71"><text:bookmark-start text:name="_Ref335296703"/>Заявление Исполнителя об отказе от использования аккредитива направляется в Банк в электронной форме посредством программно-технических средств Сайта через Защищенные страницы Сайта путем нажатия кнопки «Завершить этап». Нажатие указанной кнопки является аналогом собственноручной подписи Исполнителя.<text:bookmark-end text:name="_Ref335296703"/></text:p>
            </text:list-item>
          </text:list>
        </text:list-item>
      </text:list>
      <text:p text:style-name="P35"><text:span text:style-name="T4">После нажатия Исполнителем кнопки «Завершить этап» Банком на Абонентский номер Исполнителя направляется </text:span><text:span text:style-name="T8">SMS</text:span><text:span text:style-name="T4">-сообщение с Одноразовым аутентификационным кодом, после чего Исполнитель обязан ввести данный Одноразовый аутентификационный код на Защищенных страницах Сайта в качестве подтверждения того, что он нажал на указанную кнопку, введение данного кода также является подписанием заявления об отказе от использования аккредитива аналогом собственноручной подписи Исполнителя, подтверждающей, что Исполнитель подал в Банк заявление об отказе от использования аккредитива (в полной Сумме аккредитива или ее части), что признается необходимым и достаточным условием для однозначного и бесспорного подтверждения подлинности <text:s/>и законности передаваемых документов и идентификации лица их подписавшего.</text:span></text:p>
      <text:list xml:id="list21680607" text:continue-numbering="true" text:style-name="WW8Num13">
        <text:list-item>
          <text:list>
            <text:list-item>
              <text:p text:style-name="P69"><text:span text:style-name="T4">При закрытии аккредитива неиспользованная Сумма аккредитива перечисляется Банком Заказчику тем же Способом оплаты, которым Заказчик осуществлял перечисление денежных средств в Банк для открытия аккредитива. Банк осуществляет закрытие аккредитива в пределах Суммы аккредитива, </text:span><text:span text:style-name="T6">за вычетом тех сумм денежных средств, которые уже были перечислены Банком Исполнителю и/или Заказчику при частичном исполнении аккредитива и/или частичном закрытии аккредитива в соответствии с условиями Договора.</text:span></text:p>
            </text:list-item>
            <text:list-item>
              <text:p text:style-name="P71">Возврат Заказчику неиспользованной Суммы аккредитива производится Банком в течение 1 (одного) рабочего дня, следующего за днем закрытия аккредитива.</text:p>
            </text:list-item>
            <text:list-item>
              <text:p text:style-name="P71">Банк уведомляет Заказчика и Исполнителя о закрытии (частичном закрытии) Банком аккредитива через Защищенные страницы Сайта.</text:p>
            </text:list-item>
            <text:list-item>
              <text:p text:style-name="P71">Обязанность Банка по закрытию (частичному закрытию) аккредитива будет считаться исполненной с момента списания Банком денежных средств со счета аккредитива в Банке.</text:p>
            </text:list-item>
          </text:list>
        </text:list-item>
      </text:list>
      <text:p text:style-name="P45"/>
      <text:list xml:id="list21668252" text:continue-numbering="true" text:style-name="WW8Num13">
        <text:list-item>
          <text:p text:style-name="P62">Передача и приемка результата Работы</text:p>
        </text:list-item>
      </text:list>
      <text:p text:style-name="P39"/>
      <text:list xml:id="list21663205" text:continue-numbering="true" text:style-name="WW8Num13">
        <text:list-item>
          <text:list>
            <text:list-item>
              <text:p text:style-name="P69"><text:span text:style-name="T4">Исполнитель передает результат Работы Заказчику самостоятельно способом, согласованным с Заказчиком, с учетом ограничения, установленного п. 2.4.2</text:span><text:span text:style-name="T4"><text:bookmark-ref text:reference-format="chapter" text:ref-name="_Ref273536930">2.4.2</text:bookmark-ref></text:span><text:span text:style-name="T4"> настоящего Договора. Передача результата Работы может осуществляться через Защищенные страницы Сайта, если программно-технические средства Сайта позволяют это сделать. </text:span></text:p>
            </text:list-item>
            <text:list-item>
              <text:p text:style-name="P71"><text:bookmark-start text:name="_Ref251145986"/>В соответствии с требованиями применимого законодательства <text:soft-page-break/>Исполнитель и Заказчик самостоятельно оформляют акт приема-передачи Работы при помощи программно-технических средств Сайта. При этом Исполнитель также в случаях, предусмотренных применимым правом, самостоятельно выставляет счет-фактуру Заказчику на выполненную им Работу.</text:p>
            </text:list-item>
            <text:list-item>
              <text:p text:style-name="P69"><text:bookmark-start text:name="_Ref334023908"/><text:span text:style-name="T4">Не позднее чем в течение 2 (двух)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технических средств Сайта о надлежащем выполнении Работы Исполнителем и сдаче результата такой Работы Исполнителем (нажатие на Защищенных страницах Сайта кнопки «Принять работу»). В случае наличия претензий со стороны Заказчика в отношении несоответствия выполненной Работы Соглашению и Техническому заданию, Заказчик может обратиться к Обществу в порядке и сроки, предусмотренные разделом 9</text:span><text:span text:style-name="T4"><text:bookmark-ref text:reference-format="chapter" text:ref-name="_Ref251155839">9</text:bookmark-ref></text:span><text:span text:style-name="T4"> Договора.</text:span><text:bookmark-end text:name="_Ref251145986"/><text:bookmark-end text:name="_Ref334023908"/></text:p>
            </text:list-item>
            <text:list-item>
              <text:p text:style-name="P71">Нажатие Заказчиком на Защищенных страницах Сайта кнопки «Принять работу» является аналогом собственноручной подписи Заказчика и означает подписание Заказчиком акта приема-передачи Работы. При нажатии кнопки «Принять работу» Заказчик подтверждает, что у него отсутствуют какие-либо претензии к Исполнителю относительно качества выполненной Работы, а также сроков ее выполнения. </text:p>
            </text:list-item>
            <text:list-item>
              <text:p text:style-name="P69"><text:bookmark-start text:name="_Ref334548296"/><text:span text:style-name="T4">В случае невыполнения Заказчиком п. 8.3</text:span><text:span text:style-name="T4"><text:bookmark-ref text:reference-format="chapter" text:ref-name="_Ref334023908">8.3</text:bookmark-ref></text:span><text:span text:style-name="T4"> Договора Исполнитель обязуется незамедлительно обратиться к Обществу в порядке и сроки, предусмотренные разделом </text:span><text:span text:style-name="T8">9</text:span><text:span text:style-name="T4"><text:bookmark-ref text:reference-format="chapter" text:ref-name="_Ref251155839">9</text:bookmark-ref></text:span><text:span text:style-name="T4"> Договора.</text:span><text:bookmark-end text:name="_Ref334548296"/></text:p>
            </text:list-item>
            <text:list-item>
              <text:p text:style-name="P69"><text:span text:style-name="T4">Общество вправе по собственной инициативе обращаться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 предусмотренном разделом </text:span><text:span text:style-name="T8">9</text:span><text:span text:style-name="T4"><text:bookmark-ref text:reference-format="chapter" text:ref-name="_Ref251155839">9</text:bookmark-ref></text:span><text:span text:style-name="T4"> Договора, однако, Общество не обязано это делать. Общество не обязано вести мониторинг или отслеживать надлежащее и своевременное обращение к Обществу в порядке, предусмотренном разделом </text:span><text:span text:style-name="T8">9</text:span><text:span text:style-name="T4"><text:bookmark-ref text:reference-format="chapter" text:ref-name="_Ref251155839">9</text:bookmark-ref></text:span><text:span text:style-name="T4"> Договора. Заказчик и Исполнитель самостоятельно несут риск любых последствий, связанных с несвоевременным уведомлением Общества или несвоевременным обращением к Обществу в порядке, предусмотренном разделом </text:span><text:span text:style-name="T8">9</text:span><text:span text:style-name="T4"><text:bookmark-ref text:reference-format="chapter" text:ref-name="_Ref251155839">9</text:bookmark-ref></text:span><text:span text:style-name="T4"> Договора. </text:span></text:p>
            </text:list-item>
          </text:list>
        </text:list-item>
      </text:list>
      <text:p text:style-name="P37"/>
      <text:list xml:id="list21668227" text:continue-numbering="true" text:style-name="WW8Num13">
        <text:list-item>
          <text:p text:style-name="P61"><text:bookmark-start text:name="_Ref251155839"/>Рассмотрение обращений Заказчика и Исполнителя<text:bookmark-end text:name="_Ref251155839"/></text:p>
        </text:list-item>
      </text:list>
      <text:p text:style-name="P38"/>
      <text:list xml:id="list21683324" text:continue-numbering="true" text:style-name="WW8Num13">
        <text:list-item>
          <text:list>
            <text:list-item>
              <text:p text:style-name="P69"><text:span text:style-name="T4">Заказчик и/или Исполнитель вправе обраться к Обществу в порядке раздела </text:span><text:span text:style-name="T8">9</text:span><text:span text:style-name="T4"><text:bookmark-ref text:reference-format="chapter" text:ref-name="_Ref251155839">9</text:bookmark-ref></text:span><text:span text:style-name="T4"> настоящего Договора в случае возникновения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 При этом Заказчик и/или Исполнитель имеют право обратиться к Обществу в течение срока, предусмотренного п. </text:span><text:span text:style-name="T8">9.2</text:span><text:span text:style-name="T4"><text:bookmark-ref text:reference-format="chapter" text:ref-name="_Ref334548871">9.2</text:bookmark-ref></text:span><text:span text:style-name="T4"> Договора. Возможность обращения к Обществу для целей, указанных в настоящем пункте, в любом случае будет отсутствовать после исполнения Банком аккредитива и/или закрытия аккредитива Банком на всю Сумму аккредитива. </text:span></text:p>
            </text:list-item>
            <text:list-item>
              <text:p text:style-name="P69"><text:bookmark-start text:name="_Ref334548871"/><text:span text:style-name="T4">Заказчик и/или Исполнитель могут обратиться к Обществу в порядке, предусмотренным разделом </text:span><text:span text:style-name="T8">9</text:span><text:span text:style-name="T4"><text:bookmark-ref text:reference-format="chapter" text:ref-name="_Ref251155839">9</text:bookmark-ref></text:span><text:span text:style-name="T4"> Договора, не позднее 5 (пяти) рабочих дней, следующих за днем окончания Срока выполнения Работы. </text:span><text:bookmark-end text:name="_Ref334548871"/></text:p>
            </text:list-item>
            <text:list-item>
              <text:p text:style-name="P72">Обращение к Обществу осуществляется при помощи технических средств Сайта путем нажатия кнопки «Обратиться в арбитраж».</text:p>
            </text:list-item>
            <text:list-item>
              <text:p text:style-name="P71">Обществом не рассматриваются обращения (а поступившие обращения считаются несделанными), которые: </text:p>
              <text:list>
                <text:list-item>
                  <text:p text:style-name="P74"><text:span text:style-name="T4">Сделаны по истечении срока, предусмотренного п. </text:span><text:span text:style-name="T8">9.2</text:span><text:span text:style-name="T4"><text:bookmark-ref text:reference-format="chapter" text:ref-name="_Ref334548871">9.2</text:bookmark-ref></text:span><text:span text:style-name="T4"> настоящего Договора;</text:span></text:p>
                </text:list-item>
                <text:list-item>
                  <text:p text:style-name="P73">Сделаны в отношении той части Работы, по которой Банком уже <text:soft-page-break/>было произведено исполнение аккредитива или закрытие аккредитива;</text:p>
                </text:list-item>
                <text:list-item>
                  <text:p text:style-name="P73">Сделаны Заказчиком после того, как он сообщил о надлежащем выполнении Работы Исполнителем и сдаче результата такой Работы Исполнителем (путем нажатия на Защищенных страницах Сайта кнопки «Принять работу»);</text:p>
                </text:list-item>
                <text:list-item>
                  <text:p text:style-name="P74"><text:span text:style-name="T4">Сделаны после рассмотрения Обществом обращения по данному вопросу, направленного ранее в порядке, предусмотренном разделом </text:span><text:span text:style-name="T8">9</text:span><text:span text:style-name="T4"><text:bookmark-ref text:reference-format="chapter" text:ref-name="_Ref251155839">9</text:bookmark-ref></text:span><text:span text:style-name="T4"> Договора;</text:span></text:p>
                </text:list-item>
                <text:list-item>
                  <text:p text:style-name="P73">Сделаны в отношении Работы, которая противоречит законодательству Российской Федерации.</text:p>
                </text:list-item>
              </text:list>
            </text:list-item>
            <text:list-item>
              <text:p text:style-name="P71"><text:bookmark-start text:name="_Ref251150928"/>В течение 3 (трех) рабочих дней с момента получения обращения Общество должно предпринять все зависящее от него, чтобы связаться с Заказчиком и Исполнителем, выяснить, какие разногласия относительно Работы имеются между ними, предпринять на свое усмотрение меры по мирному досудебному урегулированию спора.<text:bookmark-end text:name="_Ref251150928"/></text:p>
              <text:list>
                <text:list-item>
                  <text:p text:style-name="P74"><text:bookmark-start text:name="_Ref334026851"/><text:bookmark-start text:name="_Ref334613019"/><text:span text:style-name="T4">Если на данном этапе в процессе рассмотрения обращения Заказчик и Исполнитель через Защищенные страницы Сайта договорятся о размере оплаты Работы Исполнителя, то в таком случае Заказчик и Исполнитель при помощи программно-технических средств Сайта оформляют акт приема-передачи Работы с указанием суммы денежных средств, причитающихся Исполнителю за выполненную им Работу, данный акт должен также содержать ссылку на номер и дату Соглашения, номер и дату настоящего Договора, наименование Заказчика и Исполнителя, положения о согласованном между Заказчиком и Исполнителем размере оплаты </text:span><text:span text:style-name="T4">Работы Исполнителя, то есть суммы, на которую Банк может произвести исполнение аккредитива в порядке раздела </text:span><text:span text:style-name="T8">6</text:span><text:span text:style-name="T4"><text:bookmark-ref text:reference-format="chapter" text:ref-name="_Ref333865525">6</text:bookmark-ref></text:span><text:span text:style-name="T4"> Договора. При этом Исполнитель также отправляет в Банк заявление на отказ от использования аккредитива в части Суммы аккредитива, согласованной с Заказчиком, данное заявление направляется в Банк в соответствии с <text:s text:c="3"/>п. </text:span><text:span text:style-name="T8">7.3</text:span><text:span text:style-name="T13"><text:bookmark-ref text:reference-format="chapter" text:ref-name="_Ref335296703">7.3</text:bookmark-ref></text:span><text:span text:style-name="T4"> Договора. На основании заявления Исполнителя об отказе от использования аккредитива в части Суммы аккредитива Банк производит закрытие аккредитива в части Суммы аккредитива, указанной в таком заявлении, в соответствии с разделом </text:span><text:span text:style-name="T8">7</text:span><text:span text:style-name="T4"><text:bookmark-ref text:reference-format="chapter" text:ref-name="_Ref333865664">7</text:bookmark-ref></text:span><text:span text:style-name="T4"> Договора, при этом Банк не обязан проверять, соответствует ли сумма денежных средств, указанная Исполнителем в этом заявлении, его договоренностям с Заказчиком.</text:span><text:bookmark-end text:name="_Ref334026851"/><text:bookmark-end text:name="_Ref334613019"/></text:p>
                </text:list-item>
                <text:list-item>
                  <text:p text:style-name="P74"><text:bookmark-start text:name="_Ref334026886"/><text:span text:style-name="T4">Если на данном этапе в процессе рассмотрения обращения Заказчик и Исполнитель через Защищенные страницы Сайта договорятся о расторжении Соглашения и возврате всей Суммы аккредитива Заказчику, то данное соглашение самостоятельно оформляется Заказчиком и Исполнителем на Защищенных страницах Сайта, а Исполнитель в таком случае при помощи программно-технических средств Сайта отправляет в Банк заявление об отказе от использования аккредитива на всю Сумму аккредитива в соответствии с п. </text:span><text:span text:style-name="T8">7.3</text:span><text:span text:style-name="T13"><text:bookmark-ref text:reference-format="chapter" text:ref-name="_Ref335296703">7.3</text:bookmark-ref></text:span><text:span text:style-name="T4"> Договора. </text:span><text:bookmark-end text:name="_Ref334026886"/></text:p>
                </text:list-item>
              </text:list>
            </text:list-item>
            <text:list-item>
              <text:p text:style-name="P69"><text:bookmark-start text:name="_Ref334023939"/><text:span text:style-name="T4">В случае если меры, предпринятые в соответствии с п. </text:span><text:span text:style-name="T8">9.5</text:span><text:span text:style-name="T4"><text:bookmark-ref text:reference-format="chapter" text:ref-name="_Ref251150928">9.5</text:bookmark-ref></text:span><text:span text:style-name="T4"> Договора, не приведут к урегулированию разногласий между Заказчиком и Исполнителем относительно Работы в указанный срок, Общество в срок 7 (Семь) рабочих дней проводит независимый анализ соответствия выполненной и переданной Заказчику Работы Соглашению и Техническому заданию. Проводя такой анализ, Общество действует не в качестве оценщика или эксперта, а исключительно в качестве независимой стороны, которая на основании настоящего Договора уполномочена осуществить такой анализ, руководствуясь собственным независимым убеждением и усмотрением. При этом Общество не является представителем ни Заказчика, ни Исполнителя.</text:span><text:bookmark-end text:name="_Ref334023939"/></text:p>
            </text:list-item>
            <text:list-item>
              <text:p text:style-name="P71">При анализе результата Работы Общество руководствуется Соглашением, Техническим заданием и условиями, согласованными в Техническом задании, в том числе согласованным сроком выполнения Работы. При анализе Работы принимаются изменения, внесенные в Соглашение и Техническое задание, а также доступная переписка Заказчика и Исполнителя в связи с Работой исключительно на Защищенных <text:soft-page-break/>страницах Сайта. При этом при анализе результата Работы Общество может также учитывать профессиональный уровень Исполнителя на основе демонстрируемых им работ во вкладке «Портфолио» на личной странице Исполнителя на Сайте (в частности, при помощи которых Общество будет устанавливать, на какой уровень выполнения Работы Заказчик мог рассчитывать при заключении Соглашения и настоящего Договора).</text:p>
            </text:list-item>
            <text:list-item>
              <text:p text:style-name="P71">Заказчик и Исполнитель обязуются предоставлять Обществу результат выполненной Работы для проведения анализа, предоставлять иные необходимые сведения и материалы, необходимые для анализа соответствия Работы Соглашению и Техническому заданию. При анализе используются материалы как предоставленные Заказчиком, так и Исполнителем. Заказчик и Исполнитель самостоятельно несут все риски непредоставления Обществу необходимых материалов. </text:p>
            </text:list-item>
            <text:list-item>
              <text:p text:style-name="P71"><text:bookmark-start text:name="_Ref251152602"/>По результатам рассмотрения обращения и проведения анализа соответствия Работы Общество по своему собственному независимому усмотрению и убеждению принимает одно из следующих решений:<text:bookmark-end text:name="_Ref251152602"/> </text:p>
              <text:list>
                <text:list-item>
                  <text:p text:style-name="P73">Работа полностью выполнена надлежащим образом и в срок в соответствии с Соглашением и Техническим заданием;</text:p>
                </text:list-item>
                <text:list-item>
                  <text:p text:style-name="P73">Часть работы (в процентном соотношении) выполнена надлежащим образом и в срок в соответствии с Соглашением и Техническим заданием;</text:p>
                </text:list-item>
                <text:list-item>
                  <text:p text:style-name="P73">Работа полностью не выполнена в срок, предусмотренный Соглашением и Техническим заданием.</text:p>
                </text:list-item>
              </text:list>
            </text:list-item>
            <text:list-item>
              <text:p text:style-name="P69"><text:span text:style-name="T4">Принятие одного из указанных в п. </text:span><text:span text:style-name="T8">9.9</text:span><text:span text:style-name="T4"><text:bookmark-ref text:reference-format="chapter" text:ref-name="_Ref251152602">9.9</text:bookmark-ref></text:span><text:span text:style-name="T4"> Договора решений является обязанностью Общества в соответствии с условиями настоящего Договора. Принятие одного из указанных решений Обществом является окончательным для целей настоящего Договора и не может быть пересмотрено в порядке раздела </text:span><text:span text:style-name="T8">9</text:span><text:span text:style-name="T4"><text:bookmark-ref text:reference-format="chapter" text:ref-name="_Ref251155839">9</text:bookmark-ref></text:span><text:span text:style-name="T4"> Договора. Заказчик и Исполнитель, заключая настоящий Договор, выражают свое согласие с любым из решений Общества, предусмотренных п. </text:span><text:span text:style-name="T8">9.9</text:span><text:span text:style-name="T4"><text:bookmark-ref text:reference-format="chapter" text:ref-name="_Ref251152602">9.9</text:bookmark-ref></text:span><text:span text:style-name="T4"> Договора.</text:span></text:p>
            </text:list-item>
            <text:list-item>
              <text:p text:style-name="P69"><text:span text:style-name="T4">Принимая одно из указанных в п.</text:span><text:span text:style-name="T8"> 9.9</text:span><text:span text:style-name="T4"><text:bookmark-ref text:reference-format="chapter" text:ref-name="_Ref251152602">9.9</text:bookmark-ref></text:span><text:span text:style-name="T4"> Договора решений, Общество разрешает лишь вопрос о том, надлежащим ли образом и в согласованный ли срок была полностью или частично выполнена Работа в соответствии с условиями Соглашением и Техническим заданием. При этом Общество разрешает вопрос о сумме денежных средств, которые Заказчик или Исполнитель могут получить при закрытии аккредитива или при исполнении аккредитива Банком. Данная сумма определяется в процентном отношении к сумме согласованной Заказчиком и Исполнителем при заключении Соглашения и настоящего Договора, при этом Общество, принимая одно из указанных в п. </text:span><text:span text:style-name="T8">9.9</text:span><text:span text:style-name="T4"><text:bookmark-ref text:reference-format="chapter" text:ref-name="_Ref251152602">9.9</text:bookmark-ref></text:span><text:span text:style-name="T4"> Договора решений, лишь указывает ту сумму денежных средств, которая соответствует части Работы, выполненной надлежащим образом.</text:span></text:p>
            </text:list-item>
            <text:list-item>
              <text:p text:style-name="P71">О проделанном Обществом независимом анализе на соответствие Соглашению и Техническому заданию выполненной и переданной Заказчику Работы и принятом в результате такого анализа решении Общество информирует Заказчика и Исполнителя посредством отчета о рассмотрении обращения. Данный отчет предоставляется Обществом Заказчику и Исполнителю через Защищенные страницы Сайта. </text:p>
            </text:list-item>
            <text:list-item>
              <text:p text:style-name="P71">Заключая настоящий Договор, Заказчик и Исполнитель тем самым дают свое безусловное согласие на то, что отчет о рассмотрении обращения, подготовленный Обществом как выполнение его обязательства по настоящему Договору, является в соответствии с условиями Договора достаточным документом для Банка для произведения исполнения аккредитива или закрытия аккредитива на условиях, предусмотренных настоящим Договором, на сумму, определенную в соответствующем отчете о рассмотрении обращения.</text:p>
            </text:list-item>
            <text:list-item>
              <text:p text:style-name="P69"><text:span text:style-name="T4">В случае если Заказчиком и Исполнителем, по мнению Общества, не предоставлены в соответствующий срок необходимые материалы и сведения для </text:span><text:soft-page-break/><text:span text:style-name="T4">принятия Обществом одного из решений, указанных в п. </text:span><text:span text:style-name="T8">9.9</text:span><text:span text:style-name="T4"><text:bookmark-ref text:reference-format="chapter" text:ref-name="_Ref251152602">9.9</text:bookmark-ref></text:span><text:span text:style-name="T4"> Договора, обращение считается несделанным. </text:span></text:p>
            </text:list-item>
            <text:list-item>
              <text:p text:style-name="P69"><text:span text:style-name="T4">Обращение к Обществу в порядке, предусмотренном разделом </text:span><text:span text:style-name="T8">9</text:span><text:span text:style-name="T4"><text:bookmark-ref text:reference-format="chapter" text:ref-name="_Ref251155839">9</text:bookmark-ref></text:span><text:span text:style-name="T4"> Договора, не исключает возможности для Заказчика или Исполнителя обратиться в компетентный суд для разрешения любых неурегулированных спорных вопросов в связи с Соглашением и настоящим Договором без привлечения к этому Общества, при этом подобное обращение Заказчика или Исполнителя в компетентный суд никак не будет влиять на действительность отчета как документа, на основании которого Банк осуществил исполнение аккредитива в соответствии с условиями настоящего Договора. Анализ соответствия Работы, осуществляемый Обществом, имеет значение исключительно для целей настоящего Договора и не может быть использован в каких-либо иных целях. </text:span></text:p>
            </text:list-item>
          </text:list>
        </text:list-item>
      </text:list>
      <text:p text:style-name="P37"/>
      <text:list xml:id="list21662873" text:continue-numbering="true" text:style-name="WW8Num13">
        <text:list-item>
          <text:p text:style-name="P62"><text:bookmark-start text:name="_Ref251944985"/>Обязательства по уплате налогов, сборов и иных взносов</text:p>
        </text:list-item>
      </text:list>
      <text:p text:style-name="P43"/>
      <text:list xml:id="list21680619" text:continue-numbering="true" text:style-name="WW8Num13">
        <text:list-item>
          <text:list>
            <text:list-item>
              <text:p text:style-name="P71">Заказчик и Исполнитель самостоятельно уплачивают все необходимые налоги, сборы и взносы, подлежащие уплате в связи с настоящим Договором и Соглашением в соответствии с применимым правом, и самостоятельно несут соответствующие риски и ответственность в случае их неуплаты.</text:p>
            </text:list-item>
            <text:list-item>
              <text:p text:style-name="P71">Заказчик и Исполнитель самостоятельно встают на учет в налоговых органах, ведут в установленном порядке учет своих доходов (расходов) и объектов налогообложения, предоставляют в установленном порядке в налоговые органы по месту учета налоговые декларации (расчеты), если такие обязанности предусмотрены применимым правом.</text:p>
            </text:list-item>
            <text:list-item>
              <text:p text:style-name="P71">Плательщиком страховых взносов является Заказчик, который самостоятельно осуществляет выплаты страховых взносов в отношении Исполнителя во все необходимые фонды (в частности, но, не ограничиваясь этим, пенсионный фонд, фонд обязательного медицинского страхования) в соответствии с применимым законодательством. </text:p>
            </text:list-item>
            <text:list-item>
              <text:p text:style-name="P71">Заказчик и Исполнитель самостоятельно уплачивают налог на доходы физического лица в соответствии с требованиями применимого права.</text:p>
            </text:list-item>
          </text:list>
        </text:list-item>
      </text:list>
      <text:p text:style-name="P45"/>
      <text:list xml:id="list21681935" text:continue-numbering="true" text:style-name="WW8Num13">
        <text:list-item>
          <text:p text:style-name="P62"><text:bookmark-end text:name="_Ref251944985"/>Вознаграждение Общества</text:p>
        </text:list-item>
      </text:list>
      <text:p text:style-name="P38"/>
      <text:list xml:id="list21661319" text:continue-numbering="true" text:style-name="WW8Num13">
        <text:list-item>
          <text:list>
            <text:list-item>
              <text:p text:style-name="P71">Вознаграждение Общества по Договору состоит из Вознаграждения, подлежащего оплате со стороны Заказчика.</text:p>
            </text:list-item>
            <text:list-item>
              <text:p text:style-name="P71">Со стороны Заказчика подлежат оплате: </text:p>
              <text:list>
                <text:list-item>
                  <text:p text:style-name="P74"><text:bookmark-start text:name="_Ref251779816"/><text:span text:style-name="T4">Вознаграждение Общества за предоставление онлайн сервиса «Безопасная сделка» Заказчику (обеспечение обмена информацией в связи с Соглашением и настоящим Договором на Защищенных страницах Сайта с помощью программно-технических средств Сайта, а также рассмотрение обращений и подготовка отчета о рассмотрении обращения в соответствии с разделом </text:span><text:span text:style-name="T8">9</text:span><text:span text:style-name="T4"><text:bookmark-ref text:reference-format="chapter" text:ref-name="_Ref251155839">9</text:bookmark-ref></text:span><text:span text:style-name="T4"> Договора). </text:span><text:bookmark-end text:name="_Ref251779816"/></text:p>
                </text:list-item>
              </text:list>
            </text:list-item>
            <text:list-item>
              <text:p text:style-name="P71">Вознаграждение Общества, уплачиваемое со стороны Заказчика, определяется исходя из Суммы аккредитива, согласованной Заказчиком и Исполнителем, в соответствии с Тарифами, являющимися неотъемлемой частью настоящего Договора. <text:s/>В размер Вознаграждения Общества включается НДС 18%.</text:p>
            </text:list-item>
            <text:list-item>
              <text:p text:style-name="P71"><text:bookmark-start text:name="_Ref334613474"/>Заказчик осуществляет оплату Вознаграждения Общества за предоставление онлайн сервиса «Безопасная сделка» в соответствии с Тарифами при перечислении денежных средств в Банк с целью открытия аккредитива. </text:p>
            </text:list-item>
            <text:list-item>
              <text:p text:style-name="P69"><text:bookmark-end text:name="_Ref334613474"/><text:span text:style-name="T4">Услуги Общества считаются оказанными Заказчику в момент открытия аккредитива в соответствии с условиями раздела </text:span><text:span text:style-name="T8">4</text:span><text:span text:style-name="T10"><text:bookmark-ref text:reference-format="chapter" text:ref-name="_Ref334711959">4</text:bookmark-ref></text:span><text:span text:style-name="T4"> настоящего Договора.</text:span></text:p>
            </text:list-item>
            <text:list-item>
              <text:p text:style-name="P69"><text:span text:style-name="T4">Общество обязуется в соответствии с применимым законодательством </text:span><text:soft-page-break/><text:span text:style-name="T4">направить Заказчику счет-фактуру и акт об оказании услуг в письменной форме, подписанные уполномоченным представителем Общества, по почте, курьерской доставкой или иным способом, обеспечивающим их получение Заказчиком. Заказчик обязуются подписать данный акт об оказании услуг в течение 7 (семи) рабочих дней с момента его получения и возвратить подписанный акт об оказании услуг по почте, курьерской доставкой или иным способом, обеспечивающим получение Обществом подписанного акта об оказании услуг. При этом копии указанных выше документов должны быть размещены Заказчиком на Защищенных страницах Сайта (если только Обществом не будет решено иное). Если Заказчик в течение 7 (семи) рабочих дней с момента получения акта об оказании услуг не подписали его или не направили мотивированный отказ от его подписания, то такой акт об оказании услуг, подписанный Обществом в одностороннем порядке, имеет юридически обязательную силу для обеих Сторон, как если бы он был подписан обеими Сторонами (Обществом и Заказчиком). Услуги Общества считаются оказанными надлежащим образом и принятыми без претензий, а акт об оказании услуг подписанным, если в течение 7 (семи) рабочих дней с момента оказания услуги не поступит претензий. </text:span></text:p>
            </text:list-item>
          </text:list>
        </text:list-item>
      </text:list>
      <text:p text:style-name="P36"/>
      <text:p text:style-name="P36"/>
      <text:p text:style-name="P36"/>
      <text:list xml:id="list21676267" text:continue-numbering="true" text:style-name="WW8Num13">
        <text:list-item>
          <text:p text:style-name="P62">Комиссия Банка</text:p>
        </text:list-item>
      </text:list>
      <text:p text:style-name="P42"/>
      <text:list xml:id="list21686044" text:continue-numbering="true" text:style-name="WW8Num13">
        <text:list-item>
          <text:list>
            <text:list-item>
              <text:p text:style-name="P69"><text:span text:style-name="T4">По настоящему Договору Банку выплачивается </text:span><text:span text:style-name="T30">Комиссия Банка за открытие аккредитива, которую уплачивает Банку Заказчик</text:span><text:span text:style-name="T4">:</text:span></text:p>
            </text:list-item>
            <text:list-item>
              <text:p text:style-name="P71">Размер Комиссии Банка определяется исходя из Суммы аккредитива, согласованной между Заказчиком и Исполнителем, в соответствии с Тарифами, являющимися неотъемлемой частью настоящего Договора.</text:p>
            </text:list-item>
            <text:list-item>
              <text:p text:style-name="P71">Оплата со стороны Заказчика Комиссии Банка в соответствии с Тарифами осуществляется Заказчиком при перечислении денежных средств в Банк с целью открытия аккредитива.</text:p>
            </text:list-item>
          </text:list>
        </text:list-item>
      </text:list>
      <text:p text:style-name="P45"/>
      <text:list xml:id="list21669234" text:continue-numbering="true" text:style-name="WW8Num13">
        <text:list-item>
          <text:p text:style-name="P62">Конфиденциальность</text:p>
        </text:list-item>
      </text:list>
      <text:p text:style-name="P43"/>
      <text:list xml:id="list21660899" text:continue-numbering="true" text:style-name="WW8Num13">
        <text:list-item>
          <text:list>
            <text:list-item>
              <text:p text:style-name="P71">Банк и/или Общество обязуются соблюдать конфиденциальность в отношении персональных данных Заказчика и/или Исполнителя, а также иной информации о Заказчике и/или Исполнителе, ставшей известной Банку и/или Обществу в связи с использованием настоящего Договора, за исключением случаев, когда:</text:p>
              <text:list>
                <text:list-item>
                  <text:p text:style-name="P73">такая информация является общедоступной;</text:p>
                </text:list-item>
                <text:list-item>
                  <text:p text:style-name="P73">информация раскрыта по требованию или с разрешения Заказчика и/или Исполнителя;</text:p>
                </text:list-item>
                <text:list-item>
                  <text:p text:style-name="P73">информация подлежит предоставлению контрагентам в объеме, необходимом для исполнения условий Договора;</text:p>
                </text:list-item>
                <text:list-item>
                  <text:p text:style-name="P73">информация требует раскрытия по основаниям, предусмотренным действующим законодательством Российской Федерации, или по вызывающим подозрение сделкам, или при поступлении соответствующих запросов суда или уполномоченных органов власти.</text:p>
                </text:list-item>
              </text:list>
            </text:list-item>
            <text:list-item>
              <text:p text:style-name="P71">Стороны принимают на себя обязательства не разглашать полученные в ходе исполнения настоящего Договора сведения, являющиеся конфиденциальными для каждой из Сторон. Под конфиденциальной информацией в настоящем Договоре понимаются не являющиеся общедоступными сведения, разглашение которых может привести к возникновению убытков и/или повлиять на деловую репутацию любой из Сторон, а именно: </text:p>
              <text:list>
                <text:list-item>
                  <text:p text:style-name="P73">информация о переводах, объемах операций;</text:p>
                </text:list-item>
                <text:list-item>
                  <text:p text:style-name="P73"><text:soft-page-break/>информация, составляющая коммерческую и банковскую тайну.</text:p>
                </text:list-item>
              </text:list>
            </text:list-item>
          </text:list>
        </text:list-item>
      </text:list>
      <text:p text:style-name="P41">Факт заключения настоящего Договора и предмет Договора не являются конфиденциальной информацией.</text:p>
      <text:p text:style-name="P37">Стороны обязуются не разглашать указанную в настоящем пункте информацию третьим лицам, за исключением ответственных лиц Сторон, уполномоченных получать и передавать информацию от имени каждой из Сторон в связи с исполнением обязательств по настоящему Договору. Указанная информация может быть предоставлена третьим лицам только в порядке, установленном действующим законодательством Российской Федерации. В случае прекращения действия настоящего Договора, Стороны обязуются не разглашать и не использовать в своих интересах и/или в интересах третьих лиц информацию, указанную в настоящем пункте, в течение 1 (Одного) года с момента прекращения действия настоящего Договора. </text:p>
      <text:p text:style-name="P37"/>
      <text:list xml:id="list21680037" text:continue-numbering="true" text:style-name="WW8Num13">
        <text:list-item>
          <text:p text:style-name="P62">Ответственность</text:p>
        </text:list-item>
      </text:list>
      <text:p text:style-name="P38"/>
      <text:list xml:id="list21678800" text:continue-numbering="true" text:style-name="WW8Num13">
        <text:list-item>
          <text:list>
            <text:list-item>
              <text:p text:style-name="P71">За неисполнение или ненадлежащее исполнение обязательств по Договору Стороны несут ответственность в соответствии с действующим законодательством Российской Федерации и Договором.</text:p>
            </text:list-item>
            <text:list-item>
              <text:p text:style-name="P69"><text:span text:style-name="T4">Общество несет ответственность по Договору исключительно в случае наличия умышленного нарушения обязательств. Во избежание сомнений, Общество не несет ответственности за принятие любого решения (или его последствия) в результате рассмотрения обращений и подготовки отчета о рассмотрении обращения в порядке, предусмотренном разделом </text:span><text:span text:style-name="T8">9</text:span><text:span text:style-name="T4"><text:bookmark-ref text:reference-format="chapter" text:ref-name="_Ref209446508">8</text:bookmark-ref></text:span><text:span text:style-name="T4"> Договора, так как само принятие такого решения (а не его содержание) является обязанностью Общества. </text:span></text:p>
            </text:list-item>
            <text:list-item>
              <text:p text:style-name="P71">Стороны подтверждают и признают, что любые меры, предпринятые каким-либо компетентным судом, уполномоченным органом власти или третьим лицом в отношении Общества, могут создать препятствия последнему в исполнении своих обязательств по настоящему Договору, и будут являться обстоятельством, освобождающим Общество от ответственности за просрочку их исполнения в течение всего такого периода времени, пока указанные меры остаются в силе.</text:p>
            </text:list-item>
            <text:list-item>
              <text:p text:style-name="P71">Общество и Банк не несут ответственности за соответствие законодательству Российской Федерации Соглашения, заключенного между Заказчиком и Исполнителем, а также согласованной между Заказчиком и Исполнителем и/или выполненной Исполнителем Работы.</text:p>
            </text:list-item>
            <text:list-item>
              <text:p text:style-name="P71">Банк несет ответственность за несвоевременное открытие аккредитива и/или несвоевременную проверку документов, предоставленных Исполнителем на соответствие требованиям, предусмотренным условиями аккредитива, и/или несвоевременное исполнение аккредитива, а также несвоевременное осуществление перевода денежных средств по аккредитиву в пользу Исполнителя и/или несвоевременное закрытие аккредитива (несвоевременное осуществление возврата неиспользованной Суммы аккредитива Заказчику), а также нарушение иных сроков, предусмотренных настоящим Договором в соответствии законодательством Российской Федерации.</text:p>
            </text:list-item>
            <text:list-item>
              <text:p text:style-name="P71">Общество несет ответственность за несвоевременную передачу Сторонам информации и электронных документов в рамках настоящего Договора при помощи программно-технических средств Сайта в соответствии законодательством Российской Федерации.</text:p>
            </text:list-item>
            <text:list-item>
              <text:p text:style-name="P71">Сторона освобождается от ответственности за частичное или полное неисполнение обязательств по настоящему Договору, если это неисполнение явилось следствием обстоятельств непреодолимой силы (форс-мажор), возникших в результате обстоятельств чрезвычайного характера, которые Сторона не могла ни предвидеть, ни предотвратить разумными мерами. К таким обстоятельствам чрезвычайного характера <text:soft-page-break/>относятся: стихийные бедствия, аварии, наводнения, землетрясения, эпидемии, пожары, массовые беспорядки, забастовки, революции, военные действия, вступление в силу законодательных актов, правительственных постановлений и распоряжений государственных органов, прямо или косвенно запрещающих указанные в настоящем Договоре виды деятельности или иным образом препятствующих исполнению настоящего Договора; обстоятельства, связанные с отказом/сбоем работы системы расчетов Банка России, телекоммуникационные сбои всеобщего характера, а также любые другие обстоятельства вне разумного контроля Сторон, препятствующие исполнению обязательств по настоящему Договору.</text:p>
            </text:list-item>
            <text:list-item>
              <text:p text:style-name="P71">Сторона, которая не может исполнить свои обязательства по причине наступления обстоятельств непреодолимой силы, должна в течение семи дней известить другую Сторону о наступлении и прекращении таких обстоятельств любым доступным способом (телефон, факс, электронная почта и т.п.). Неизвещение лишает Сторону, для которой возникли обстоятельства непреодолимой силы, права ссылаться на эти обстоятельства, если только сами эти обстоятельства не препятствовали отправлению такого извещения.</text:p>
            </text:list-item>
            <text:list-item>
              <text:p text:style-name="P71">При возникновении указанных обстоятельств, срок исполнения договорных обязательств соразмерно откладывается на время действия соответствующего обстоятельства. Исполнение обязательств возобновляется немедленно после прекращения действия обстоятельств непреодолимой силы. </text:p>
            </text:list-item>
            <text:list-item>
              <text:p text:style-name="P71">Если обстоятельства непреодолимой силы и их последствия продолжают действовать более 10 (десяти) календарных дней, Стороны в возможно короткий срок проведут переговоры с целью выявления приемлемых для Сторон альтернативных способов исполнения настоящего Договора и достижения соответствующих договоренностей.</text:p>
            </text:list-item>
          </text:list>
        </text:list-item>
      </text:list>
      <text:p text:style-name="P36"/>
      <text:list xml:id="list21676790" text:continue-numbering="true" text:style-name="WW8Num13">
        <text:list-item>
          <text:p text:style-name="P62">Заключение, изменение и расторжение Договора</text:p>
        </text:list-item>
      </text:list>
      <text:p text:style-name="P39"/>
      <text:list xml:id="list21686727" text:continue-numbering="true" text:style-name="WW8Num13">
        <text:list-item>
          <text:list>
            <text:list-item>
              <text:p text:style-name="P71">Настоящий Договор заключается путем акцепта со стороны Заказчика и Исполнителя настоящей Оферты и считается заключенным с момента акцепта, осуществленного последним из них. Договор вступает в силу с момента его заключения.</text:p>
            </text:list-item>
            <text:list-item>
              <text:p text:style-name="P69"><text:bookmark-start text:name="_Ref251663179"/><text:span text:style-name="T4">Акцептом Оферты со стороны Заказчика является нажатие размещенной на Защищенных страницах онлайн сервиса «Безопасная сделка» Сайта кнопки «Предложить сделку». Технические средства Сайта позволяют идентифицировать нажатие указанной кнопки, совершенное под Логином Заказчика. Сведения о нажатии указанной кнопки будут сохраняться при помощи программно-технических средств Сайта.</text:span><text:bookmark-end text:name="_Ref251663179"/><text:span text:style-name="T4"> Нажатие указанной кнопки Заказчиком является подписанием соответствующего электронного документа аналогом собственноручной подписи Заказчика, что признается Сторонами необходимым и достаточным условием для однозначного и бесспорного подтверждения подлинности <text:s/>и законности передаваемого документа и идентификации лица, его подписавшего.</text:span></text:p>
            </text:list-item>
            <text:list-item>
              <text:p text:style-name="P71">Акцептом Оферты со стороны Исполнителя является нажатие размещенной на Защищенных страницах онлайн сервиса «Безопасная сделка» Сайта кнопки «Согласиться на сделку». Технические средства Сайта позволяют идентифицировать нажатие указанной кнопки, совершенное под Логином Исполнителя. Сведения о нажатии указанной кнопки будут сохраняться при помощи программно-технических средств Сайта. Нажатие указанной кнопки Исполнителем является подписанием соответствующего электронного документа аналогом собственноручной подписи Исполнителя, что признается Сторонами необходимым и достаточным условием для однозначного и бесспорного подтверждения подлинности <text:s/>и законности передаваемого документа и идентификации лица, его подписавшего.</text:p>
            </text:list-item>
            <text:list-item>
              <text:p text:style-name="P71"><text:soft-page-break/>Общество незамедлительно уведомляет Заказчика, Исполнителя и Банк о нажатии другой Стороной соответствующей кнопки, размещенной на Защищенных страницах Сайта. Такое уведомление может быть сделано через Защищенные страницы Сайта.</text:p>
            </text:list-item>
            <text:list-item>
              <text:p text:style-name="P69"><text:bookmark-start text:name="_Ref334611404"/><text:span text:style-name="T4">При обоюдном акцепте Оферты Заказчиком и Исполнителем Общество посредством программно-технических средств Сайта присваивает Договору внутренний номер и дату, которые незамедлительно доводятся до других Сторон посредством программно-технических средств Сайта через Защищенные страницы Сайта и/или иным доступным способом.</text:span><text:bookmark-end text:name="_Ref334611404"/><text:span text:style-name="T4"> </text:span></text:p>
            </text:list-item>
            <text:list-item>
              <text:p text:style-name="P71"><text:bookmark-start text:name="_Ref251317082"/>Акцепт Оферты возможен только Заказчиком и Исполнителем, которые заключили Соглашение при помощи Сайта и оформили Техническое задание. Акцепт Оферты возможен только Заказчиком и Исполнителем, которые являются сторонами одного и того же Соглашения, при этом акцепт Оферты возможен только в отношении этого же Соглашения. Акцепт Оферты возможен только в случае, если Сумма аккредитива по Соглашению равна или превышает сумму в 300 (триста) рублей Российской Федерации. Акцепт Оферты возможен только Заказчиком и Исполнителем, в отношении которых не установлены в соответствии с правилами Сайта и Пользовательским соглашением Сайта ограничения на использование онлайн сервиса «Безопасная сделка».<text:bookmark-end text:name="_Ref251317082"/></text:p>
            </text:list-item>
            <text:list-item>
              <text:p text:style-name="P69"><text:span text:style-name="T4">По запросу Заказчика и/или Исполнителя в целях подтверждения наличия заключенного между Сторонами Договора Банк и Общество могут подписать настоящую Оферту в письменной форме с указанием Заказчика и Исполнителя, акцептовавших настоящую Оферту, а также с указанием даты и номера Договора, которые были ему присвоены в соответствии с п. </text:span><text:span text:style-name="T8">15.5</text:span><text:span text:style-name="T4"><text:bookmark-ref text:reference-format="chapter" text:ref-name="_Ref334611404">15.5</text:bookmark-ref></text:span><text:span text:style-name="T4"> Договора. В данном запросе Заказчика и/или Исполнителя указывается адрес, по которому производится отправка письменной Оферты, подписанной Банком и Обществом. В таком случае подписанная со стороны Банка и Общества Оферта направляется по почте Заказчику и/или Исполнителю, в зависимости от того, кому из них потребовалось письменное подтверждение наличия заключенного между Сторонами Договора. </text:span></text:p>
            </text:list-item>
            <text:list-item>
              <text:p text:style-name="P69"><text:span text:style-name="T4">Если в течение 5 (Пяти) рабочих дней, следующих за днем получения Банком заявления Заказчика на открытие аккредитива, денежные средства в размере, указанном в п. </text:span><text:span text:style-name="T8">4.3</text:span><text:span text:style-name="T4"><text:bookmark-ref text:reference-format="chapter" text:ref-name="_Ref334002863">4.3</text:bookmark-ref></text:span><text:span text:style-name="T4"> Договора, не поступят в Банк единым переводом, настоящий Договор считается автоматически расторгнутым, и все обязательства из него – <text:s/>автоматически прекратившимися.</text:span></text:p>
            </text:list-item>
            <text:list-item>
              <text:p text:style-name="P71">Договор может быть изменен по соглашению Сторон. Ни одна из Сторон не может в одностороннем порядке изменять условия Договора, если иное не предусмотрено настоящим Договором. </text:p>
            </text:list-item>
            <text:list-item>
              <text:p text:style-name="P69"><text:bookmark-start text:name="_Ref251780062"/><text:span text:style-name="T4">Договор может быть расторгнут по соглашению Сторон, а также в случаях, предусмотренных Договором. Ни одна из Сторон не имеет права на одностороннее внесудебное расторжение Договора, если иное не предусмотрено самим Договором. В частности, во избежание сомнений, Стороны подтверждают, что Договор с момента его заключения не может быть расторгнут по отдельности ни Заказчиком, ни Исполнителем.</text:span><text:bookmark-end text:name="_Ref251780062"/><text:span text:style-name="T4"> </text:span></text:p>
            </text:list-item>
            <text:list-item>
              <text:p text:style-name="P71"><text:bookmark-start text:name="_Ref251667680"/>Заказчик и Исполнитель вправе совместно расторгнуть Договор во внесудебном порядке, направив Обществу и Банку уведомление за 5 (пять) рабочих дней, при условии совместного указания Банку, кому из них и каким Способом оплаты надлежит произвести исполнение аккредитива или закрытие аккредитива и в каком размере с предоставлением соответствующих подтверждающих документов. Расторжение Договора в соответствии с настоящим пунктом не затрагивает право Общества на Вознаграждение Общества и право Банка на Комиссию Банка, которые могут быть удержаны или зачтены.<text:bookmark-end text:name="_Ref251667680"/></text:p>
            </text:list-item>
            <text:list-item>
              <text:p text:style-name="P69"><text:span text:style-name="T4"><text:s/>Банк и Общество по обоюдному согласию могут вносить изменения в </text:span><text:soft-page-break/><text:span text:style-name="T4">Оферту (включая приложения к Оферте, которые являются ее неотъемлемой частью). Новая редакция Оферты (включая приложения к Оферте, которые являются ее неотъемлемой частью) будет вступать в силу с момента ее опубликования на Сайте, если иное не будет предусмотрено условиями самой Оферты. В информационных целях данная Оферта (включая приложения к Оферте, которые являются ее неотъемлемой частью) также будет опубликована на сайте Банка по адресу: </text:span><text:a xlink:type="simple" xlink:href="http://www.pscb.ru/free-lance/offer_lc.pdf"><text:span text:style-name="Internet_20_link"><text:span text:style-name="T4">http://www.pscb.ru/free-lance/offer_lc.pdf</text:span></text:span></text:a><text:span text:style-name="T4">. В случае расхождения между редакциями Оферты (включая приложения к Оферте, которые являются ее неотъемлемой частью), размещенными на Сайте и на сайте Банка по адресу: </text:span><text:a xlink:type="simple" xlink:href="http://www.pscb.ru/free-lance/offer_lc.pdf"><text:span text:style-name="Internet_20_link"><text:span text:style-name="T4">http://www.pscb.ru/free-lance/offer_lc.pdf</text:span></text:span></text:a><text:span text:style-name="T4">, новая редакция Оферты (включая приложения к Оферте, которые являются ее неотъемлемой частью) не будет вступать в силу, пока указанные расхождения Оферты не будут устранены. </text:span></text:p>
            </text:list-item>
          </text:list>
        </text:list-item>
      </text:list>
      <text:p text:style-name="P37">Новая редакция Оферты (включая приложения к Оферте, которые являются ее неотъемлемой частью) распространяется на правоотношения, которые возникнут в будущем, то есть после вступления новой редакции Оферты в силу. Применение новой редакции Оферты к правоотношениям, возникшим до вступления в силу новой редакции Оферты, не допускается, если иное не предусмотрено новой редакцией Оферты. Заказчик и Исполнитель обязуются самостоятельно следить за изменениями Оферты и своевременно знакомиться с ними.</text:p>
      <text:p text:style-name="P37"/>
      <text:list xml:id="list21668615" text:continue-numbering="true" text:style-name="WW8Num13">
        <text:list-item>
          <text:p text:style-name="P62">Применимое право и порядок разрешения споров</text:p>
        </text:list-item>
      </text:list>
      <text:p text:style-name="P39"/>
      <text:list xml:id="list21666797" text:continue-numbering="true" text:style-name="WW8Num13">
        <text:list-item>
          <text:list>
            <text:list-item>
              <text:p text:style-name="P71">Договор регулируется и толкуется в соответствии с материальным правом Российской Федерации без учета его коллизионных норм.</text:p>
            </text:list-item>
            <text:list-item>
              <text:p text:style-name="P71">В случае возникновения любых споров или разногласий, связанных с исполнением Договора, Стороны приложат все усилия для их разрешения путем переговоров. Стороны обязуются до обращения в любые органы, разрешающие споры, предпринять все возможные меры для урегулирования любых разногласий в досудебном претензионном порядке в течение срока, не превышающего 40 (Сорока) рабочих дней.</text:p>
            </text:list-item>
            <text:list-item>
              <text:p text:style-name="P71">Если возникшие споры и разногласия не будут разрешены путем переговоров, они подлежат разрешению в компетентном суде по месту нахождения Общества.</text:p>
            </text:list-item>
          </text:list>
        </text:list-item>
      </text:list>
      <text:p text:style-name="P45"/>
      <text:list xml:id="list21658184" text:continue-numbering="true" text:style-name="WW8Num13">
        <text:list-item>
          <text:p text:style-name="P61">Заключительные положения</text:p>
        </text:list-item>
      </text:list>
      <text:p text:style-name="P38"/>
      <text:list xml:id="list21667648" text:continue-numbering="true" text:style-name="WW8Num13">
        <text:list-item>
          <text:list>
            <text:list-item>
              <text:p text:style-name="P71">Положения настоящего Договора в части, регулирующей отношения между Заказчиком и Исполнителем применительно к предмету Соглашения, порядку приема-передачи Работы и порядку осуществления расчетов между Заказчиком и Исполнителем по Соглашению, дополняют положения такого Соглашения и считаются включенными в такое Соглашение. В случае несоответствия положений настоящего Договора и Соглашения положения настоящего Договора будут иметь преимущественную силу над положениями Соглашения в отношениях между Заказчиком и Исполнителем. </text:p>
            </text:list-item>
            <text:list-item>
              <text:p text:style-name="P71"><text:bookmark-start text:name="_Ref251317569"/>Стороны принимают во внимание и соглашаются, что исполнение, неисполнение или ненадлежащее исполнение обязательств по настоящему Договору и/или Соглашению может влиять на статус и/или характеристики зарегистрированного на Сайте лица, через которое действует Заказчик и/или Исполнитель,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text:bookmark-end text:name="_Ref251317569"/> </text:p>
            </text:list-item>
            <text:list-item>
              <text:p text:style-name="P71">Общество и Банк не осуществляют проверку на соответствие <text:soft-page-break/>законодательству Российской Федерации положений Соглашения, заключенного между Заказчиком и Исполнителем, а также согласованной между Заказчиком и Исполнителем Работы и/или выполненной Исполнителем Работы.</text:p>
            </text:list-item>
            <text:list-item>
              <text:p text:style-name="P71">Стороны подтверждают, что по соглашению всех Сторон порядок расчетов между Заказчиком и Исполнителем по поводу оплаты Стоимости работы может быть изменен по сравнению с тем, что предусмотрено настоящим Договором. В этом случае расчеты между Заказчиком и Исполнителем по поводу оплаты Стоимости работы будут производиться в соответствии с договоренностями Сторон. </text:p>
            </text:list-item>
            <text:list-item>
              <text:p text:style-name="P71">Для направления уведомлений и обращений Стороны могут использовать специальные программно-технические средства Сайта, расположенные на Защищенных страницах Сайта. Такие уведомления и обращения будут сохраняться при помощи программно-технических средств Сайта. Стороны соглашаются, что такие сообщения и уведомления будут считаться надлежащими для целей настоящего Договора (приравниваются к письменным документам, подписанным уполномоченными представителями Сторон, и имеют такое же юридическое значение), а любые договоренности или указания Сторон по поводу Соглашения, Технического задания или Договора, оформленные при помощи программно-технических средств Сайта на Защищенных страницах Сайта, будут считаться изменяющими соответственно Соглашение, Техническое задание или Договор, как если бы такие изменения были сделаны Сторонами в письменной форме, или являющимися частью настоящего Договора.</text:p>
            </text:list-item>
            <text:list-item>
              <text:p text:style-name="P71">Все уведомления, распоряжения, заявления, извещения и иной обмен информацией между Обществом, Банком, Заказчиком и Исполнителем по настоящему Договору осуществляются в электронном виде через Защищенные страницы Сайта с помощью программно-технических средств Сайта и Банка. </text:p>
            </text:list-item>
            <text:list-item>
              <text:p text:style-name="P71">В случае возникновения разногласий между Сторонами, сведения, которые зафиксированы при помощи программно-технических средств Сайта, имеют преимущественное значение при разрешении таких разногласий. Общество по запросу других Сторон и/или уполномоченного органа власти предоставляет соответствующие сведения.</text:p>
            </text:list-item>
            <text:list-item>
              <text:p text:style-name="P69"><text:span text:style-name="T4">Заказчик и Исполнитель гарантируют, что пользуются Сайтом в соответствии с условиями и правилами его использования, информация о них на Защищенных страницах Сайта отражена правильным и полным образом, они действуют под собственными, а не вымышленными, именами, все действия, совершенные на Сайте под Логином и Паролем, совершаются ими лично, обязательны и юридически действительны для Заказчика и Исполнителя.</text:span><text:span text:style-name="T7"> Заказчик и Исполнитель обязуется соблюдать конфиденциальность Логина и Пароля. В случае передачи своих Логина и Пароля третьим лицам, Заказчик и Исполнитель несут полную ответственность за действия, совершенные такими третьими лицами, а также за ущерб любой другой Стороне, причиненный такими действиями.</text:span><text:span text:style-name="T4"> Стороны обязуются сообщать друг другу о любом факте несанкционированного разглашения третьим лицам или о любом факте несанкционированного использования третьими лицами Логина и Пароля.</text:span></text:p>
            </text:list-item>
            <text:list-item>
              <text:p text:style-name="P71">При заключении настоящего Договора для открытия аккредитива Заказчику – физическому лицу в случае, если сумма перевода денежных средств в Банк с целью открытия аккредитива превышает 15 000 (Пятнадцать тысяч) рублей, а также Заказчику – юридическому лицу и индивидуальному предпринимателю необходимо пройти процедуру идентификации в Банке в порядке, предусмотренном действующим законодательством Российской Федерации. Для целей осуществления идентификации Заказчик предоставляет в Банк документы, содержащие следующие сведения:</text:p>
            </text:list-item>
          </text:list>
        </text:list-item>
      </text:list>
      <text:p text:style-name="P56"><text:span text:style-name="T4">- в отношении физических лиц – фамилию, имя, а также отчество (если иное не вытекает из закона или национального обычая), гражданство, дату рождения, </text:span><text:soft-page-break/><text:span text:style-name="T4">реквизиты </text:span><text:a xlink:type="simple" xlink:href="consultantplus://offline/ref=BBBFDF8525FEECB77953AEBDA0E3AE3652F3244D6460C3ED5FA6492424662C10A6A1B0108AB9EBK5IAO"><text:span text:style-name="T4">документа</text:span></text:a><text:span text:style-name="T4">, удостоверяющего личность, данные </text:span><text:a xlink:type="simple" xlink:href="consultantplus://offline/ref=BBBFDF8525FEECB77953AEBDA0E3AE365CF327456C60C3ED5FA6492424662C10A6A1B0108ABCECK5IEO"><text:span text:style-name="T4">миграционной карты</text:span></text:a><text:span text:style-name="T4">, </text:span><text:a xlink:type="simple" xlink:href="consultantplus://offline/ref=BBBFDF8525FEECB77953AEBDA0E3AE3652F3244D6460C3ED5FA6492424662C10A6A1B0108AB9EAK5IBO"><text:span text:style-name="T4">документа</text:span></text:a><text:span text:style-name="T4">, подтверждающего право иностранного гражданина или лица без гражданства на пребывание (проживание) в Российской Федерации, адрес места жительства (регистрации) или места пребывания, идентификационный номер налогоплательщика (при его наличии);</text:span></text:p>
      <text:p text:style-name="P57">- в отношении юридических лиц – наименование, идентификационный номер налогоплательщика или код иностранной организации, государственный регистрационный номер, место государственной регистрации и адрес местонахождения, и иные сведения в соответствии с действующим законодательством РФ.</text:p>
      <text:p text:style-name="P57">Заказчик предоставляет либо оригиналы документов, либо надлежащим образом заверенные копии.</text:p>
      <text:list xml:id="list21683890" text:continue-numbering="true" text:style-name="WW8Num13">
        <text:list-item>
          <text:list>
            <text:list-item>
              <text:p text:style-name="P69"><text:span text:style-name="T4">В случае возникновения у Банка и/или Общества сомнений в достоверности данных, указанных Заказчиком или Исполнителем на Защищенных страницах Сайта и/или предоставленных посредством программно-технических средств Сайта, Банк и/или Общество имеют право запросить нотариально заверенные копии документов, позволяющих идентифицировать Заказчика и/или Исполнителя (в частности, но, не ограничиваясь этим, паспорт физического лица, свидетельство о государственной регистрации юридического лица или индивидуального предпринимателя и др.). Пока запрашиваемые Обществом и/или Банком документы не будут предоставлены, Банк имеет право не открывать аккредитив и/или не изменять </text:span><text:span text:style-name="T4">условия аккредитива, и/или не исполнять аккредитив, и/или не закрывать аккредитив. Такая задержка в исполнении не будет рассматриваться в качестве нарушения Банком сроков, предусмотренных настоящим Договором, а будет рассматриваться в качестве приостановления встречного исполнения.</text:span></text:p>
            </text:list-item>
            <text:list-item>
              <text:p text:style-name="P69"><text:span text:style-name="T4">Указывая свой Абонентский номер на Защищенных страницах Сайта и нажимая на кнопку «Зарезервировать деньги», Заказчик присоединяется к публичной оферте Банка на оказание услуг по осуществлению перевода электронных денежных средств с использованием электронного средства платежа «Веб-Кошелек ПСКБ» и соглашается со всеми ее условиями без каких-либо изъятий и ограничений. Текст оферты Банка на оказание услуг по осуществлению перевода электронных денежных средств с использованием электронного средства платежа «Веб-Кошелек ПСКБ» размещен по адресу: </text:span><text:a xlink:type="simple" xlink:href="https://webpay.pscb.ru/special/offer"><text:span text:style-name="T4">https://webpay.pscb.ru/special/offer</text:span></text:a><text:span text:style-name="T4">. </text:span></text:p>
            </text:list-item>
          </text:list>
        </text:list-item>
      </text:list>
      <text:p text:style-name="P35"><text:span text:style-name="T4">Указывая свой Абонентский номер на Защищенных страницах Сайта и нажимая на кнопку «Согласиться на сделку», Исполнитель присоединяется к оферте Банка </text:span><text:span text:style-name="T7">на оказание услуг по осуществлению перевода электронных денежных средств с использованием электронного средства платежа «Веб-Кошелек ПСКБ» </text:span><text:span text:style-name="T4">и соглашается со всеми ее условиями без каких-либо изъятий и ограничений. Текст публичной оферты Банка </text:span><text:span text:style-name="T7">на оказание услуг по осуществлению перевода электронных денежных средств с использованием электронного средства платежа «Веб-Кошелек ПСКБ», <text:s/></text:span><text:span text:style-name="T4">размещен по адресу: </text:span><text:a xlink:type="simple" xlink:href="https://webpay.pscb.ru/special/offer"><text:span text:style-name="T4">https://webpay.pscb.ru/special/offer</text:span></text:a><text:span text:style-name="T4">.</text:span></text:p>
      <text:list xml:id="list21662223" text:continue-numbering="true" text:style-name="WW8Num13">
        <text:list-item>
          <text:list>
            <text:list-item>
              <text:p text:style-name="P69"><text:span text:style-name="T4">При заключении настоящего Договора Заказчик и Исполнитель предоставляют Обществу и Банку свои персональные данные и дают согласие на их обработку (включая</text:span><text:span text:style-name="T6">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уничтожение и др.)</text:span><text:span text:style-name="T12"> </text:span><text:span text:style-name="T4">для целей надлежащего исполнения Обществом и Банком их обязательств по настоящему Договору и для целей функционирования Сайта, а также выработки, составления и анализа статистических данных по функционированию онлайн сервиса «Безопасная сделка», а также Сайта в целом, и заключения аналогичных договоров в будущем. Заказчик и Исполнитель также дают свое согласие на передачу (распространение, предоставление, доступ) Банком и/или Обществом персональных </text:span><text:soft-page-break/><text:span text:style-name="T4">данных Заказчика/Исполнителя третьим лицам для целей реализации онлайн сервиса «Безопасная сделка», в том числе осуществления безналичных расчетов в форме расчетов по аккредитиву при наличии заключенных между Банком/Обществом и такими третьими лицами договоров. При этом нажатие как Заказчиком кнопки «Предложить сделку», так и Исполнителем кнопки «Согласиться на сделку», на Защищенных страницах Сайта рассматривается Сторонами в качестве аналога собственноручной подписи Заказчика и Исполнителя.</text:span></text:p>
            </text:list-item>
            <text:list-item>
              <text:p text:style-name="P69"><text:span text:style-name="T4">Заказчик и Исполнитель предоставляют Банку и/или Обществу право на совершение голосовых вызовов, а также дают согласие на получение от Банка и/или Общества </text:span><text:span text:style-name="T8">SMS</text:span><text:span text:style-name="T4">-сообщений на Абонентский номер Заказчика и/или Исполнителя в целях:</text:span></text:p>
              <text:list>
                <text:list-item>
                  <text:p text:style-name="P73">Отправки Одноразового аутентификационного кода, а также повышения уровня безопасности использования онлайн сервиса «Безопасная сделка»;</text:p>
                </text:list-item>
                <text:list-item>
                  <text:p text:style-name="P73">Направления информационных уведомлений о совершенных операциях при осуществлении расчетов в соответствии с распоряжениями Заказчика и/или Исполнителя в рамках реализации онлайн сервиса «Безопасная сделка»;</text:p>
                </text:list-item>
                <text:list-item>
                  <text:p text:style-name="P73">Выполнения иных обязанностей Банка и/или Общества по настоящему Договору.</text:p>
                </text:list-item>
              </text:list>
            </text:list-item>
            <text:list-item>
              <text:p text:style-name="P69"><text:span text:style-name="T4">Нажатие Заказчиком и/или Исполнителем кнопок «Предложить сделку», «Согласиться на сделку», «Внести изменения», «Согласиться с изменениями», «Отказаться от изменений», «Обратиться в арбитраж», «Принять работу», </text:span><text:span text:style-name="T4">«Зарезервировать деньги», «Завершить этап» и иных кнопок в связи с функционированием онлайн сервиса «Безопасная сделка» и/или введение Заказчиком и/или Исполнителем Одноразового аутентификационного кода на Защищенных страницах Сайта являются аналогами собственноручных подписей и обеспечивают проверку подлинности электронного документа и удостоверение личности лица, его подписавшего. Использование аналога собственноручной подписи Заказчика/Исполнителя порождает юридические последствия, аналогичные использованию собственноручных подписей, в соответствии с требованиями применимого права, и все распоряжения, заявления и иные документы, связанные с исполнением условий Договора и удостоверенные аналогом собственноручной подписи, признаются документами в письменной форме.</text:span></text:p>
            </text:list-item>
            <text:list-item>
              <text:p text:style-name="P71">Все Приложения к Договору являются неотъемлемой частью настоящего Договора.</text:p>
            </text:list-item>
            <text:list-item>
              <text:p text:style-name="P71">Все изменения к Договору, а также иные соглашения между Сторонами, переписка между ними, уведомления, обращения, заявления, распоряжения и иной обмен информацией между Сторонами осуществляются исключительно на русском языке.</text:p>
            </text:list-item>
            <text:list-item>
              <text:p text:style-name="P69"><text:span text:style-name="T4">Все уведомления и информирование Заказчика и/или Исполнителя через Защищенные страницы Сайта в соответствии с настоящим Договором могут также дополнительно осуществляться по Адресу электронной почты Заказчика и/или Исполнителя, а также с помощью </text:span><text:span text:style-name="T8">SMS</text:span><text:span text:style-name="T4">-сообщений на Абонентский номер Заказчика и/или Исполнителя.</text:span></text:p>
            </text:list-item>
          </text:list>
        </text:list-item>
      </text:list>
      <text:p text:style-name="P45"/>
      <text:list xml:id="list21671130" text:continue-numbering="true" text:style-name="WW8Num13">
        <text:list-item>
          <text:p text:style-name="P67">Приложения к Договору</text:p>
        </text:list-item>
      </text:list>
      <text:p text:style-name="P9"/>
      <text:list xml:id="list21688333" text:continue-numbering="true" text:style-name="WW8Num13">
        <text:list-item>
          <text:list>
            <text:list-item>
              <text:p text:style-name="P71">Приложение № 1 Тарифы;</text:p>
            </text:list-item>
            <text:list-item>
              <text:p text:style-name="P71">Приложение № 2 Заявление на открытие аккредитива.</text:p>
            </text:list-item>
          </text:list>
        </text:list-item>
      </text:list>
      <text:p text:style-name="P45"/>
      <text:p text:style-name="P3"><text:span text:style-name="T4">На основании настоящей Оферты был заключен Договор № БС</text:span><text:span text:style-name="T28">____________________</text:span><text:span text:style-name="T4"> от ________________________ г. посредством акцепта настоящей Оферты со стороны Заказчика и Исполнителя.</text:span></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10">Реквизиты Заказчик</text:p>
            <text:p text:style-name="P10"/>
          </table:table-cell>
          <table:table-cell table:style-name="Таблица5.A1" office:value-type="string">
            <text:p text:style-name="P10">Реквизиты Исполнитель</text:p>
          </table:table-cell>
        </table:table-row>
      </table:table>
      <text:p text:style-name="P45"/>
      <text:list xml:id="list21665084" text:continue-numbering="true" text:style-name="WW8Num13">
        <text:list-item>
          <text:p text:style-name="P67">Реквизиты Общества и Банка</text:p>
        </text:list-item>
      </text:list>
      <text:p text:style-name="P45"/>
      <table:table table:name="Таблица1" table:style-name="Таблица1">
        <table:table-column table:style-name="Таблица1.A" table:number-columns-repeated="2"/>
        <table:table-row table:style-name="Таблица1.1">
          <table:table-cell table:style-name="Таблица1.A1" office:value-type="string">
            <text:p text:style-name="P10">Реквизиты Общества</text:p>
            <text:p text:style-name="P10"/>
          </table:table-cell>
          <table:table-cell table:style-name="Таблица1.A1" office:value-type="string">
            <text:p text:style-name="P10">Реквизиты Банка</text:p>
          </table:table-cell>
        </table:table-row>
        <table:table-row table:style-name="Таблица1.1">
          <table:table-cell table:style-name="Таблица1.A1" office:value-type="string">
            <text:p text:style-name="P47">Полное наименование: Общество с ограниченной ответственностью «Ваан»;</text:p>
            <text:p text:style-name="P47">Сокращенное наименование: ООО «Ваан»;</text:p>
            <text:p text:style-name="P47">Юридический адрес: 125040, Москва, улица Нижняя, дом 14, корпус 1;</text:p>
            <text:p text:style-name="P47">Почтовый адрес: 129223, Москва, а/я 33;</text:p>
            <text:p text:style-name="P47">ИНН 7805399430/ КПП 771401001</text:p>
            <text:p text:style-name="P47">Расчетный счет 40702810701000001720</text:p>
            <text:p text:style-name="P47">в Московский филиал ОАО «ПСКБ» г. Москва Корреспондентский счет 30101810700000000521</text:p>
            <text:p text:style-name="P47">БИК 044585521 </text:p>
            <text:p text:style-name="P47">ОКПО 94626823</text:p>
            <text:p text:style-name="P47">ОГРН 5067847040421 </text:p>
            <text:p text:style-name="P47">ОКВЭД 52.61.2.</text:p>
            <text:p text:style-name="P47"/>
          </table:table-cell>
          <table:table-cell table:style-name="Таблица1.A1" office:value-type="string">
            <text:p text:style-name="P47">Полное наименование: Открытое акционерное общество «Петербургский социальный коммерческий банк»;</text:p>
            <text:p text:style-name="P47">Сокращенное наименование: ОАО «ПСКБ»</text:p>
            <text:p text:style-name="P47">Юридический адрес: 191123, Санкт-Петербург, ул. Шпалерная, д. 42</text:p>
            <text:p text:style-name="P47">Почтовый адрес: 191123, Санкт-Петербург, ул. Шпалерная, д. 42</text:p>
            <text:p text:style-name="P47">ИНН 7831000965/КПП 783501001</text:p>
            <text:p text:style-name="P47">Корреспондентский счет № 30101810000000000852 в ГРКЦ ГУ Банка России по Санкт-Петербургу</text:p>
            <text:p text:style-name="P47">БИК 044030852</text:p>
            <text:p text:style-name="P47">ОКПО 31029552</text:p>
            <text:p text:style-name="P47">ОГРН 1027800000227</text:p>
            <text:p text:style-name="P47">ОКВЭД 65.12</text:p>
            <text:p text:style-name="P47">ОКАТО 40298564000</text:p>
            <text:p text:style-name="P55"/>
            <text:p text:style-name="P53"/>
          </table:table-cell>
        </table:table-row>
        <table:table-row table:style-name="Таблица1.1">
          <table:table-cell table:style-name="Таблица1.A1" office:value-type="string">
            <text:p text:style-name="P48"/>
            <text:p text:style-name="P47">Генеральный директор ООО «Ваан»</text:p>
            <text:p text:style-name="P47">Тарханов В.О.</text:p>
            <text:p text:style-name="P47"/>
            <text:p text:style-name="P47"/>
            <text:p text:style-name="P47">________________________</text:p>
            <text:p text:style-name="P47"/>
          </table:table-cell>
          <table:table-cell table:style-name="Таблица1.A1" office:value-type="string">
            <text:p text:style-name="P15"/>
            <text:p text:style-name="P47">Первый Заместитель Председателя Правления <text:s/>ОАО «ПСКБ»</text:p>
            <text:p text:style-name="P47">Копытов С.Ю.</text:p>
            <text:p text:style-name="P47"/>
            <text:p text:style-name="P47">________________________</text:p>
            <text:p text:style-name="P14"/>
          </table:table-cell>
        </table:table-row>
      </table:table>
      <text:p text:style-name="P45"/>
      <text:p text:style-name="P30">Приложение № 1 </text:p>
      <text:p text:style-name="P22">к Договору об осуществлении безналичных расчетов при использовании </text:p>
      <text:p text:style-name="P22">онлайн сервиса «Безопасная сделка» в форме расчетов по аккредитиву.</text:p>
      <text:p text:style-name="P16"/>
      <text:p text:style-name="P2">ТАРИФЫ</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3">Способ оплаты /Способ исполнения</text:p>
          </table:table-cell>
          <table:table-cell table:style-name="Таблица6.A1" office:value-type="string">
            <text:p text:style-name="P23">Тариф</text:p>
          </table:table-cell>
          <table:table-cell table:style-name="Таблица6.C1" office:value-type="string">
            <text:p text:style-name="P23">База</text:p>
          </table:table-cell>
        </table:table-row>
        <table:table-row table:style-name="Таблица6.2">
          <table:table-cell table:style-name="Таблица6.C1" table:number-columns-spanned="3" office:value-type="string">
            <text:p text:style-name="P28">Внимание! Ограничения на сумму перевода соответствуют ограничениям, </text:p>
            <text:p text:style-name="P28">установленным платежными сервисами.</text:p>
          </table:table-cell>
          <table:covered-table-cell/>
          <table:covered-table-cell/>
        </table:table-row>
        <table:table-row table:style-name="Таблица6.2">
          <table:table-cell table:style-name="Таблица6.C1" table:number-columns-spanned="3" office:value-type="string">
            <text:p text:style-name="P24">Сумма переводимых Заказчиком денежных средств в Банк равна</text:p>
            <text:p text:style-name="P6"><text:span text:style-name="T21"><text:s/>Сумме аккредитива + 1</text:span><text:span text:style-name="T23">3.9</text:span><text:span text:style-name="T21">% </text:span><text:span text:style-name="T22">от Суммы аккредитива (при Сумме аккредитива свыше 300, но не более 3000 рублей)</text:span></text:p>
          </table:table-cell>
          <table:covered-table-cell/>
          <table:covered-table-cell/>
        </table:table-row>
        <table:table-row table:style-name="Таблица6.2">
          <table:table-cell table:style-name="Таблица6.C1" table:number-columns-spanned="3" office:value-type="string">
            <text:p text:style-name="P23">Вознаграждение Общества, уплачиваемое со стороны с Заказчика, в зависимости от Способа оплаты</text:p>
          </table:table-cell>
          <table:covered-table-cell/>
          <table:covered-table-cell/>
        </table:table-row>
        <table:table-row table:style-name="Таблица6.2">
          <table:table-cell table:style-name="Таблица6.A1" office:value-type="string">
            <text:p text:style-name="P24">Яндекс.Деньги</text:p>
          </table:table-cell>
          <table:table-cell table:style-name="Таблица6.A1" office:value-type="string">
            <text:p text:style-name="P24"><text:span text:style-name="T27">9.9</text:span>%</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6"><text:span text:style-name="T23">WebMoney</text:span><text:span text:style-name="T21">*</text:span></text:p>
          </table:table-cell>
          <table:table-cell table:style-name="Таблица6.A1" office:value-type="string">
            <text:p text:style-name="P25">11.1%</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24">Банковские карты</text:p>
          </table:table-cell>
          <table:table-cell table:style-name="Таблица6.A1" office:value-type="string">
            <text:p text:style-name="P24"><text:span text:style-name="T27">10</text:span>.<text:span text:style-name="T27">9</text:span>%</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24">С банковского счета</text:p>
          </table:table-cell>
          <table:table-cell table:style-name="Таблица6.A1" office:value-type="string">
            <text:p text:style-name="P25">13.3%</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24">Веб-Кошелек ПСКБ</text:p>
          </table:table-cell>
          <table:table-cell table:style-name="Таблица6.A1" office:value-type="string">
            <text:p text:style-name="P25">11.8%</text:p>
          </table:table-cell>
          <table:table-cell table:style-name="Таблица6.C1" office:value-type="string">
            <text:p text:style-name="P24">от Суммы аккредитива</text:p>
          </table:table-cell>
        </table:table-row>
        <table:table-row table:style-name="Таблица6.2">
          <table:table-cell table:style-name="Таблица6.C1" table:number-columns-spanned="3" office:value-type="string">
            <text:p text:style-name="P23">Комиссия Банка за открытие аккредитива, уплачиваемая со стороны Заказчика, в зависимости от Способа оплаты</text:p>
          </table:table-cell>
          <table:covered-table-cell/>
          <table:covered-table-cell/>
        </table:table-row>
        <table:table-row table:style-name="Таблица6.2">
          <table:table-cell table:style-name="Таблица6.A1" office:value-type="string">
            <text:p text:style-name="P24">Яндекс.Деньги</text:p>
          </table:table-cell>
          <table:table-cell table:style-name="Таблица6.A1" office:value-type="string">
            <text:p text:style-name="P24"><text:span text:style-name="T27">4.0</text:span>%</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6"><text:span text:style-name="T23">WebMoney</text:span><text:span text:style-name="T21">*</text:span></text:p>
          </table:table-cell>
          <table:table-cell table:style-name="Таблица6.A1" office:value-type="string">
            <text:p text:style-name="P24">2.<text:span text:style-name="T27">8</text:span>%</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24">Банковские карты</text:p>
          </table:table-cell>
          <table:table-cell table:style-name="Таблица6.A1" office:value-type="string">
            <text:p text:style-name="P24"><text:span text:style-name="T27">3</text:span>.<text:span text:style-name="T27">0</text:span>%</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24">С банковского счета</text:p>
          </table:table-cell>
          <table:table-cell table:style-name="Таблица6.A1" office:value-type="string">
            <text:p text:style-name="P25">0.6%</text:p>
          </table:table-cell>
          <table:table-cell table:style-name="Таблица6.C1" office:value-type="string">
            <text:p text:style-name="P24">от Суммы аккредитива</text:p>
          </table:table-cell>
        </table:table-row>
        <table:table-row table:style-name="Таблица6.2">
          <table:table-cell table:style-name="Таблица6.A1" office:value-type="string">
            <text:p text:style-name="P24">Веб-Кошелек ПСКБ</text:p>
          </table:table-cell>
          <table:table-cell table:style-name="Таблица6.A1" office:value-type="string">
            <text:p text:style-name="P25">2.1%</text:p>
          </table:table-cell>
          <table:table-cell table:style-name="Таблица6.C1" office:value-type="string">
            <text:p text:style-name="P24">от Суммы аккредитива</text:p>
          </table:table-cell>
        </table:table-row>
      </table:table>
      <text:p text:style-name="Standard"/>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23">Способ оплаты /Способ исполнения</text:p>
          </table:table-cell>
          <table:table-cell table:style-name="Таблица7.A1" office:value-type="string">
            <text:p text:style-name="P23">Тариф</text:p>
          </table:table-cell>
          <table:table-cell table:style-name="Таблица7.C1" office:value-type="string">
            <text:p text:style-name="P23">База</text:p>
          </table:table-cell>
        </table:table-row>
        <table:table-row table:style-name="Таблица7.2">
          <table:table-cell table:style-name="Таблица7.C1" table:number-columns-spanned="3" office:value-type="string">
            <text:p text:style-name="P28">Внимание! Ограничения на сумму перевода соответствуют ограничениям, </text:p>
            <text:p text:style-name="P28">установленным платежными сервисами.</text:p>
          </table:table-cell>
          <table:covered-table-cell/>
          <table:covered-table-cell/>
        </table:table-row>
        <table:table-row table:style-name="Таблица7.2">
          <table:table-cell table:style-name="Таблица7.C1" table:number-columns-spanned="3" office:value-type="string">
            <text:p text:style-name="P24">Сумма переводимых Заказчиком денежных средств в Банк равна</text:p>
            <text:p text:style-name="P6"><text:span text:style-name="T21"><text:s/>Сумме аккредитива + </text:span><text:span text:style-name="T23">12.</text:span><text:span text:style-name="T21">9% </text:span><text:span text:style-name="T22">от Суммы аккредитива (при Сумме аккредитива свыше 3000, но не более 10000 рублей)</text:span></text:p>
          </table:table-cell>
          <table:covered-table-cell/>
          <table:covered-table-cell/>
        </table:table-row>
        <table:table-row table:style-name="Таблица7.2">
          <table:table-cell table:style-name="Таблица7.C1" table:number-columns-spanned="3" office:value-type="string">
            <text:p text:style-name="P23">Вознаграждение Общества, уплачиваемое со стороны с Заказчика, в зависимости от Способа оплаты</text:p>
          </table:table-cell>
          <table:covered-table-cell/>
          <table:covered-table-cell/>
        </table:table-row>
        <table:table-row table:style-name="Таблица7.2">
          <table:table-cell table:style-name="Таблица7.A1" office:value-type="string">
            <text:p text:style-name="P24">Яндекс.Деньги</text:p>
          </table:table-cell>
          <table:table-cell table:style-name="Таблица7.A1" office:value-type="string">
            <text:p text:style-name="P24"><text:span text:style-name="T27">8.9</text:span>%</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6"><text:span text:style-name="T23">WebMoney</text:span><text:span text:style-name="T21">*</text:span></text:p>
          </table:table-cell>
          <table:table-cell table:style-name="Таблица7.A1" office:value-type="string">
            <text:p text:style-name="P25">10.1%</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24">Банковские карты</text:p>
          </table:table-cell>
          <table:table-cell table:style-name="Таблица7.A1" office:value-type="string">
            <text:p text:style-name="P24"><text:span text:style-name="T27">9</text:span>.<text:span text:style-name="T27">9</text:span>%</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24">С банковского счета</text:p>
          </table:table-cell>
          <table:table-cell table:style-name="Таблица7.A1" office:value-type="string">
            <text:p text:style-name="P25">12.3%</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24">Веб-Кошелек ПСКБ</text:p>
          </table:table-cell>
          <table:table-cell table:style-name="Таблица7.A1" office:value-type="string">
            <text:p text:style-name="P25">10.8%</text:p>
          </table:table-cell>
          <table:table-cell table:style-name="Таблица7.C1" office:value-type="string">
            <text:p text:style-name="P24">от Суммы аккредитива</text:p>
          </table:table-cell>
        </table:table-row>
        <table:table-row table:style-name="Таблица7.2">
          <table:table-cell table:style-name="Таблица7.C1" table:number-columns-spanned="3" office:value-type="string">
            <text:p text:style-name="P23">Комиссия Банка за открытие аккредитива, уплачиваемая со стороны Заказчика, в зависимости от Способа оплаты</text:p>
          </table:table-cell>
          <table:covered-table-cell/>
          <table:covered-table-cell/>
        </table:table-row>
        <table:table-row table:style-name="Таблица7.2">
          <table:table-cell table:style-name="Таблица7.A1" office:value-type="string">
            <text:p text:style-name="P24">Яндекс.Деньги</text:p>
          </table:table-cell>
          <table:table-cell table:style-name="Таблица7.A1" office:value-type="string">
            <text:p text:style-name="P24"><text:span text:style-name="T27">4.0</text:span>%</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6"><text:span text:style-name="T23">WebMoney</text:span><text:span text:style-name="T21">*</text:span></text:p>
          </table:table-cell>
          <table:table-cell table:style-name="Таблица7.A1" office:value-type="string">
            <text:p text:style-name="P24">2.<text:span text:style-name="T27">8</text:span>%</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24">Банковские карты</text:p>
          </table:table-cell>
          <table:table-cell table:style-name="Таблица7.A1" office:value-type="string">
            <text:p text:style-name="P24"><text:span text:style-name="T27">3</text:span>.<text:span text:style-name="T27">0</text:span>%</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24">С банковского счета</text:p>
          </table:table-cell>
          <table:table-cell table:style-name="Таблица7.A1" office:value-type="string">
            <text:p text:style-name="P25">0.6%</text:p>
          </table:table-cell>
          <table:table-cell table:style-name="Таблица7.C1" office:value-type="string">
            <text:p text:style-name="P24">от Суммы аккредитива</text:p>
          </table:table-cell>
        </table:table-row>
        <table:table-row table:style-name="Таблица7.2">
          <table:table-cell table:style-name="Таблица7.A1" office:value-type="string">
            <text:p text:style-name="P24">Веб-Кошелек ПСКБ</text:p>
          </table:table-cell>
          <table:table-cell table:style-name="Таблица7.A1" office:value-type="string">
            <text:p text:style-name="P25">2.1%</text:p>
          </table:table-cell>
          <table:table-cell table:style-name="Таблица7.C1" office:value-type="string">
            <text:p text:style-name="P24">от Суммы аккредитива</text:p>
          </table:table-cell>
        </table:table-row>
      </table:table>
      <text:p text:style-name="Standard"/>
      <table:table table:name="Таблица8" table:style-name="Таблица8">
        <table:table-column table:style-name="Таблица8.A"/>
        <table:table-column table:style-name="Таблица8.B"/>
        <table:table-column table:style-name="Таблица8.C"/>
        <text:soft-page-break/>
        <table:table-row table:style-name="Таблица8.1">
          <table:table-cell table:style-name="Таблица8.A1" office:value-type="string">
            <text:p text:style-name="P23">Способ оплаты /Способ исполнения</text:p>
          </table:table-cell>
          <table:table-cell table:style-name="Таблица8.A1" office:value-type="string">
            <text:p text:style-name="P23">Тариф</text:p>
          </table:table-cell>
          <table:table-cell table:style-name="Таблица8.C1" office:value-type="string">
            <text:p text:style-name="P23">База</text:p>
          </table:table-cell>
        </table:table-row>
        <table:table-row table:style-name="Таблица8.2">
          <table:table-cell table:style-name="Таблица8.C1" table:number-columns-spanned="3" office:value-type="string">
            <text:p text:style-name="P28">Внимание! Ограничения на сумму перевода соответствуют ограничениям, </text:p>
            <text:p text:style-name="P28">установленным платежными сервисами.</text:p>
          </table:table-cell>
          <table:covered-table-cell/>
          <table:covered-table-cell/>
        </table:table-row>
        <table:table-row table:style-name="Таблица8.2">
          <table:table-cell table:style-name="Таблица8.C1" table:number-columns-spanned="3" office:value-type="string">
            <text:p text:style-name="P24">Сумма переводимых Заказчиком денежных средств в Банк равна</text:p>
            <text:p text:style-name="P6"><text:span text:style-name="T21"><text:s/>Сумме аккредитива + </text:span><text:span text:style-name="T23">11.9</text:span><text:span text:style-name="T21">% </text:span><text:span text:style-name="T22">от Суммы аккредитива (при Сумме аккредитива свыше 10000, но не более 50000 рублей)</text:span></text:p>
          </table:table-cell>
          <table:covered-table-cell/>
          <table:covered-table-cell/>
        </table:table-row>
        <table:table-row table:style-name="Таблица8.2">
          <table:table-cell table:style-name="Таблица8.C1" table:number-columns-spanned="3" office:value-type="string">
            <text:p text:style-name="P23">Вознаграждение Общества, уплачиваемое со стороны с Заказчика, в зависимости от Способа оплаты</text:p>
          </table:table-cell>
          <table:covered-table-cell/>
          <table:covered-table-cell/>
        </table:table-row>
        <table:table-row table:style-name="Таблица8.2">
          <table:table-cell table:style-name="Таблица8.A1" office:value-type="string">
            <text:p text:style-name="P24">Яндекс.Деньги</text:p>
          </table:table-cell>
          <table:table-cell table:style-name="Таблица8.A1" office:value-type="string">
            <text:p text:style-name="P24"><text:span text:style-name="T27">7.9</text:span>%</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6"><text:span text:style-name="T23">WebMoney</text:span><text:span text:style-name="T21">*</text:span></text:p>
          </table:table-cell>
          <table:table-cell table:style-name="Таблица8.A1" office:value-type="string">
            <text:p text:style-name="P25">9.1%</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24">Банковские карты</text:p>
          </table:table-cell>
          <table:table-cell table:style-name="Таблица8.A1" office:value-type="string">
            <text:p text:style-name="P25">8.9%</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24">С банковского счета</text:p>
          </table:table-cell>
          <table:table-cell table:style-name="Таблица8.A1" office:value-type="string">
            <text:p text:style-name="P25">11.3%</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24">Веб-Кошелек ПСКБ</text:p>
          </table:table-cell>
          <table:table-cell table:style-name="Таблица8.A1" office:value-type="string">
            <text:p text:style-name="P25">9.8%</text:p>
          </table:table-cell>
          <table:table-cell table:style-name="Таблица8.C1" office:value-type="string">
            <text:p text:style-name="P24">от Суммы аккредитива</text:p>
          </table:table-cell>
        </table:table-row>
        <table:table-row table:style-name="Таблица8.2">
          <table:table-cell table:style-name="Таблица8.C1" table:number-columns-spanned="3" office:value-type="string">
            <text:p text:style-name="P23">Комиссия Банка за открытие аккредитива, уплачиваемая со стороны Заказчика, в зависимости от Способа оплаты</text:p>
          </table:table-cell>
          <table:covered-table-cell/>
          <table:covered-table-cell/>
        </table:table-row>
        <table:table-row table:style-name="Таблица8.2">
          <table:table-cell table:style-name="Таблица8.A1" office:value-type="string">
            <text:p text:style-name="P24">Яндекс.Деньги</text:p>
          </table:table-cell>
          <table:table-cell table:style-name="Таблица8.A1" office:value-type="string">
            <text:p text:style-name="P24"><text:span text:style-name="T27">4.0</text:span>%</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6"><text:span text:style-name="T23">WebMoney</text:span><text:span text:style-name="T21">*</text:span></text:p>
          </table:table-cell>
          <table:table-cell table:style-name="Таблица8.A1" office:value-type="string">
            <text:p text:style-name="P24">2.<text:span text:style-name="T27">8</text:span>%</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24">Банковские карты</text:p>
          </table:table-cell>
          <table:table-cell table:style-name="Таблица8.A1" office:value-type="string">
            <text:p text:style-name="P24"><text:span text:style-name="T27">3</text:span>.<text:span text:style-name="T27">0</text:span>%</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24">С банковского счета</text:p>
          </table:table-cell>
          <table:table-cell table:style-name="Таблица8.A1" office:value-type="string">
            <text:p text:style-name="P25">0.6%</text:p>
          </table:table-cell>
          <table:table-cell table:style-name="Таблица8.C1" office:value-type="string">
            <text:p text:style-name="P24">от Суммы аккредитива</text:p>
          </table:table-cell>
        </table:table-row>
        <table:table-row table:style-name="Таблица8.2">
          <table:table-cell table:style-name="Таблица8.A1" office:value-type="string">
            <text:p text:style-name="P24">Веб-Кошелек ПСКБ</text:p>
          </table:table-cell>
          <table:table-cell table:style-name="Таблица8.A1" office:value-type="string">
            <text:p text:style-name="P25">2.1%</text:p>
          </table:table-cell>
          <table:table-cell table:style-name="Таблица8.C1" office:value-type="string">
            <text:p text:style-name="P24">от Суммы аккредитива</text:p>
          </table:table-cell>
        </table:table-row>
      </table:table>
      <text:p text:style-name="Standard"/>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3">Способ оплаты /Способ исполнения</text:p>
          </table:table-cell>
          <table:table-cell table:style-name="Таблица9.A1" office:value-type="string">
            <text:p text:style-name="P23">Тариф</text:p>
          </table:table-cell>
          <table:table-cell table:style-name="Таблица9.C1" office:value-type="string">
            <text:p text:style-name="P23">База</text:p>
          </table:table-cell>
        </table:table-row>
        <table:table-row table:style-name="Таблица9.2">
          <table:table-cell table:style-name="Таблица9.C1" table:number-columns-spanned="3" office:value-type="string">
            <text:p text:style-name="P28">Внимание! Ограничения на сумму перевода соответствуют ограничениям, </text:p>
            <text:p text:style-name="P28">установленным платежными сервисами.</text:p>
          </table:table-cell>
          <table:covered-table-cell/>
          <table:covered-table-cell/>
        </table:table-row>
        <table:table-row table:style-name="Таблица9.2">
          <table:table-cell table:style-name="Таблица9.C1" table:number-columns-spanned="3" office:value-type="string">
            <text:p text:style-name="P24">Сумма переводимых Заказчиком денежных средств в Банк равна</text:p>
            <text:p text:style-name="P6"><text:span text:style-name="T21"><text:s/>Сумме аккредитива + </text:span><text:span text:style-name="T23">10.9</text:span><text:span text:style-name="T21">% </text:span><text:span text:style-name="T22">от Суммы аккредитива (при Сумме аккредитива свыше 50000, но не более 100000 рублей)</text:span></text:p>
          </table:table-cell>
          <table:covered-table-cell/>
          <table:covered-table-cell/>
        </table:table-row>
        <table:table-row table:style-name="Таблица9.2">
          <table:table-cell table:style-name="Таблица9.C1" table:number-columns-spanned="3" office:value-type="string">
            <text:p text:style-name="P23">Вознаграждение Общества, уплачиваемое со стороны с Заказчика, в зависимости от Способа оплаты</text:p>
          </table:table-cell>
          <table:covered-table-cell/>
          <table:covered-table-cell/>
        </table:table-row>
        <table:table-row table:style-name="Таблица9.2">
          <table:table-cell table:style-name="Таблица9.A1" office:value-type="string">
            <text:p text:style-name="P24">Яндекс.Деньги</text:p>
          </table:table-cell>
          <table:table-cell table:style-name="Таблица9.A1" office:value-type="string">
            <text:p text:style-name="P24"><text:span text:style-name="T27">6.9</text:span>%</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6"><text:span text:style-name="T23">WebMoney</text:span><text:span text:style-name="T21">*</text:span></text:p>
          </table:table-cell>
          <table:table-cell table:style-name="Таблица9.A1" office:value-type="string">
            <text:p text:style-name="P25">8.1%</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24">Банковские карты</text:p>
          </table:table-cell>
          <table:table-cell table:style-name="Таблица9.A1" office:value-type="string">
            <text:p text:style-name="P25">7.9%</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24">С банковского счета</text:p>
          </table:table-cell>
          <table:table-cell table:style-name="Таблица9.A1" office:value-type="string">
            <text:p text:style-name="P25">10.3%</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24">Веб-Кошелек ПСКБ</text:p>
          </table:table-cell>
          <table:table-cell table:style-name="Таблица9.A1" office:value-type="string">
            <text:p text:style-name="P24"><text:span text:style-name="T27">8</text:span>.<text:span text:style-name="T27">8</text:span>%</text:p>
          </table:table-cell>
          <table:table-cell table:style-name="Таблица9.C1" office:value-type="string">
            <text:p text:style-name="P24">от Суммы аккредитива</text:p>
          </table:table-cell>
        </table:table-row>
        <table:table-row table:style-name="Таблица9.2">
          <table:table-cell table:style-name="Таблица9.C1" table:number-columns-spanned="3" office:value-type="string">
            <text:p text:style-name="P23">Комиссия Банка за открытие аккредитива, уплачиваемая со стороны Заказчика, в зависимости от Способа оплаты</text:p>
          </table:table-cell>
          <table:covered-table-cell/>
          <table:covered-table-cell/>
        </table:table-row>
        <table:table-row table:style-name="Таблица9.2">
          <table:table-cell table:style-name="Таблица9.A1" office:value-type="string">
            <text:p text:style-name="P24">Яндекс.Деньги</text:p>
          </table:table-cell>
          <table:table-cell table:style-name="Таблица9.A1" office:value-type="string">
            <text:p text:style-name="P24"><text:span text:style-name="T27">4.0</text:span>%</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6"><text:span text:style-name="T23">WebMoney</text:span><text:span text:style-name="T21">*</text:span></text:p>
          </table:table-cell>
          <table:table-cell table:style-name="Таблица9.A1" office:value-type="string">
            <text:p text:style-name="P24">2.<text:span text:style-name="T27">8</text:span>%</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24">Банковские карты</text:p>
          </table:table-cell>
          <table:table-cell table:style-name="Таблица9.A1" office:value-type="string">
            <text:p text:style-name="P24"><text:span text:style-name="T27">3</text:span>.<text:span text:style-name="T27">0</text:span>%</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24">С банковского счета</text:p>
          </table:table-cell>
          <table:table-cell table:style-name="Таблица9.A1" office:value-type="string">
            <text:p text:style-name="P25">0.6%</text:p>
          </table:table-cell>
          <table:table-cell table:style-name="Таблица9.C1" office:value-type="string">
            <text:p text:style-name="P24">от Суммы аккредитива</text:p>
          </table:table-cell>
        </table:table-row>
        <table:table-row table:style-name="Таблица9.2">
          <table:table-cell table:style-name="Таблица9.A1" office:value-type="string">
            <text:p text:style-name="P24">Веб-Кошелек ПСКБ</text:p>
          </table:table-cell>
          <table:table-cell table:style-name="Таблица9.A1" office:value-type="string">
            <text:p text:style-name="P25">2.1%</text:p>
          </table:table-cell>
          <table:table-cell table:style-name="Таблица9.C1" office:value-type="string">
            <text:p text:style-name="P24">от Суммы аккредитива</text:p>
          </table:table-cell>
        </table:table-row>
      </table:table>
      <text:p text:style-name="Standard"/>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23">Способ оплаты /Способ исполнения</text:p>
          </table:table-cell>
          <table:table-cell table:style-name="Таблица2.A1" table:number-columns-spanned="2" office:value-type="string">
            <text:p text:style-name="P23">Тариф</text:p>
          </table:table-cell>
          <table:covered-table-cell/>
          <table:table-cell table:style-name="Таблица2.D1" table:number-columns-spanned="2" office:value-type="string">
            <text:p text:style-name="P23">База</text:p>
          </table:table-cell>
          <table:covered-table-cell/>
        </table:table-row>
        <table:table-row table:style-name="Таблица2.2">
          <table:table-cell table:style-name="Таблица2.D1" table:number-columns-spanned="5" office:value-type="string">
            <text:p text:style-name="P28">Внимание! Ограничения на сумму перевода соответствуют ограничениям, </text:p>
            <text:p text:style-name="P28">установленным платежными сервисами.</text:p>
          </table:table-cell>
          <table:covered-table-cell/>
          <table:covered-table-cell/>
          <table:covered-table-cell/>
          <table:covered-table-cell/>
        </table:table-row>
        <table:table-row table:style-name="Таблица2.2">
          <table:table-cell table:style-name="Таблица2.D1" table:number-columns-spanned="5" office:value-type="string">
            <text:p text:style-name="P24">Сумма переводимых Заказчиком денежных средств в Банк равна</text:p>
            <text:p text:style-name="P6"><text:span text:style-name="T21"><text:s/>Сумме аккредитива + </text:span><text:span text:style-name="T23">9.9</text:span><text:span text:style-name="T21">% </text:span><text:span text:style-name="T22">от Суммы аккредитива (при Сумме аккредитива свыше 100000)</text:span></text:p>
          </table:table-cell>
          <table:covered-table-cell/>
          <table:covered-table-cell/>
          <table:covered-table-cell/>
          <table:covered-table-cell/>
        </table:table-row>
        <table:table-row table:style-name="Таблица2.2">
          <table:table-cell table:style-name="Таблица2.D1" table:number-columns-spanned="5" office:value-type="string">
            <text:p text:style-name="P23">Вознаграждение Общества, уплачиваемое со стороны с Заказчика, в зависимости от Способа оплаты</text:p>
          </table:table-cell>
          <table:covered-table-cell/>
          <table:covered-table-cell/>
          <table:covered-table-cell/>
          <table:covered-table-cell/>
        </table:table-row>
        <table:table-row table:style-name="Таблица2.2">
          <table:table-cell table:style-name="Таблица2.A1" office:value-type="string">
            <text:p text:style-name="P24">Банковские карты</text:p>
          </table:table-cell>
          <table:table-cell table:style-name="Таблица2.A1" table:number-columns-spanned="2" office:value-type="string">
            <text:p text:style-name="P25">6.9%</text:p>
          </table:table-cell>
          <table:covered-table-cell/>
          <table:table-cell table:style-name="Таблица2.D1" table:number-columns-spanned="2" office:value-type="string">
            <text:p text:style-name="P24">от Суммы аккредитива</text:p>
          </table:table-cell>
          <table:covered-table-cell/>
        </table:table-row>
        <table:table-row table:style-name="Таблица2.2">
          <table:table-cell table:style-name="Таблица2.A1" office:value-type="string">
            <text:p text:style-name="P24">С банковского счета</text:p>
          </table:table-cell>
          <table:table-cell table:style-name="Таблица2.A1" table:number-columns-spanned="2" office:value-type="string">
            <text:p text:style-name="P25">9.3%</text:p>
          </table:table-cell>
          <table:covered-table-cell/>
          <table:table-cell table:style-name="Таблица2.D1" table:number-columns-spanned="2" office:value-type="string">
            <text:p text:style-name="P24">от Суммы аккредитива</text:p>
          </table:table-cell>
          <table:covered-table-cell/>
        </table:table-row>
        <table:table-row table:style-name="Таблица2.2">
          <table:table-cell table:style-name="Таблица2.D1" table:number-columns-spanned="5" office:value-type="string">
            <text:p text:style-name="P23">Комиссия Банка за открытие аккредитива, уплачиваемая со стороны Заказчика, в зависимости от Способа оплаты</text:p>
          </table:table-cell>
          <table:covered-table-cell/>
          <table:covered-table-cell/>
          <table:covered-table-cell/>
          <table:covered-table-cell/>
        </table:table-row>
        <table:table-row table:style-name="Таблица2.2">
          <table:table-cell table:style-name="Таблица2.A1" office:value-type="string">
            <text:p text:style-name="P24">Банковские карты</text:p>
          </table:table-cell>
          <table:table-cell table:style-name="Таблица2.A1" table:number-columns-spanned="2" office:value-type="string">
            <text:p text:style-name="P24"><text:span text:style-name="T27">3.0</text:span>%</text:p>
          </table:table-cell>
          <table:covered-table-cell/>
          <table:table-cell table:style-name="Таблица2.D1" table:number-columns-spanned="2" office:value-type="string">
            <text:p text:style-name="P24">от Суммы аккредитива</text:p>
          </table:table-cell>
          <table:covered-table-cell/>
        </table:table-row>
        <table:table-row table:style-name="Таблица2.2">
          <table:table-cell table:style-name="Таблица2.A1" office:value-type="string">
            <text:p text:style-name="P24">С банковского счета</text:p>
          </table:table-cell>
          <table:table-cell table:style-name="Таблица2.A1" table:number-columns-spanned="2" office:value-type="string">
            <text:p text:style-name="P25">0.6%</text:p>
          </table:table-cell>
          <table:covered-table-cell/>
          <table:table-cell table:style-name="Таблица2.D1" table:number-columns-spanned="2" office:value-type="string">
            <text:p text:style-name="P24">от Суммы аккредитива</text:p>
          </table:table-cell>
          <table:covered-table-cell/>
        </table:table-row>
        <table:table-row table:style-name="Таблица2.2">
          <table:table-cell table:style-name="Таблица2.A10" table:number-rows-spanned="2" table:number-columns-spanned="5" office:value-type="string">
            <text:p text:style-name="P8"><text:span text:style-name="T24">* при переводе денежных средств в </text:span><text:span text:style-name="T25">WebMoney</text:span><text:span text:style-name="T24"> с получателя средств </text:span><text:span text:style-name="T25">WebMoney</text:span><text:span text:style-name="T24"> списывает комиссию в размере 0.5% от суммы перевода.</text:span></text:p>
            <text:p text:style-name="P26"/>
          </table:table-cell>
          <table:covered-table-cell/>
          <table:covered-table-cell/>
          <table:covered-table-cell/>
          <table:covered-table-cell/>
        </table:table-row>
        <table:table-row table:style-name="Таблица2.2">
          <table:covered-table-cell/>
          <table:covered-table-cell/>
          <table:covered-table-cell/>
          <table:covered-table-cell/>
          <table:covered-table-cell/>
        </table:table-row>
        <table:table-row table:style-name="Таблица2.12">
          <table:table-cell table:style-name="Таблица2.A12" table:number-columns-spanned="2" office:value-type="string">
            <text:p text:style-name="P50"/>
            <text:p text:style-name="P49">От Общества:</text:p>
            <text:p text:style-name="P49">Генеральный директор </text:p>
            <text:p text:style-name="P49">ООО «Ваан»</text:p>
            <text:p text:style-name="P49"/>
            <text:p text:style-name="P49"/>
            <text:p text:style-name="P49">________________/ Тарханов В.О./</text:p>
            <text:p text:style-name="P54">м.п.</text:p>
          </table:table-cell>
          <table:covered-table-cell/>
          <table:table-cell table:style-name="Таблица2.A12" table:number-columns-spanned="2" office:value-type="string">
            <text:p text:style-name="P50"/>
            <text:p text:style-name="P51"><text:s text:c="15"/>От Банка:</text:p>
            <text:p text:style-name="P58"><text:s text:c="16"/>Первый Заместитель <text:s/>Председателя <text:s text:c="2"/>Правления <text:s/>ОАО «ПСКБ»</text:p>
            <text:p text:style-name="P49"/>
            <text:p text:style-name="P49"><text:s text:c="15"/>_______________/ Копытов С.Ю./</text:p>
            <text:p text:style-name="P52"><text:s text:c="16"/>м.п.</text:p>
          </table:table-cell>
          <table:covered-table-cell/>
          <table:table-cell table:style-name="Таблица2.E12" office:value-type="string">
            <text:p text:style-name="P4"/>
          </table:table-cell>
        </table:table-row>
      </table:table>
      <text:p text:style-name="P30">Приложение № 2 </text:p>
      <text:p text:style-name="P7"><text:span text:style-name="T20">к </text:span><text:span text:style-name="T15">Договору об осуществлении безналичных расчетов при использовании </text:span></text:p>
      <text:p text:style-name="P17">онлайн сервиса «Безопасная сделка» в форме расчетов по аккредитиву.</text:p>
      <text:p text:style-name="P17"/>
      <text:p text:style-name="P2">Заявление на открытие аккредитива № _______от «___» _________ 20___ года</text:p>
      <table:table table:name="Таблица3" table:style-name="Таблица3">
        <table:table-column table:style-name="Таблица3.A"/>
        <table:table-column table:style-name="Таблица3.B"/>
        <table:table-column table:style-name="Таблица3.C"/>
        <table:table-column table:style-name="Таблица3.A"/>
        <table:table-column table:style-name="Таблица3.E"/>
        <table:table-row table:style-name="Таблица3.1">
          <table:table-cell table:style-name="Таблица3.A1" office:value-type="string">
            <text:p text:style-name="P18">Аккредитив №</text:p>
          </table:table-cell>
          <table:table-cell table:style-name="Таблица3.A1" table:number-columns-spanned="2" office:value-type="string">
            <text:p text:style-name="P27"/>
          </table:table-cell>
          <table:covered-table-cell/>
          <table:table-cell table:style-name="Таблица3.A1" office:value-type="string">
            <text:p text:style-name="P18">Дата аккредитива</text:p>
          </table:table-cell>
          <table:table-cell table:style-name="Таблица3.E1" office:value-type="string">
            <text:p text:style-name="P27"/>
          </table:table-cell>
        </table:table-row>
        <table:table-row table:style-name="Таблица3.1">
          <table:table-cell table:style-name="Таблица3.A2" table:number-columns-spanned="2" office:value-type="string">
            <text:p text:style-name="P18">Сумма аккредитива</text:p>
          </table:table-cell>
          <table:covered-table-cell/>
          <table:table-cell table:style-name="Таблица3.C2" table:number-columns-spanned="3" office:value-type="string">
            <text:p text:style-name="P19"/>
          </table:table-cell>
          <table:covered-table-cell/>
          <table:covered-table-cell/>
        </table:table-row>
        <table:table-row table:style-name="Таблица3.1">
          <table:table-cell table:style-name="Таблица3.A2" table:number-columns-spanned="2" office:value-type="string">
            <text:p text:style-name="P18">Сумма прописью</text:p>
          </table:table-cell>
          <table:covered-table-cell/>
          <table:table-cell table:style-name="Таблица3.C2" table:number-columns-spanned="3" office:value-type="string">
            <text:p text:style-name="P19"/>
          </table:table-cell>
          <table:covered-table-cell/>
          <table:covered-table-cell/>
        </table:table-row>
        <table:table-row table:style-name="Таблица3.1">
          <table:table-cell table:style-name="Таблица3.C2" table:number-columns-spanned="5" office:value-type="string">
            <text:list xml:id="list327213047146139814" text:style-name="WW8Num6">
              <text:list-item>
                <text:p text:style-name="P75">Плательщик (Заказчик)</text:p>
              </text:list-item>
            </text:list>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Наименование</text:p>
            <text:p text:style-name="P18">Реквизиты зависят от Способа оплаты</text:p>
          </table:table-cell>
          <table:covered-table-cell/>
          <table:table-cell table:style-name="Таблица3.C2" table:number-columns-spanned="3" office:value-type="string">
            <text:p text:style-name="P18"><text:s/>(ФИО или Наименование организации)</text:p>
            <text:p text:style-name="P18"/>
          </table:table-cell>
          <table:covered-table-cell/>
          <table:covered-table-cell/>
        </table:table-row>
        <table:table-row table:style-name="Таблица3.1">
          <table:table-cell table:style-name="Таблица3.C2" table:number-columns-spanned="5" office:value-type="string">
            <text:list xml:id="list21677345" text:continue-numbering="true" text:style-name="WW8Num6">
              <text:list-item>
                <text:p text:style-name="P75">Банк-эмитент</text:p>
              </text:list-item>
            </text:list>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Наименование Банка</text:p>
            <text:p text:style-name="P18">БИК</text:p>
            <text:p text:style-name="P18">Корсчет</text:p>
          </table:table-cell>
          <table:covered-table-cell/>
          <table:table-cell table:style-name="Таблица3.C2" table:number-columns-spanned="3" office:value-type="string">
            <text:p text:style-name="P18">ОАО «ПСКБ» г. Санкт-Петербург</text:p>
            <text:p text:style-name="P18">044030852</text:p>
            <text:p text:style-name="P18">30101810000000000852</text:p>
          </table:table-cell>
          <table:covered-table-cell/>
          <table:covered-table-cell/>
        </table:table-row>
        <table:table-row table:style-name="Таблица3.1">
          <table:table-cell table:style-name="Таблица3.C2" table:number-columns-spanned="5" office:value-type="string">
            <text:list xml:id="list21681303" text:continue-numbering="true" text:style-name="WW8Num6">
              <text:list-item>
                <text:p text:style-name="P75">Получатель (Исполнитель)</text:p>
              </text:list-item>
            </text:list>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Наименование</text:p>
            <text:p text:style-name="P18">Реквизиты зависят от Способа исполнения</text:p>
          </table:table-cell>
          <table:covered-table-cell/>
          <table:table-cell table:style-name="Таблица3.C2" table:number-columns-spanned="3" office:value-type="string">
            <text:p text:style-name="P18"><text:s/>(ФИО или Наименование организации)</text:p>
            <text:p text:style-name="P18"/>
          </table:table-cell>
          <table:covered-table-cell/>
          <table:covered-table-cell/>
        </table:table-row>
        <table:table-row table:style-name="Таблица3.1">
          <table:table-cell table:style-name="Таблица3.A2" table:number-columns-spanned="2" office:value-type="string">
            <text:p text:style-name="P18">Дополнительные реквизиты</text:p>
          </table:table-cell>
          <table:covered-table-cell/>
          <table:table-cell table:style-name="Таблица3.C2" table:number-columns-spanned="3" office:value-type="string">
            <text:p text:style-name="P18">Веб-кошелек ПСКБ</text:p>
            <text:p text:style-name="P18">_______________________________</text:p>
          </table:table-cell>
          <table:covered-table-cell/>
          <table:covered-table-cell/>
        </table:table-row>
        <table:table-row table:style-name="Таблица3.1">
          <table:table-cell table:style-name="Таблица3.C2" table:number-columns-spanned="5" office:value-type="string">
            <text:list xml:id="list21664453" text:continue-numbering="true" text:style-name="WW8Num6">
              <text:list-item>
                <text:p text:style-name="P75">Исполняющий банк</text:p>
              </text:list-item>
            </text:list>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Наименование Банка</text:p>
            <text:p text:style-name="P18">БИК</text:p>
            <text:p text:style-name="P18">Корсчет</text:p>
          </table:table-cell>
          <table:covered-table-cell/>
          <table:table-cell table:style-name="Таблица3.C2" table:number-columns-spanned="3" office:value-type="string">
            <text:p text:style-name="P18">ОАО «ПСКБ» г. Санкт-Петербург</text:p>
            <text:p text:style-name="P18">044030852</text:p>
            <text:p text:style-name="P18">30101810000000000852</text:p>
          </table:table-cell>
          <table:covered-table-cell/>
          <table:covered-table-cell/>
        </table:table-row>
        <table:table-row table:style-name="Таблица3.1">
          <table:table-cell table:style-name="Таблица3.C2" table:number-columns-spanned="5" office:value-type="string">
            <text:list xml:id="list21657347" text:continue-numbering="true" text:style-name="WW8Num6">
              <text:list-item>
                <text:p text:style-name="P75">Параметры аккредитива</text:p>
              </text:list-item>
            </text:list>
          </table:table-cell>
          <table:covered-table-cell/>
          <table:covered-table-cell/>
          <table:covered-table-cell/>
          <table:covered-table-cell/>
        </table:table-row>
        <table:table-row table:style-name="Таблица3.14">
          <table:table-cell table:style-name="Таблица3.A2" table:number-columns-spanned="2" office:value-type="string">
            <text:p text:style-name="P18">Вид аккредитива</text:p>
          </table:table-cell>
          <table:covered-table-cell/>
          <table:table-cell table:style-name="Таблица3.C2" table:number-columns-spanned="3" office:value-type="string">
            <text:p text:style-name="P18">безотзывный; покрытый (депонированный)</text:p>
          </table:table-cell>
          <table:covered-table-cell/>
          <table:covered-table-cell/>
        </table:table-row>
        <table:table-row table:style-name="Таблица3.1">
          <table:table-cell table:style-name="Таблица3.A2" table:number-columns-spanned="2" office:value-type="string">
            <text:p text:style-name="P18">Срок действия аккредитива</text:p>
          </table:table-cell>
          <table:covered-table-cell/>
          <table:table-cell table:style-name="Таблица3.C2" table:number-columns-spanned="3" office:value-type="string">
            <text:p text:style-name="P5"><text:span text:style-name="T16">__</text:span><text:span text:style-name="T19"> </text:span><text:span text:style-name="T16">дней с даты открытия аккредитива</text:span><text:span text:style-name="T19"> </text:span></text:p>
          </table:table-cell>
          <table:covered-table-cell/>
          <table:covered-table-cell/>
        </table:table-row>
        <table:table-row table:style-name="Таблица3.1">
          <table:table-cell table:style-name="Таблица3.A2" table:number-columns-spanned="2" office:value-type="string">
            <text:p text:style-name="P18">Исполнение аккредитива</text:p>
          </table:table-cell>
          <table:covered-table-cell/>
          <table:table-cell table:style-name="Таблица3.C2" table:number-columns-spanned="3" office:value-type="string">
            <text:p text:style-name="P18">по предъявлении документов</text:p>
          </table:table-cell>
          <table:covered-table-cell/>
          <table:covered-table-cell/>
        </table:table-row>
        <table:table-row table:style-name="Таблица3.1">
          <table:table-cell table:style-name="Таблица3.A2" table:number-columns-spanned="2" office:value-type="string">
            <text:p text:style-name="P18">Назначение платежа</text:p>
          </table:table-cell>
          <table:covered-table-cell/>
          <table:table-cell table:style-name="Таблица3.C2" table:number-columns-spanned="3" office:value-type="string">
            <text:p text:style-name="P18"><text:span text:style-name="T31">Опл. по Дог. от__.__.20__,Согл. БС-_____-Б/О#_____ от__.__.20__г. Аккредитив ______-__ (НДС18%/без НДС) руб.</text:span><text:span text:style-name="DEL"><text:span text:style-name="T31"> </text:span></text:span></text:p>
          </table:table-cell>
          <table:covered-table-cell/>
          <table:covered-table-cell/>
        </table:table-row>
        <table:table-row table:style-name="Таблица3.1">
          <table:table-cell table:style-name="Таблица3.A2" table:number-columns-spanned="2" office:value-type="string">
            <text:p text:style-name="P18">Срок предоставления документов</text:p>
          </table:table-cell>
          <table:covered-table-cell/>
          <table:table-cell table:style-name="Таблица3.C2" table:number-columns-spanned="3" office:value-type="string">
            <text:p text:style-name="P18">Срок действия аккредитива</text:p>
          </table:table-cell>
          <table:covered-table-cell/>
          <table:covered-table-cell/>
        </table:table-row>
        <table:table-row table:style-name="Таблица3.1">
          <table:table-cell table:style-name="Таблица3.C2" table:number-columns-spanned="5" office:value-type="string">
            <text:p text:style-name="P18">Возможно частичное исполнение</text:p>
          </table:table-cell>
          <table:covered-table-cell/>
          <table:covered-table-cell/>
          <table:covered-table-cell/>
          <table:covered-table-cell/>
        </table:table-row>
        <table:table-row table:style-name="Таблица3.1">
          <table:table-cell table:style-name="Таблица3.C2" table:number-columns-spanned="5" office:value-type="string">
            <text:list xml:id="list21659822" text:continue-numbering="true" text:style-name="WW8Num6">
              <text:list-item>
                <text:p text:style-name="P76"><text:span text:style-name="T14">Перечень документов, пред</text:span><text:span text:style-name="T14">оставляемых получателем средств, и требования к ним</text:span></text:p>
              </text:list-item>
            </text:list>
          </table:table-cell>
          <table:covered-table-cell/>
          <table:covered-table-cell/>
          <table:covered-table-cell/>
          <table:covered-table-cell/>
        </table:table-row>
        <table:table-row table:style-name="Таблица3.1">
          <table:table-cell table:style-name="Таблица3.C2" table:number-columns-spanned="5" office:value-type="string">
            <text:p text:style-name="P20">Акт приема-передачи Работы, подписанный аналогами собственноручных подписей Заказчика и Исполнителем, который должен содержать наименование Заказчика и Исполнителя, ссылку на номер и дату Соглашения, номер и дату Договора, дату подписания Заказчиком акта приема-передачи Работы, сумму, на которую должно производиться исполнение аккредитива в пользу Исполнителя; </text:p>
            <text:p text:style-name="P18">или</text:p>
          </table:table-cell>
          <table:covered-table-cell/>
          <table:covered-table-cell/>
          <table:covered-table-cell/>
          <table:covered-table-cell/>
        </table:table-row>
        <table:table-row table:style-name="Таблица3.22">
          <table:table-cell table:style-name="Таблица3.C2" table:number-columns-spanned="5" office:value-type="string">
            <text:p text:style-name="P20">Отчет о рассмотрении обращения. Данный отчет должен быть подписан аналогом собственноручной подписи Исполнителя и должен содержать ссылку на номер и дату Соглашения, номер и дату настоящего Договора, наименование Заказчика и Исполнителя, сумму, на которую должно производиться исполнение аккредитива в пользу Исполнителя.</text:p>
            <text:p text:style-name="P20"/>
          </table:table-cell>
          <table:covered-table-cell/>
          <table:covered-table-cell/>
          <table:covered-table-cell/>
          <table:covered-table-cell/>
        </table:table-row>
        <table:table-row table:style-name="Таблица3.23">
          <table:table-cell table:style-name="Таблица3.C2" table:number-columns-spanned="5" office:value-type="string">
            <text:list xml:id="list21678206" text:continue-numbering="true" text:style-name="WW8Num6">
              <text:list-item>
                <text:p text:style-name="P75">Дополнительные условия</text:p>
              </text:list-item>
            </text:list>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Изменяемые параметры</text:p>
          </table:table-cell>
          <table:covered-table-cell/>
          <table:table-cell table:style-name="Таблица3.C2" table:number-columns-spanned="3" office:value-type="string">
            <text:p text:style-name="P18">Срок действия аккредитива</text:p>
          </table:table-cell>
          <table:covered-table-cell/>
          <table:covered-table-cell/>
        </table:table-row>
        <table:table-row table:style-name="Таблица3.1">
          <table:table-cell table:style-name="Таблица3.C2" table:number-columns-spanned="5" office:value-type="string">
            <text:list xml:id="list21687000" text:continue-numbering="true" text:style-name="WW8Num6">
              <text:list-item>
                <text:p text:style-name="P75"><text:bookmark-start text:name="_Ref209446508"/>Платежные инструкции для перевода денежных средств Заказчиком<text:bookmark-end text:name="_Ref209446508"/></text:p>
              </text:list-item>
            </text:list>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Сумма перевода</text:p>
          </table:table-cell>
          <table:covered-table-cell/>
          <table:table-cell table:style-name="Таблица3.C2" table:number-columns-spanned="3" office:value-type="string">
            <text:p text:style-name="P18">__ рублей (сумма итого к резервированию)</text:p>
          </table:table-cell>
          <table:covered-table-cell/>
          <table:covered-table-cell/>
        </table:table-row>
        <table:table-row table:style-name="Таблица3.1">
          <table:table-cell table:style-name="Таблица3.A2" table:number-columns-spanned="2" office:value-type="string">
            <text:p text:style-name="P18">Сумма перевода прописью</text:p>
          </table:table-cell>
          <table:covered-table-cell/>
          <table:table-cell table:style-name="Таблица3.C2" table:number-columns-spanned="3" office:value-type="string">
            <text:p text:style-name="P19"/>
          </table:table-cell>
          <table:covered-table-cell/>
          <table:covered-table-cell/>
        </table:table-row>
        <text:soft-page-break/>
        <table:table-row table:style-name="Таблица3.1">
          <table:table-cell table:style-name="Таблица3.C2" table:number-columns-spanned="5" office:value-type="string">
            <text:p text:style-name="P18">Реквизиты перевода</text:p>
          </table:table-cell>
          <table:covered-table-cell/>
          <table:covered-table-cell/>
          <table:covered-table-cell/>
          <table:covered-table-cell/>
        </table:table-row>
        <table:table-row table:style-name="Таблица3.1">
          <table:table-cell table:style-name="Таблица3.A2" table:number-columns-spanned="2" office:value-type="string">
            <text:p text:style-name="P18">Получатель</text:p>
            <text:p text:style-name="P18">Счет</text:p>
            <text:p text:style-name="P18">Банк</text:p>
          </table:table-cell>
          <table:covered-table-cell/>
          <table:table-cell table:style-name="Таблица3.C2" table:number-columns-spanned="3" office:value-type="string">
            <text:p text:style-name="P21">ОАО «ПСКБ», ИНН 7831000965, ОКАТО 40298564000</text:p>
            <text:p text:style-name="P21">47422810500000100700</text:p>
            <text:p text:style-name="P18">ОАО «ПСКБ», корсчет 30101810000000000852 в ГРКЦ ГУ Банка России по Санкт-Петербургу, БИК 044030852</text:p>
          </table:table-cell>
          <table:covered-table-cell/>
          <table:covered-table-cell/>
        </table:table-row>
        <table:table-row table:style-name="Таблица3.1">
          <table:table-cell table:style-name="Таблица3.A2" table:number-columns-spanned="2" office:value-type="string">
            <text:p text:style-name="P18">Назначение Платежа</text:p>
          </table:table-cell>
          <table:covered-table-cell/>
          <table:table-cell table:style-name="Таблица3.C2" table:number-columns-spanned="3" office:value-type="string">
            <text:p text:style-name="P32"><text:span text:style-name="T33">При перечислении денежных средств из российского банка</text:span><text:span text:style-name="T29">:</text:span></text:p>
            <text:p text:style-name="P31"><text:span text:style-name="T29">Опл. по Дог. от__.__.20__,Согл. БС-_____-Б/О#_____ от__.__.20__г. В т.ч. сумма </text:span><text:span text:style-name="INS"><text:span text:style-name="T29">аккр. _____</text:span></text:span><text:span text:style-name="T29">-__ (НДС18%/безНДС), вознагр. Банка ____-___ (без НДС), вознагр. Общества ____-__ (втч ___</text:span><text:span text:style-name="INS"><text:span text:style-name="T29">-__ </text:span></text:span><text:span text:style-name="T29">НДС 18%)</text:span></text:p>
            <text:p text:style-name="P31"><text:span text:style-name="T33">При перечислении денежных средств из иностранного банка</text:span><text:span text:style-name="T29">:</text:span></text:p>
            <text:p text:style-name="P59"><text:span text:style-name="T31">Опл. по Дог. от__.__.20__,Согл. БС-_____-Б/О/</text:span><text:span text:style-name="T32">LC</text:span><text:span text:style-name="T31">/_____ / от__.__.20__г. В т.ч. сумма </text:span><text:span text:style-name="INS"><text:span text:style-name="T31">аккр. _____</text:span></text:span><text:span text:style-name="T31">-__ (НДС18%/безНДС), вознагр. Банка ____-___ (без НДС), вознагр. Общества ____-___ (втч ___</text:span><text:span text:style-name="INS"><text:span text:style-name="T31">-__ </text:span></text:span><text:span text:style-name="T31">НДС 18%)</text:span> </text:p>
          </table:table-cell>
          <table:covered-table-cell/>
          <table:covered-table-cell/>
        </table:table-row>
        <table:table-row table:style-name="Таблица3.1">
          <table:table-cell table:style-name="Таблица3.A2" table:number-columns-spanned="2" office:value-type="string">
            <text:p text:style-name="P18">Срок действия заявления</text:p>
          </table:table-cell>
          <table:covered-table-cell/>
          <table:table-cell table:style-name="Таблица3.C2" table:number-columns-spanned="3" office:value-type="string">
            <text:p text:style-name="P18">Заявление действительно в течение 5 рабочих <text:s/>дней</text:p>
          </table:table-cell>
          <table:covered-table-cell/>
          <table:covered-table-cell/>
        </table:table-row>
      </table:table>
      <text:p text:style-name="P18"/>
      <text:p text:style-name="P18"/>
      <text:p text:style-name="P18"/>
      <text:p text:style-name="P18"/>
      <text:p text:style-name="P18"/>
      <text:p text:style-name="P18"/>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50"/>
            <text:p text:style-name="P49">От Общества:</text:p>
            <text:p text:style-name="P49">Генеральный директор </text:p>
            <text:p text:style-name="P49">ООО «Ваан»</text:p>
            <text:p text:style-name="P49"/>
            <text:p text:style-name="P49"/>
            <text:p text:style-name="P49">________________/ Тарханов В.О./</text:p>
            <text:p text:style-name="P54">м.п.</text:p>
          </table:table-cell>
          <table:table-cell table:style-name="Таблица4.A1" office:value-type="string">
            <text:p text:style-name="P50"/>
            <text:p text:style-name="P51"><text:s text:c="15"/>От Банка:</text:p>
            <text:p text:style-name="P58"><text:s text:c="16"/>Первый Заместитель <text:s/>Председателя <text:s text:c="2"/>Правления <text:s/>ОАО «ПСКБ»</text:p>
            <text:p text:style-name="P49"/>
            <text:p text:style-name="P49"><text:s text:c="15"/>_______________/ Копытов С.Ю./</text:p>
            <text:p text:style-name="P52"><text:s text:c="16"/>м.п.</text:p>
          </table:table-cell>
        </table:table-row>
      </table:table>
      <text:p text:style-name="P46"><text:bookmark-end text:name="_Ref209526208"/><text:bookmark-end text:name="_Ref2095262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 svg:font-family="OpenSymbol"/>
    <style:font-face style:name="Times New Roman1" svg:font-family="'Times New Roman', serif"/>
    <style:font-face style:name="Calibri" svg:font-family="Calibri" style:font-pitch="variable"/>
    <style:font-face style:name="Consolas" svg:font-family="Consolas" style:font-pitch="variable"/>
    <style:font-face style:name="Courier New" svg:font-family="'Courier New'" style:font-pitch="variable"/>
    <style:font-face style:name="OpenSymbol1" svg:font-family="OpenSymbol" style:font-pitch="variable"/>
    <style:font-face style:name="Tahoma" svg:font-family="Tahoma" style:font-pitch="variable"/>
    <style:font-face style:name="Verdana" svg:font-family="Verdana" style:font-pitch="variable"/>
    <style:font-face style:name="ヒラギノ角ゴ Pro W3" svg:font-family="'ヒラギノ角ゴ Pro W3', 'MS Minch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writing-mode="lr-tb"/>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Heading" style:family="paragraph" style:parent-style-name="Стиль_20_Заголовков" style:next-style-name="Text_20_body" style:class="text">
      <style:paragraph-properties fo:text-align="center" style:justify-single-word="false"/>
      <style:text-properties fo:text-transform="uppercas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Стиль_20_Заголовков" style:display-name="Стиль Заголовков" style:family="paragraph" style:parent-style-name="Standard">
      <style:text-properties fo:font-weight="bold" style:font-weight-asian="bold"/>
    </style:style>
    <style:style style:name="Нумерованные_20_списки" style:display-name="Нумерованные списки" style:family="paragraph">
      <style:paragraph-properties fo:margin="100%" fo:margin-left="1.251cm" fo:margin-right="0cm" fo:margin-top="0cm" fo:margin-bottom="0cm" fo:line-height="150%" fo:text-align="justify" style:justify-single-word="false" fo:text-indent="1.251cm" style:auto-text-indent="false"/>
      <style:text-properties style:use-window-font-color="true" style:font-name="Times New Roman" fo:font-size="12pt" fo:language="ru" fo:country="RU" style:font-name-asian="Calibri" style:font-size-asian="12pt" style:font-name-complex="Times New Roman" style:font-size-complex="12pt" style:language-complex="ar" style:country-complex="SA"/>
    </style:style>
    <style:style style:name="Не_20_нумерованные_20_списки" style:display-name="Не нумерованные списки" style:family="paragraph" style:parent-style-name="Heading">
      <style:text-properties fo:font-weight="normal" style:font-weight-asian="normal"/>
    </style:style>
    <style:style style:name="_31_.Заголовок" style:display-name="1.Заголовок" style:family="paragraph" style:parent-style-name="Стиль_20_Заголовков">
      <style:paragraph-properties fo:text-align="center" style:justify-single-word="false"/>
      <style:text-properties fo:text-transform="uppercase" style:font-name="Times New Roman" fo:font-size="10pt" fo:language="zxx" fo:country="none" style:font-size-asian="10pt" style:font-name-complex="Times New Roman" style:font-size-complex="10pt"/>
    </style:style>
    <style:style style:name="_32_.Нумерованные_20_списки" style:display-name="2.Нумерованные списки" style:family="paragraph">
      <style:paragraph-properties fo:line-height="150%" fo:text-align="justify" style:justify-single-word="false"/>
      <style:text-properties style:use-window-font-color="true" style:font-name="Times New Roman" fo:font-size="12pt" fo:language="ru" fo:country="RU" fo:font-weight="bold" style:font-name-asian="Calibri" style:font-size-asian="12pt" style:font-weight-asian="bold" style:font-name-complex="Times New Roman" style:font-size-complex="12pt" style:language-complex="ar" style:country-complex="SA"/>
    </style:style>
    <style:style style:name="_33_.Не_20_нумерованные_20_списки" style:display-name="3.Не нумерованные списки" style:family="paragraph" style:parent-style-name="_31_.Заголовок">
      <style:text-properties fo:font-weight="normal" style:font-weight-asian="normal"/>
    </style:style>
    <style:style style:name="_33_._20_Нумерованные_20_списки" style:display-name="3. Нумерованные списки" style:family="paragraph" style:parent-style-name="_32_.Нумерованные_20_списки">
      <style:text-properties fo:text-transform="uppercase" fo:font-size="10pt" fo:language="zxx" fo:country="none" style:text-underline-style="solid" style:text-underline-width="auto" style:text-underline-color="font-color" style:font-size-asian="10pt" style:font-size-complex="10pt"/>
    </style:style>
    <style:style style:name="_34_._20_Нумерованный" style:display-name="4. Нумерованный" style:family="paragraph" style:parent-style-name="_33_._20_Нумерованные_20_списки">
      <style:text-properties fo:font-variant="normal" fo:text-transform="none" fo:language="en" fo:country="US" fo:font-style="italic" style:text-underline-style="none" style:font-style-asian="italic"/>
    </style:style>
    <style:style style:name="Header" style:family="paragraph" style:parent-style-name="Standard" style:class="extra">
      <style:text-properties style:font-name="Times New Roman" fo:font-size="10pt" fo:language="zxx" fo:country="none" style:font-size-asian="10pt" style:font-name-complex="Times New Roman" style:font-size-complex="10pt"/>
    </style:style>
    <style:style style:name="Footer" style:family="paragraph" style:parent-style-name="Standard" style:class="extra">
      <style:text-properties style:font-name="Times New Roman" fo:font-size="10pt" fo:language="zxx" fo:country="none" style:font-size-asian="10pt" style:font-name-complex="Times New Roman" style:font-size-complex="10pt"/>
    </style:style>
    <style:style style:name="_33_.Заголовок" style:display-name="3.Заголовок" style:family="paragraph" style:parent-style-name="Стиль_20_Заголовков">
      <style:paragraph-properties fo:text-align="center" style:justify-single-word="false"/>
      <style:text-properties fo:text-transform="uppercase" style:font-name="Times New Roman" fo:font-size="10pt" fo:language="zxx" fo:country="none" style:font-size-asian="10pt" style:font-name-complex="Times New Roman" style:font-size-complex="10pt"/>
    </style:style>
    <style:style style:name="_34_.Нумерованные_20_списки" style:display-name="4.Нумерованные списки" style:family="paragraph">
      <style:paragraph-properties fo:text-align="justify" style:justify-single-word="false"/>
      <style:text-properties style:use-window-font-color="true" style:font-name="Times New Roman" fo:font-size="12pt" fo:language="ru" fo:country="RU" fo:font-weight="bold" style:font-name-asian="Calibri" style:font-size-asian="12pt" style:font-weight-asian="bold" style:font-name-complex="Times New Roman" style:font-size-complex="12pt" style:language-complex="ar" style:country-complex="SA"/>
    </style:style>
    <style:style style:name="_35_._20_Нумерованные_20_списки" style:display-name="5. Нумерованные списки" style:family="paragraph" style:parent-style-name="_34_.Нумерованные_20_списки">
      <style:text-properties fo:text-transform="uppercase" fo:font-size="10pt" fo:language="zxx" fo:country="none" style:text-underline-style="solid" style:text-underline-width="auto" style:text-underline-color="font-color" style:font-size-asian="10pt" style:font-size-complex="10pt"/>
    </style:style>
    <style:style style:name="_36_._20_Нумерованный" style:display-name="6. Нумерованный" style:family="paragraph" style:parent-style-name="_35_._20_Нумерованные_20_списки">
      <style:text-properties fo:font-variant="normal" fo:text-transform="none" fo:language="en" fo:country="US" fo:font-style="italic" style:text-underline-style="none" style:font-style-asian="italic"/>
    </style:style>
    <style:style style:name="_32_.Заголовок_20_обычный" style:display-name="2.Заголовок обычный" style:family="paragraph" style:parent-style-name="Standard">
      <style:paragraph-properties fo:text-align="center" style:justify-single-word="false"/>
      <style:text-properties fo:text-transform="uppercase" fo:font-weight="bold" style:font-weight-asian="bold"/>
    </style:style>
    <style:style style:name="Balloon_20_Text" style:display-name="Balloon Text" style:family="paragraph" style:parent-style-name="Standard">
      <style:text-properties style:font-name="Tahoma" fo:font-size="8pt" fo:language="zxx" fo:country="none" style:font-size-asian="8pt" style:font-name-complex="Tahoma" style:font-size-complex="8pt"/>
    </style:style>
    <style:style style:name="_33_.Заголовок_20_нумерованный" style:display-name="3.Заголовок нумерованный" style:family="paragraph" style:parent-style-name="Стиль_20_Заголовков">
      <style:paragraph-properties fo:text-align="center" style:justify-single-word="false"/>
      <style:text-properties fo:text-transform="uppercase" style:font-name="Times New Roman" fo:font-size="10pt" fo:language="zxx" fo:country="none" style:font-size-asian="10pt" style:font-name-complex="Times New Roman" style:font-size-complex="10pt"/>
    </style:style>
    <style:style style:name="_34_.Нумерованные_20_списки_20_уровен_20_2" style:display-name="4.Нумерованные списки уровен 2" style:family="paragraph" style:list-style-name="WW8Num10">
      <style:paragraph-properties fo:text-align="justify" style:justify-single-word="false"/>
      <style:text-properties style:use-window-font-color="true" style:font-name="Times New Roman" fo:font-size="12pt" fo:language="ru" fo:country="RU" fo:font-weight="bold" style:font-name-asian="Calibri" style:font-size-asian="12pt" style:font-weight-asian="bold" style:font-name-complex="Times New Roman" style:font-size-complex="12pt" style:language-complex="ar" style:country-complex="SA"/>
    </style:style>
    <style:style style:name="_35_.Нумерованные_20_списки_20_уровен_20_3" style:display-name="5.Нумерованные списки уровен 3" style:family="paragraph" style:parent-style-name="_34_.Нумерованные_20_списки_20_уровен_20_2">
      <style:text-properties fo:text-transform="uppercase" fo:font-size="10pt" fo:language="zxx" fo:country="none" style:text-underline-style="solid" style:text-underline-width="auto" style:text-underline-color="font-color" style:font-size-asian="10pt" style:font-size-complex="10pt"/>
    </style:style>
    <style:style style:name="_36_.Нумерованные_20_списки_20_уровен_20_4" style:display-name="6.Нумерованные списки уровен 4" style:family="paragraph" style:parent-style-name="_35_.Нумерованные_20_списки_20_уровен_20_3">
      <style:text-properties fo:font-variant="normal" fo:text-transform="none" fo:language="en" fo:country="US" fo:font-style="italic" style:text-underline-style="none" style:font-style-asian="italic"/>
    </style:style>
    <style:style style:name="_32_.Заголовок" style:display-name="2.Заголовок" style:family="paragraph" style:parent-style-name="Standard">
      <style:paragraph-properties fo:text-align="center" style:justify-single-word="false"/>
      <style:text-properties fo:text-transform="uppercase" fo:font-weight="bold" style:font-weight-asian="bold"/>
    </style:style>
    <style:style style:name="Comment_20_Text" style:display-name="Comment Text" style:family="paragraph" style:parent-style-name="Standard">
      <style:paragraph-properties fo:line-height="100%"/>
      <style:text-properties fo:font-size="10pt" fo:language="zxx" fo:country="none" style:font-size-asian="10pt" style:font-size-complex="10pt"/>
    </style:style>
    <style:style style:name="Comment_20_Subject" style:display-name="Comment Subject" style:family="paragraph" style:parent-style-name="Comment_20_Text" style:next-style-name="Comment_20_Text">
      <style:paragraph-properties fo:line-height="115%"/>
      <style:text-properties fo:font-weight="bold" style:font-weight-asian="bold" style:font-weight-complex="bold"/>
    </style:style>
    <style:style style:name="Light_20_Shading_20_-_20_Accent_20_51" style:display-name="Light Shading - Accent 51" style:family="paragraph">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_20_Знак_20_Знак_20_Char_20_Char_20_Знак_20_Знак_20_Char_20_Char_20_Знак_20_Знак_20_Знак1_20_Знак" style:display-name=" Знак Знак Char Char Знак Знак Char Char Знак Знак Знак1 Знак" style:family="paragraph" style:parent-style-name="Standard">
      <style:paragraph-properties fo:margin-top="0cm" fo:margin-bottom="0.282cm" fo:line-height="0.423cm"/>
      <style:text-properties style:font-name="Verdana" fo:font-size="10pt" fo:language="en" fo:country="US" style:font-name-asian="Times New Roman" style:font-size-asian="10pt" style:font-name-complex="Verdana" style:font-size-complex="10pt"/>
    </style:style>
    <style:style style:name="ConsPlusTitle" style:family="paragraph">
      <style:paragraph-properties fo:orphans="0" fo:widows="0" style:text-autospace="none"/>
      <style:text-properties style:use-window-font-color="true" style:font-name="Times New Roman" fo:font-size="12pt" fo:language="ru" fo:country="RU" fo:font-weight="bold" style:font-name-asian="Times New Roman" style:font-size-asian="12pt" style:font-weight-asian="bold" style:font-name-complex="Times New Roman" style:font-size-complex="12pt" style:language-complex="ar" style:country-complex="SA" style:font-weight-complex="bold"/>
    </style:style>
    <style:style style:name="Plain_20_Text" style:display-name="Plain Text" style:family="paragraph" style:parent-style-name="Standard">
      <style:paragraph-properties fo:margin-top="0cm" fo:margin-bottom="0cm" fo:line-height="100%"/>
      <style:text-properties style:font-name="Consolas" fo:font-size="10.5pt" style:font-name-asian="Calibri" style:font-size-asian="10.5pt" style:font-name-complex="Consolas" style:font-size-complex="10.5pt"/>
    </style:style>
    <style:style style:name="Light_20_List_20_-_20_Accent_20_31" style:display-name="Light List - Accent 31" style:family="paragraph">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Medium_20_List_20_2_20_-_20_Accent_20_2" style:display-name="Medium List 2 - Accent 2" style:family="paragraph">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Обычный1" style:family="paragraph">
      <style:paragraph-properties fo:orphans="0" fo:widows="0" fo:hyphenation-ladder-count="no-limit"/>
      <style:text-properties fo:color="#000000" style:font-name="Times New Roman" fo:font-size="10pt" fo:language="ru" fo:country="RU" style:font-name-asian="ヒラギノ角ゴ Pro W3" style:font-size-asian="10pt" style:font-name-complex="Times New Roman" style:font-size-complex="10pt" style:language-complex="ar" style:country-complex="SA" fo:hyphenate="false" fo:hyphenation-remain-char-count="2" fo:hyphenation-push-char-count="2"/>
    </style:style>
    <style:style style:name="Medium_20_Grid_20_1_20_-_20_Accent_20_2" style:display-name="Medium Grid 1 - Accent 2" style:family="paragraph" style:parent-style-name="Standard">
      <style:paragraph-properties fo:margin="100%" fo:margin-left="1.27cm" fo:margin-right="0cm" fo:margin-top="0cm" fo:margin-bottom="0cm" fo:text-indent="0cm" style:auto-text-indent="false"/>
      <style:text-properties style:font-name-asian="Calibri" style:font-name-complex="Calibri"/>
    </style:style>
    <style:style style:name="ConsPlusNormal" style:family="paragraph" style:parent-style-name="Standard">
      <style:paragraph-properties fo:margin-top="0cm" fo:margin-bottom="0cm" fo:line-height="100%" style:text-autospace="none"/>
      <style:text-properties style:font-name="Arial" fo:font-size="10pt" style:font-name-asian="Calibri" style:font-size-asian="10pt"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fo:font-weight="bold" style:font-weight-asian="bold" style:font-name-complex="Times New Roman" style:font-weight-complex="bold"/>
    </style:style>
    <style:style style:name="WW8Num2z1" style:family="text">
      <style:text-properties fo:color="#000000" style:text-line-through-style="none" style:font-name="Times New Roman" fo:font-size="10pt" fo:font-style="normal" fo:font-weight="bold" style:font-size-asian="10pt" style:font-style-asian="normal" style:font-weight-asian="bold" style:font-name-complex="Times New Roman" style:font-size-complex="10pt" style:font-style-complex="normal" style:font-weight-complex="bold"/>
    </style:style>
    <style:style style:name="WW8Num2z2" style:family="text">
      <style:text-properties fo:font-size="10pt" fo:font-weight="bold" style:font-size-asian="10pt" style:font-weight-asian="bold" style:font-name-complex="Times New Roman" style:font-size-complex="10pt" style:font-weight-complex="bold"/>
    </style:style>
    <style:style style:name="WW8Num2z4"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WW8Num2z5" style:family="text">
      <style:text-properties fo:font-size="10pt" style:font-size-asian="10pt" style:font-name-complex="Times New Roman" style:font-size-complex="10pt"/>
    </style:style>
    <style:style style:name="WW8Num3z0" style:family="text">
      <style:text-properties style:font-name="Symbol" style:font-name-complex="OpenSymbol1"/>
    </style:style>
    <style:style style:name="WW8Num6z0" style:family="text">
      <style:text-properties fo:font-weight="bold" style:font-weight-asian="bold"/>
    </style:style>
    <style:style style:name="WW8Num8z1" style:family="text">
      <style:text-properties style:font-name="Courier New" style:font-name-complex="Wingdings"/>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normal" style:font-weight-asian="normal"/>
    </style:style>
    <style:style style:name="WW8Num13z0" style:family="text">
      <style:text-properties fo:font-weight="bold" style:font-weight-asian="bold"/>
    </style:style>
    <style:style style:name="WW8Num13z1" style:family="text">
      <style:text-properties style:font-name="Times New Roman" fo:font-size="12pt" fo:font-weight="normal" style:font-size-asian="12pt" style:font-weight-asian="normal" style:font-size-complex="12pt"/>
    </style:style>
    <style:style style:name="WW8Num13z2" style:family="text">
      <style:text-properties style:font-name="Times New Roman" fo:font-size="12pt" fo:language="en" fo:country="US" style:font-size-asian="12pt" style:font-size-complex="12pt"/>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6z0" style:family="text">
      <style:text-properties fo:text-transform="uppercase" fo:color="#000000"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name-complex="Times New Roman" text:display="true"/>
    </style:style>
    <style:style style:name="WW8Num16z1"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text:display="true"/>
    </style:style>
    <style:style style:name="WW8Num16z2" style:family="text">
      <style:text-properties fo:font-variant="normal" fo:text-transform="none" fo:color="#000000" style:text-outline="false" style:text-line-through-style="none" style:text-position="0% 100%"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text:display="true"/>
    </style:style>
    <style:style style:name="WW8Num16z3" style:family="text">
      <style:text-properties fo:font-variant="normal" fo:text-transform="none"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name-complex="Times New Roman" text:display="true"/>
    </style:style>
    <style:style style:name="Default_20_Paragraph_20_Font" style:display-name="Default Paragraph Font" style:family="text"/>
    <style:style style:name="_31_.Заголовок_20_Знак" style:display-name="1.Заголовок Знак" style:family="text">
      <style:text-properties fo:text-transform="uppercase" fo:font-weight="bold" style:font-weight-asian="bold"/>
    </style:style>
    <style:style style:name="_33_._20_Нумерованные_20_списки_20_Знак" style:display-name="3. Нумерованные списки Знак" style:family="text">
      <style:text-properties fo:text-transform="uppercase" style:text-underline-style="solid" style:text-underline-width="auto" style:text-underline-color="font-color" fo:font-weight="bold" style:font-weight-asian="bold"/>
    </style:style>
    <style:style style:name="Header_20_Char" style:display-name="Header Char" style:family="text">
      <style:text-properties fo:font-size="10pt" style:font-size-asian="10pt"/>
    </style:style>
    <style:style style:name="Footer_20_Char" style:display-name="Footer Char" style:family="text">
      <style:text-properties fo:font-size="10pt" style:font-size-asian="10pt"/>
    </style:style>
    <style:style style:name="_33_.Заголовок_20_Знак" style:display-name="3.Заголовок Знак" style:family="text">
      <style:text-properties fo:text-transform="uppercase" fo:font-weight="bold" style:font-weight-asian="bold"/>
    </style:style>
    <style:style style:name="_35_._20_Нумерованные_20_списки_20_Знак" style:display-name="5. Нумерованные списки Знак" style:family="text">
      <style:text-properties fo:text-transform="uppercase" style:text-underline-style="solid" style:text-underline-width="auto" style:text-underline-color="font-color" fo:font-weight="bold" style:font-weight-asian="bold"/>
    </style:style>
    <style:style style:name="Balloon_20_Text_20_Char" style:display-name="Balloon Text Char" style:family="text">
      <style:text-properties style:font-name="Tahoma" fo:font-size="8pt" style:font-size-asian="8pt" style:font-name-complex="Tahoma" style:font-size-complex="8pt"/>
    </style:style>
    <style:style style:name="_33_.Заголовок_20_нумерованный_20_Знак" style:display-name="3.Заголовок нумерованный Знак" style:family="text">
      <style:text-properties fo:text-transform="uppercase" fo:font-weight="bold" style:font-weight-asian="bold"/>
    </style:style>
    <style:style style:name="_35_.Нумерованные_20_списки_20_уровен_20_3_20_Знак" style:display-name="5.Нумерованные списки уровен 3 Знак" style:family="text">
      <style:text-properties fo:text-transform="uppercase" style:text-underline-style="solid" style:text-underline-width="auto" style:text-underline-color="font-color" fo:font-weight="bold" style:font-weight-asian="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size="10pt" style:font-name-asian="Calibri" style:font-size-asian="10pt" style:font-name-complex="Calibri" style:font-size-complex="10pt"/>
    </style:style>
    <style:style style:name="Comment_20_Subject_20_Char" style:display-name="Comment Subject Char" style:family="text">
      <style:text-properties style:font-name="Calibri" fo:font-size="10pt" fo:font-weight="bold" style:font-name-asian="Calibri" style:font-size-asian="10pt" style:font-weight-asian="bold" style:font-name-complex="Calibri" style:font-size-complex="10pt" style:font-weight-complex="bold"/>
    </style:style>
    <style:style style:name="apple-converted-space"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Plain_20_Text_20_Char" style:display-name="Plain Text Char" style:family="text">
      <style:text-properties style:font-name="Consolas" fo:font-size="10.5pt" style:font-size-asian="10.5pt" style:font-name-complex="Consolas" style:font-size-complex="10.5pt"/>
    </style:style>
    <style:style style:name="DEL" style:family="text"/>
    <style:style style:name="IN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2"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907cm" fo:text-indent="-1.905cm" fo:margin-left="3.90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WW8Num2z5"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WW8Num2z5"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2z5"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8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space" fo:text-indent="-0.63cm" fo:margin-left="0.63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space" fo:text-indent="-0.63cm" fo:margin-left="1.259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space" fo:text-indent="-0.63cm" fo:margin-left="1.889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space" fo:text-indent="-0.63cm" fo:margin-left="2.519cm"/>
        </style:list-level-properties>
      </text:list-level-style-number>
      <text:list-level-style-number text:level="5" style:num-suffix="." style:num-format="1" text:display-levels="5">
        <style:list-level-properties text:list-level-position-and-space-mode="label-alignment">
          <style:list-level-label-alignment text:label-followed-by="space" fo:text-indent="-0.63cm" fo:margin-left="3.149cm"/>
        </style:list-level-properties>
      </text:list-level-style-number>
      <text:list-level-style-number text:level="6" style:num-suffix="." style:num-format="1" text:display-levels="6">
        <style:list-level-properties text:list-level-position-and-space-mode="label-alignment">
          <style:list-level-label-alignment text:label-followed-by="space" fo:text-indent="-0.63cm" fo:margin-left="3.778cm"/>
        </style:list-level-properties>
      </text:list-level-style-number>
      <text:list-level-style-number text:level="7" style:num-suffix="." style:num-format="1" text:display-levels="7">
        <style:list-level-properties text:list-level-position-and-space-mode="label-alignment">
          <style:list-level-label-alignment text:label-followed-by="space" fo:text-indent="-0.628cm" fo:margin-left="4.408cm"/>
        </style:list-level-properties>
      </text:list-level-style-number>
      <text:list-level-style-number text:level="8" style:num-suffix="." style:num-format="1" text:display-levels="8">
        <style:list-level-properties text:list-level-position-and-space-mode="label-alignment">
          <style:list-level-label-alignment text:label-followed-by="space" fo:text-indent="-0.628cm" fo:margin-left="5.038cm"/>
        </style:list-level-properties>
      </text:list-level-style-number>
      <text:list-level-style-number text:level="9" style:num-suffix="." style:num-format="1" text:display-levels="9">
        <style:list-level-properties text:list-level-position-and-space-mode="label-alignment">
          <style:list-level-label-alignment text:label-followed-by="space" fo:text-indent="-0.626cm" fo:margin-left="5.6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text:start-value="1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fo:text-indent="-0.889cm" fo:margin-left="2.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5.001cm"/>
        </style:list-level-properties>
      </text:list-level-style-number>
      <text:list-level-style-number text:level="2" text:style-name="WW8Num16z1" style:num-format="1" text:display-levels="2">
        <style:list-level-properties text:list-level-position-and-space-mode="label-alignment">
          <style:list-level-label-alignment text:label-followed-by="listtab" fo:text-indent="-0.64cm" fo:margin-left="1.27cm"/>
        </style:list-level-properties>
      </text:list-level-style-number>
      <text:list-level-style-number text:level="3" text:style-name="WW8Num16z2" style:num-suffix=".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_D</meta:initial-creator>
    <meta:creation-date>2012-09-17T17:40:00</meta:creation-date>
    <dc:date>2013-11-12T01:52:55.54</dc:date>
    <meta:print-date>2012-09-13T12:11:00</meta:print-date>
    <meta:editing-cycles>59</meta:editing-cycles>
    <meta:editing-duration>PT1H45M37S</meta:editing-duration>
    <meta:generator>OpenOffice/4.0.0$Win32 OpenOffice.org_project/400m3$Build-9702</meta:generator>
    <meta:document-statistic meta:table-count="9" meta:image-count="0" meta:object-count="0" meta:page-count="31" meta:paragraph-count="558" meta:word-count="10840" meta:character-count="87297"/>
    <dc:creator>Кирилл Толкачев</dc:creator>
  </office:meta>
</office:document-meta>
</file>